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275cm" style:use-optimal-column-width="true"/>
    </style:style>
    <style:style style:name="co2" style:family="table-column">
      <style:table-column-properties fo:break-before="auto" style:column-width="1.508125cm" style:use-optimal-column-width="true"/>
    </style:style>
    <style:style style:name="co3" style:family="table-column">
      <style:table-column-properties fo:break-before="auto" style:column-width="4.47145833333333cm" style:use-optimal-column-width="true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5.34458333333333cm" style:use-optimal-column-width="true"/>
    </style:style>
    <style:style style:name="co7" style:family="table-column">
      <style:table-column-properties fo:break-before="auto" style:column-width="10.9008333333333cm"/>
    </style:style>
    <style:style style:name="co8" style:family="table-column">
      <style:table-column-properties fo:break-before="auto" style:column-width="4.86833333333333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455208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barcode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floor</text:p>
          </table:table-cell>
          <table:table-cell office:value-type="string" table:style-name="ce1">
            <text:p>room_code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item_name</text:p>
          </table:table-cell>
          <table:table-cell office:value-type="string" table:style-name="ce1">
            <text:p>brand</text:p>
          </table:table-cell>
          <table:table-cell office:value-type="string" table:style-name="ce1">
            <text:p>amount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6 ADET) - [ sıra:1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I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 ]</text:p>
          </table:table-cell>
          <table:table-cell office:value-type="string" table:style-name="ce1">
            <text:p>İKİLİ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UC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3 ]</text:p>
          </table:table-cell>
          <table:table-cell office:value-type="string" table:style-name="ce1">
            <text:p>ÜÇ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5 ADET) - [ sıra:4 ]</text:p>
          </table:table-cell>
          <table:table-cell office:value-type="string" table:style-name="ce1">
            <text:p>ORTA SEHP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YU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5 ADET) - [ sıra:5 ]</text:p>
          </table:table-cell>
          <table:table-cell office:value-type="string" table:style-name="ce1">
            <text:p>YUVARLAK KÜÇÜK SEHP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6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K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7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S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3 ADET) - [ sıra:8 ]</text:p>
          </table:table-cell>
          <table:table-cell office:value-type="string" table:style-name="ce1">
            <text:p>SAMSUNG LED TU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AS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9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AB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10 ]</text:p>
          </table:table-cell>
          <table:table-cell office:value-type="string" table:style-name="ce1">
            <text:p>ABAJU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LE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11 ]</text:p>
          </table:table-cell>
          <table:table-cell office:value-type="string" table:style-name="ce1">
            <text:p>BÜYÜK LE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12 ]</text:p>
          </table:table-cell>
          <table:table-cell office:value-type="string" table:style-name="ce1">
            <text:p>BÜYÜK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JB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13 ]</text:p>
          </table:table-cell>
          <table:table-cell office:value-type="string" table:style-name="ce1">
            <text:p>JBL SES SİSTEM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2 ADET) - [ sıra:14 ]</text:p>
          </table:table-cell>
          <table:table-cell office:value-type="string" table:style-name="ce1">
            <text:p>TOPLANTI SANDALYESİ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0T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4 ADET) - [ sıra:15 ]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APPLE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A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4 ADET) - [ sıra:16 ]</text:p>
          </table:table-cell>
          <table:table-cell office:value-type="string" table:style-name="ce1">
            <text:p>AKSESUAR ÇERÇEV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4 ADET) - [ sıra:17 ]</text:p>
          </table:table-cell>
          <table:table-cell office:value-type="string" table:style-name="ce1">
            <text:p>MAKAM TELEFON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 ) - [ sıra:18 ]</text:p>
          </table:table-cell>
          <table:table-cell office:value-type="string" table:style-name="ce1">
            <text:p>TELSİZ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Y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19 ]</text:p>
          </table:table-cell>
          <table:table-cell office:value-type="string" table:style-name="ce1">
            <text:p>YEMEK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4 ADET) - [ sıra:20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1 ]</text:p>
          </table:table-cell>
          <table:table-cell office:value-type="string" table:style-name="ce1">
            <text:p>ISITI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4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2 ]</text:p>
          </table:table-cell>
          <table:table-cell office:value-type="string" table:style-name="ce1">
            <text:p>4'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3 ]</text:p>
          </table:table-cell>
          <table:table-cell office:value-type="string" table:style-name="ce1">
            <text:p>3'LÜ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4 ]</text:p>
          </table:table-cell>
          <table:table-cell office:value-type="string" table:style-name="ce1">
            <text:p>ORTA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H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5 ]</text:p>
          </table:table-cell>
          <table:table-cell office:value-type="string" table:style-name="ce1">
            <text:p>HAL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6 ]</text:p>
          </table:table-cell>
          <table:table-cell office:value-type="string" table:style-name="ce1">
            <text:p>ASK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2 ADET) - [ sıra:27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TV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8 ]</text:p>
          </table:table-cell>
          <table:table-cell office:value-type="string" table:style-name="ce1">
            <text:p>TV ÜNİT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IP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29 ]</text:p>
          </table:table-cell>
          <table:table-cell office:value-type="string" table:style-name="ce1">
            <text:p>İP 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AY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30 ]</text:p>
          </table:table-cell>
          <table:table-cell office:value-type="string" table:style-name="ce1">
            <text:p>AYAKKAB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BD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31 ]</text:p>
          </table:table-cell>
          <table:table-cell office:value-type="string" table:style-name="ce1">
            <text:p>BANYO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B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32 ]</text:p>
          </table:table-cell>
          <table:table-cell office:value-type="string" table:style-name="ce1">
            <text:p>BANYO ÜNİT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Y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1 ADET) - [ sıra:33 ]</text:p>
          </table:table-cell>
          <table:table-cell office:value-type="string" table:style-name="ce1">
            <text:p>YASTIK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RAŞİT BEY ODA (İDARİ - 2.KAT - 1 ADET) - [ sıra:34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4 ADET ) - [ sıra:35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36 ]</text:p>
          </table:table-cell>
          <table:table-cell office:value-type="string" table:style-name="ce1">
            <text:p>3'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4 ADET) - [ sıra:37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P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38 ]</text:p>
          </table:table-cell>
          <table:table-cell office:value-type="string" table:style-name="ce1">
            <text:p>PRİNL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39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A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40 ]</text:p>
          </table:table-cell>
          <table:table-cell office:value-type="string" table:style-name="ce1">
            <text:p>AKSESU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41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42 ]</text:p>
          </table:table-cell>
          <table:table-cell office:value-type="string" table:style-name="ce1">
            <text:p>ORTA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43 ]</text:p>
          </table:table-cell>
          <table:table-cell office:value-type="string" table:style-name="ce1">
            <text:p>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1</text:p>
          </table:table-cell>
          <table:table-cell office:value-type="string" table:style-name="ce1">
            <text:p>MAKAM (İDARİ - 2.KAT - 1 ADET) - [ sıra:44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2 ADET) - [ sıra:45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1 ADET) - [ sıra:46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3 ADET) - [ sıra:47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1 ADET) - [ sıra:48 ]</text:p>
          </table:table-cell>
          <table:table-cell office:value-type="string" table:style-name="ce1">
            <text:p>YAZI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BI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3 ADET) - [ sıra:49 ]</text:p>
          </table:table-cell>
          <table:table-cell office:value-type="string" table:style-name="ce1">
            <text:p>BİLGİSAYAR</text:p>
          </table:table-cell>
          <table:table-cell office:value-type="string" table:style-name="ce1">
            <text:p>DELL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DE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1 ADET) - [ sıra:50 ]</text:p>
          </table:table-cell>
          <table:table-cell office:value-type="string" table:style-name="ce1">
            <text:p>DECT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1 ADET) - [ sıra:51 ]</text:p>
          </table:table-cell>
          <table:table-cell office:value-type="string" table:style-name="ce1">
            <text:p>ASK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2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2</text:p>
          </table:table-cell>
          <table:table-cell office:value-type="string" table:style-name="ce1">
            <text:p>OĞUZ BEY MAKAM (İDARİ - 2.KAT - 1 ADET) - [ sıra:52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4 ADET) - [ sıra:53 ]</text:p>
          </table:table-cell>
          <table:table-cell office:value-type="string" table:style-name="ce1">
            <text:p>ETAJER 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4 ADET) - [ sıra:54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55 ]</text:p>
          </table:table-cell>
          <table:table-cell office:value-type="string" table:style-name="ce1">
            <text:p>3'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 ) - [ sıra:56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57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GO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58 ]</text:p>
          </table:table-cell>
          <table:table-cell office:value-type="string" table:style-name="ce1">
            <text:p>GÖRÜNTÜLÜ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A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59 ]</text:p>
          </table:table-cell>
          <table:table-cell office:value-type="string" table:style-name="ce1">
            <text:p>AKILLI TV(APPLE TV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0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8 ADET ) - [ sıra:61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2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I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3 ]</text:p>
          </table:table-cell>
          <table:table-cell office:value-type="string" table:style-name="ce1">
            <text:p>İKİLİ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4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AY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5 ]</text:p>
          </table:table-cell>
          <table:table-cell office:value-type="string" table:style-name="ce1">
            <text:p>AYN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B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6 ]</text:p>
          </table:table-cell>
          <table:table-cell office:value-type="string" table:style-name="ce1">
            <text:p>BANYO ÜNİT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2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OĞUZ BEY ODA (İDARİ - 2.KAT - 1 ADET) - [ sıra:67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68 ]</text:p>
          </table:table-cell>
          <table:table-cell office:value-type="string" table:style-name="ce1">
            <text:p>BUZDOLABI</text:p>
          </table:table-cell>
          <table:table-cell office:value-type="string" table:style-name="ce1">
            <text:p>SAMSUN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BU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69 ]</text:p>
          </table:table-cell>
          <table:table-cell office:value-type="string" table:style-name="ce1">
            <text:p>BULAŞIK MAKİNESİ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C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0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6 ADET) - [ sıra:71 ]</text:p>
          </table:table-cell>
          <table:table-cell office:value-type="string" table:style-name="ce1">
            <text:p>ÇAMAŞIR MAKİNESİ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K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2 ]</text:p>
          </table:table-cell>
          <table:table-cell office:value-type="string" table:style-name="ce1">
            <text:p>KAHVE MAKİNESİ</text:p>
          </table:table-cell>
          <table:table-cell office:value-type="string" table:style-name="ce1">
            <text:p>ARÇELİ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3 ]</text:p>
          </table:table-cell>
          <table:table-cell office:value-type="string" table:style-name="ce1">
            <text:p>MİKRODALGA</text:p>
          </table:table-cell>
          <table:table-cell office:value-type="string" table:style-name="ce1">
            <text:p>SAMSUN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4 ]</text:p>
          </table:table-cell>
          <table:table-cell office:value-type="string" table:style-name="ce1">
            <text:p>ÇAY KAZANI</text:p>
          </table:table-cell>
          <table:table-cell office:value-type="string" table:style-name="ce1">
            <text:p>REMT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S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5 ]</text:p>
          </table:table-cell>
          <table:table-cell office:value-type="string" table:style-name="ce1">
            <text:p>SEMAVER</text:p>
          </table:table-cell>
          <table:table-cell office:value-type="string" table:style-name="ce1">
            <text:p>KORKMAZ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2 ADET) - [ sıra:76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K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7 ]</text:p>
          </table:table-cell>
          <table:table-cell office:value-type="string" table:style-name="ce1">
            <text:p>KAHVE MAKİNESİ</text:p>
          </table:table-cell>
          <table:table-cell office:value-type="string" table:style-name="ce1">
            <text:p>SİEMEN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D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8 ]</text:p>
          </table:table-cell>
          <table:table-cell office:value-type="string" table:style-name="ce1">
            <text:p>DEMİR DÖKÜ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MTF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MTF</text:p>
          </table:table-cell>
          <table:table-cell office:value-type="string" table:style-name="ce1">
            <text:p>MAKAM MUTFAK (İDARİ - 2.KAT - 1 ADET) - [ sıra:79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T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3 ADET) - [ sıra:80 ]</text:p>
          </table:table-cell>
          <table:table-cell office:value-type="string" table:style-name="ce1">
            <text:p>TOPLANTI SANDALYESİ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) - [ sıra:81 ]</text:p>
          </table:table-cell>
          <table:table-cell office:value-type="string" table:style-name="ce1">
            <text:p>MAKAM SANDALY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8 ADET ) - [ sıra:82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4 ADET) - [ sıra:83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) - [ sıra:84 ]</text:p>
          </table:table-cell>
          <table:table-cell office:value-type="string" table:style-name="ce1">
            <text:p>ETAJER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UT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) - [ sıra:85 ]</text:p>
          </table:table-cell>
          <table:table-cell office:value-type="string" table:style-name="ce1">
            <text:p>ÜTÜ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) - [ sıra:86 ]</text:p>
          </table:table-cell>
          <table:table-cell office:value-type="string" table:style-name="ce1">
            <text:p>MASAJ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4 ADET) - [ sıra:87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 ) - [ sıra:88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S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) - [ sıra:89 ]</text:p>
          </table:table-cell>
          <table:table-cell office:value-type="string" table:style-name="ce1">
            <text:p>SERVİS SEHP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 ) - [ sıra:90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3 ADET ) - [ sıra:91 ]</text:p>
          </table:table-cell>
          <table:table-cell office:value-type="string" table:style-name="ce1">
            <text:p>TABLO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TOPODA.E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TOPODA</text:p>
          </table:table-cell>
          <table:table-cell office:value-type="string" table:style-name="ce1">
            <text:p>TOPLANTI ODASI (İDARİ - 2.KAT - 1 ADET) - [ sıra:92 ]</text:p>
          </table:table-cell>
          <table:table-cell office:value-type="string" table:style-name="ce1">
            <text:p>ELEKTRİKLİ SÜPÜRGE</text:p>
          </table:table-cell>
          <table:table-cell office:value-type="string" table:style-name="ce1">
            <text:p>KÖRCH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C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22 ADET) - [ sıra:93 ]</text:p>
          </table:table-cell>
          <table:table-cell office:value-type="string" table:style-name="ce1">
            <text:p>ÇALIŞMA MASASI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14 ADET) - [ sıra:94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13 ADET) - [ sıra:95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20 ADET) - [ sıra:96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K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3 ADET) - [ sıra:97 ]</text:p>
          </table:table-cell>
          <table:table-cell office:value-type="string" table:style-name="ce1">
            <text:p>KİTAPLIK RAF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8 ADET ) - [ sıra:98 ]</text:p>
          </table:table-cell>
          <table:table-cell office:value-type="string" table:style-name="ce1">
            <text:p>ÇÖP KOVASI( SAKSILIK)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1 ADET) - [ sıra:99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S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S</text:p>
          </table:table-cell>
          <table:table-cell office:value-type="string" table:style-name="ce1">
            <text:p>KAPALI OFİS (İDARİ - 2.KAT - 2 ADET) - [ sıra:100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K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K</text:p>
          </table:table-cell>
          <table:table-cell office:value-type="string" table:style-name="ce1">
            <text:p>KAPALI OFİS KÜÇÜK (İDARİ - 2.KAT - 11 ADET) - [ sıra:101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K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K</text:p>
          </table:table-cell>
          <table:table-cell office:value-type="string" table:style-name="ce1">
            <text:p>KAPALI OFİS KÜÇÜK (İDARİ - 2.KAT - 12 ADET) - [ sıra:102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K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K</text:p>
          </table:table-cell>
          <table:table-cell office:value-type="string" table:style-name="ce1">
            <text:p>KAPALI OFİS KÜÇÜK (İDARİ - 2.KAT - 11 ADET) - [ sıra:103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K.K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K</text:p>
          </table:table-cell>
          <table:table-cell office:value-type="string" table:style-name="ce1">
            <text:p>KAPALI OFİS KÜÇÜK (İDARİ - 2.KAT - 4 ADET) - [ sıra:104 ]</text:p>
          </table:table-cell>
          <table:table-cell office:value-type="string" table:style-name="ce1">
            <text:p>KİTAPLIK RAF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K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K</text:p>
          </table:table-cell>
          <table:table-cell office:value-type="string" table:style-name="ce1">
            <text:p>KAPALI OFİS KÜÇÜK (İDARİ - 2.KAT - 8 ADET ) - [ sıra:105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APOFK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APOFK</text:p>
          </table:table-cell>
          <table:table-cell office:value-type="string" table:style-name="ce1">
            <text:p>KAPALI OFİS KÜÇÜK (İDARİ - 2.KAT - 1 ADET) - [ sıra:106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0T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07 ]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L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3 ADET) - [ sıra:10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09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10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2 ADET) - [ sıra:111 ]</text:p>
          </table:table-cell>
          <table:table-cell office:value-type="string" table:style-name="ce1">
            <text:p>TEKLİ 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2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12 ]</text:p>
          </table:table-cell>
          <table:table-cell office:value-type="string" table:style-name="ce1">
            <text:p>2'Lİ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13 ]</text:p>
          </table:table-cell>
          <table:table-cell office:value-type="string" table:style-name="ce1">
            <text:p>ORTA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3 ADET) - [ sıra:114 ]</text:p>
          </table:table-cell>
          <table:table-cell office:value-type="string" table:style-name="ce1">
            <text:p>KÜÇÜK SEHP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2 ADET) - [ sıra:115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T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1 ADET) - [ sıra:116 ]</text:p>
          </table:table-cell>
          <table:table-cell office:value-type="string" table:style-name="ce1">
            <text:p>TOPLANTI KOLTUĞU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17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18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S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19 ]</text:p>
          </table:table-cell>
          <table:table-cell office:value-type="string" table:style-name="ce1">
            <text:p>SÜMEN TAKI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MA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20 ]</text:p>
          </table:table-cell>
          <table:table-cell office:value-type="string" table:style-name="ce1">
            <text:p>MACBOOK</text:p>
          </table:table-cell>
          <table:table-cell office:value-type="string" table:style-name="ce1">
            <text:p>APPL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H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21 ]</text:p>
          </table:table-cell>
          <table:table-cell office:value-type="string" table:style-name="ce1">
            <text:p>HESAP MAKİNE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MKM003.SU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MKM003</text:p>
          </table:table-cell>
          <table:table-cell office:value-type="string" table:style-name="ce1">
            <text:p>İLKER BEY MAKAM (İDARİ - 2.KAT - 1 ADET) - [ sıra:122 ]</text:p>
          </table:table-cell>
          <table:table-cell office:value-type="string" table:style-name="ce1">
            <text:p>SÜMEN TAKI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4 ADET) - [ sıra:123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24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2 ADET) - [ sıra:125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26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27 ]</text:p>
          </table:table-cell>
          <table:table-cell office:value-type="string" table:style-name="ce1">
            <text:p>3'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6 ADET) - [ sıra:128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29 ]</text:p>
          </table:table-cell>
          <table:table-cell office:value-type="string" table:style-name="ce1">
            <text:p>KÜÇÜK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30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SU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31 ]</text:p>
          </table:table-cell>
          <table:table-cell office:value-type="string" table:style-name="ce1">
            <text:p>SÜMEN TAKI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GUVODA.DJ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GUVODA</text:p>
          </table:table-cell>
          <table:table-cell office:value-type="string" table:style-name="ce1">
            <text:p>GÜVENLİK ODASI (İDARİ - 2.KAT - 1 ADET) - [ sıra:132 ]</text:p>
          </table:table-cell>
          <table:table-cell office:value-type="string" table:style-name="ce1">
            <text:p>DJİ DRON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33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4 ADET) - [ sıra:134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35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36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37 ]</text:p>
          </table:table-cell>
          <table:table-cell office:value-type="string" table:style-name="ce1">
            <text:p>3'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38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39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4.P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NECLA HANIM ODA (İDARİ - 2.KAT - 1 ADET) - [ sıra:140 ]</text:p>
          </table:table-cell>
          <table:table-cell office:value-type="string" table:style-name="ce1">
            <text:p>PRİNL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5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ESRA HANIM ODA (İDARİ - 2.KAT - 1 ADET) - [ sıra:141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5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ESRA HANIM ODA (İDARİ - 2.KAT - 4 ADET) - [ sıra:142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5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ESRA HANIM ODA (İDARİ - 2.KAT - 2 ADET) - [ sıra:143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5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ESRA HANIM ODA (İDARİ - 2.KAT - 6 ADET) - [ sıra:144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5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ESRA HANIM ODA (İDARİ - 2.KAT - 1 ADET) - [ sıra:145 ]</text:p>
          </table:table-cell>
          <table:table-cell office:value-type="string" table:style-name="ce1">
            <text:p>KÜÇÜK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ODA005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ESRA HANIM ODA (İDARİ - 2.KAT - 1 ADET) - [ sıra:146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OR0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2.KAT KORİDOR (İDARİ - 2.KAT - 4 ADET) - [ sıra:147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OR001.B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2.KAT KORİDOR (İDARİ - 2.KAT - 9 ADET) - [ sıra:148 ]</text:p>
          </table:table-cell>
          <table:table-cell office:value-type="string" table:style-name="ce1">
            <text:p>BİTKİ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OR001.K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2.KAT KORİDOR (İDARİ - 2.KAT - 4 ADET ) - [ sıra:149 ]</text:p>
          </table:table-cell>
          <table:table-cell office:value-type="string" table:style-name="ce1">
            <text:p>KAMER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2.KOR001.SP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2.KAT KORİDOR (İDARİ - 2.KAT - 200 ADET) - [ sıra:150 ]</text:p>
          </table:table-cell>
          <table:table-cell office:value-type="string" table:style-name="ce1">
            <text:p>SPOT LAMBA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T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7 ADET) - [ sıra:151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29 ADET) - [ sıra:152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7 ADET) - [ sıra:153 ]</text:p>
          </table:table-cell>
          <table:table-cell office:value-type="string" table:style-name="ce1">
            <text:p>TEKLİ KOLTUK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7 ADET) - [ sıra:154 ]</text:p>
          </table:table-cell>
          <table:table-cell office:value-type="string" table:style-name="ce1">
            <text:p>MİKRAFON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 ADET) - [ sıra:155 ]</text:p>
          </table:table-cell>
          <table:table-cell office:value-type="string" table:style-name="ce1">
            <text:p>BÜYÜK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A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 ADET) - [ sıra:156 ]</text:p>
          </table:table-cell>
          <table:table-cell office:value-type="string" table:style-name="ce1">
            <text:p>AKILLI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AS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 ADET) - [ sıra:157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3 ADET) - [ sıra:158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H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2 ADET) - [ sıra:159 ]</text:p>
          </table:table-cell>
          <table:table-cell office:value-type="string" table:style-name="ce1">
            <text:p>HOPARLÖ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0T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 ADET) - [ sıra:160 ]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APPL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5 ADET) - [ sıra:161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 ADET) - [ sıra:162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BYKTOP.S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BYKTOP</text:p>
          </table:table-cell>
          <table:table-cell office:value-type="string" table:style-name="ce1">
            <text:p>BÜYÜK TOPLANTI ODASI (İDARİ - ZEMİN KAT - 1 ADET) - [ sıra:163 ]</text:p>
          </table:table-cell>
          <table:table-cell office:value-type="string" table:style-name="ce1">
            <text:p>SES SİSTEMİ</text:p>
          </table:table-cell>
          <table:table-cell office:value-type="string" table:style-name="ce1">
            <text:p>MİX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2 ADET) - [ sıra:164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A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1 ADET) - [ sıra:165 ]</text:p>
          </table:table-cell>
          <table:table-cell office:value-type="string" table:style-name="ce1">
            <text:p>AKILLI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1 ADET) - [ sıra:166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6 ADET) - [ sıra:16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2 ADET) - [ sıra:168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2 ADET) - [ sıra:169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3 ADET) - [ sıra:170 ]</text:p>
          </table:table-cell>
          <table:table-cell office:value-type="string" table:style-name="ce1">
            <text:p>TABLO(AKSESUAR)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1 ADET) - [ sıra:171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DE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1 ADET ) - [ sıra:172 ]</text:p>
          </table:table-cell>
          <table:table-cell office:value-type="string" table:style-name="ce1">
            <text:p>DECT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1.A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1</text:p>
          </table:table-cell>
          <table:table-cell office:value-type="string" table:style-name="ce1">
            <text:p>TOPLANTI ODASI(1) (İDARİ - ZEMİN KAT - 1 ADET) - [ sıra:173 ]</text:p>
          </table:table-cell>
          <table:table-cell office:value-type="string" table:style-name="ce1">
            <text:p>AKILLI TV KUMAND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2 ADET) - [ sıra:174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AK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1 ADET) - [ sıra:175 ]</text:p>
          </table:table-cell>
          <table:table-cell office:value-type="string" table:style-name="ce1">
            <text:p>AKILLI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1 ADET) - [ sıra:176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6 ADET) - [ sıra:17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2 ADET) - [ sıra:178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2 ADET) - [ sıra:179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3 ADET) - [ sıra:180 ]</text:p>
          </table:table-cell>
          <table:table-cell office:value-type="string" table:style-name="ce1">
            <text:p>TABLO(AKSESUAR)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1 ADET) - [ sıra:181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DE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1 ADET ) - [ sıra:182 ]</text:p>
          </table:table-cell>
          <table:table-cell office:value-type="string" table:style-name="ce1">
            <text:p>DECT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2.AK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2</text:p>
          </table:table-cell>
          <table:table-cell office:value-type="string" table:style-name="ce1">
            <text:p>TOPLANTI ODASI(2) (İDARİ - ZEMİN KAT - 1 ADET) - [ sıra:183 ]</text:p>
          </table:table-cell>
          <table:table-cell office:value-type="string" table:style-name="ce1">
            <text:p>AKILLI TV KUMAND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2 ADET) - [ sıra:184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AK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1 ADET) - [ sıra:185 ]</text:p>
          </table:table-cell>
          <table:table-cell office:value-type="string" table:style-name="ce1">
            <text:p>AKILLI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T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1 ADET) - [ sıra:186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6 ADET) - [ sıra:18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2 ADET) - [ sıra:188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2 ADET) - [ sıra:189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3 ADET) - [ sıra:190 ]</text:p>
          </table:table-cell>
          <table:table-cell office:value-type="string" table:style-name="ce1">
            <text:p>TABLO(AKSESUAR)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1 ADET) - [ sıra:191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DE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1 ADET ) - [ sıra:192 ]</text:p>
          </table:table-cell>
          <table:table-cell office:value-type="string" table:style-name="ce1">
            <text:p>DECT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TOP003.AK5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P003</text:p>
          </table:table-cell>
          <table:table-cell office:value-type="string" table:style-name="ce1">
            <text:p>TOPLANTI ODASI(3) (İDARİ - ZEMİN KAT - 1 ADET) - [ sıra:193 ]</text:p>
          </table:table-cell>
          <table:table-cell office:value-type="string" table:style-name="ce1">
            <text:p>AKILLI TV KUMAND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KO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4 ADET) - [ sıra:194 ]</text:p>
          </table:table-cell>
          <table:table-cell office:value-type="string" table:style-name="ce1">
            <text:p>KOKTEYL MASAS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PI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ADET) - [ sıra:195 ]</text:p>
          </table:table-cell>
          <table:table-cell office:value-type="string" table:style-name="ce1">
            <text:p>PİYANO VE SEHP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P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6 ADET) - [ sıra:196 ]</text:p>
          </table:table-cell>
          <table:table-cell office:value-type="string" table:style-name="ce1">
            <text:p>PROTOKAL BARİYER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YU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 ADET) - [ sıra:197 ]</text:p>
          </table:table-cell>
          <table:table-cell office:value-type="string" table:style-name="ce1">
            <text:p>YUVARLAK KIRMIZI HAL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0 ADET) - [ sıra:198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B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4 ADET) - [ sıra:199 ]</text:p>
          </table:table-cell>
          <table:table-cell office:value-type="string" table:style-name="ce1">
            <text:p>BÜYÜK SAKSILIK ÇİÇE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6 ADET) - [ sıra:200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6 ADET) - [ sıra:201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 ADET) - [ sıra:202 ]</text:p>
          </table:table-cell>
          <table:table-cell office:value-type="string" table:style-name="ce1">
            <text:p>KÜÇÜK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BU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 ADET) - [ sıra:203 ]</text:p>
          </table:table-cell>
          <table:table-cell office:value-type="string" table:style-name="ce1">
            <text:p>BÜYÜK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 ADET) - [ sıra:204 ]</text:p>
          </table:table-cell>
          <table:table-cell office:value-type="string" table:style-name="ce1">
            <text:p>TABUR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B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12 ADET) - [ sıra:205 ]</text:p>
          </table:table-cell>
          <table:table-cell office:value-type="string" table:style-name="ce1">
            <text:p>BİTKİ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2 ADET) - [ sıra:206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GRSACK.M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GRSACK</text:p>
          </table:table-cell>
          <table:table-cell office:value-type="string" table:style-name="ce1">
            <text:p>GİRİŞ KAT AÇIK ALAN BÖLÜMÜ (İDARİ - ZEMİN KAT - 2 ADET) - [ sıra:207 ]</text:p>
          </table:table-cell>
          <table:table-cell office:value-type="string" table:style-name="ce1">
            <text:p>MALZEME DOLAB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0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D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09 ]</text:p>
          </table:table-cell>
          <table:table-cell office:value-type="string" table:style-name="ce1">
            <text:p>DEMİR TV ÜNİT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2M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2 ADET) - [ sıra:210 ]</text:p>
          </table:table-cell>
          <table:table-cell office:value-type="string" table:style-name="ce1">
            <text:p>2 MT'LİK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2 ADET) - [ sıra:211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A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12 ]</text:p>
          </table:table-cell>
          <table:table-cell office:value-type="string" table:style-name="ce1">
            <text:p>ALET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3 ADET) - [ sıra:213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NO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14 ]</text:p>
          </table:table-cell>
          <table:table-cell office:value-type="string" table:style-name="ce1">
            <text:p>NOTEBOOK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S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15 ]</text:p>
          </table:table-cell>
          <table:table-cell office:value-type="string" table:style-name="ce1">
            <text:p>SES MİX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AM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2 ADET) - [ sıra:216 ]</text:p>
          </table:table-cell>
          <table:table-cell office:value-type="string" table:style-name="ce1">
            <text:p>AMFİ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17 ]</text:p>
          </table:table-cell>
          <table:table-cell office:value-type="string" table:style-name="ce1">
            <text:p>MİKRA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S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2 ADET) - [ sıra:218 ]</text:p>
          </table:table-cell>
          <table:table-cell office:value-type="string" table:style-name="ce1">
            <text:p>SES APARAT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AH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19 ]</text:p>
          </table:table-cell>
          <table:table-cell office:value-type="string" table:style-name="ce1">
            <text:p>AHŞAP MERDİVE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20 ]</text:p>
          </table:table-cell>
          <table:table-cell office:value-type="string" table:style-name="ce1">
            <text:p>ÇAY KAZAN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1</text:p>
          </table:table-cell>
          <table:table-cell office:value-type="string" table:style-name="ce1">
            <text:p>KONFERANS SALONU KÜÇÜK ODA (İDARİ - ZEMİN KAT - 1 ADET) - [ sıra:221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G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194 ADET) - [ sıra:222 ]</text:p>
          </table:table-cell>
          <table:table-cell office:value-type="string" table:style-name="ce1">
            <text:p>GRİ KOLTUK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KI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36 ADET) - [ sıra:223 ]</text:p>
          </table:table-cell>
          <table:table-cell office:value-type="string" table:style-name="ce1">
            <text:p>KIRMIZI KOLTUK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1 ADET) - [ sıra:224 ]</text:p>
          </table:table-cell>
          <table:table-cell office:value-type="string" table:style-name="ce1">
            <text:p>BEYAZ KÜRS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LC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1 ADET) - [ sıra:225 ]</text:p>
          </table:table-cell>
          <table:table-cell office:value-type="string" table:style-name="ce1">
            <text:p>BÜYÜK LCD EK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K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1 ADET) - [ sıra:226 ]</text:p>
          </table:table-cell>
          <table:table-cell office:value-type="string" table:style-name="ce1">
            <text:p>KAHVERENGİ KÜRS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1 ADET) - [ sıra:227 ]</text:p>
          </table:table-cell>
          <table:table-cell office:value-type="string" table:style-name="ce1">
            <text:p>BÜYÜK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KON002.H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N002</text:p>
          </table:table-cell>
          <table:table-cell office:value-type="string" table:style-name="ce1">
            <text:p>KONFERANS SALONU (İDARİ - ZEMİN KAT - 8 ADET) - [ sıra:228 ]</text:p>
          </table:table-cell>
          <table:table-cell office:value-type="string" table:style-name="ce1">
            <text:p>HOPARLÖR</text:p>
          </table:table-cell>
          <table:table-cell office:value-type="string" table:style-name="ce1">
            <text:p>WS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7 ADET) - [ sıra:229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4 ADET) - [ sıra:230 ]</text:p>
          </table:table-cell>
          <table:table-cell office:value-type="string" table:style-name="ce1">
            <text:p>TEKLİ 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1 ]</text:p>
          </table:table-cell>
          <table:table-cell office:value-type="string" table:style-name="ce1">
            <text:p>3'LÜ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2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3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4 ]</text:p>
          </table:table-cell>
          <table:table-cell office:value-type="string" table:style-name="ce1">
            <text:p>ORTA 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5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6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7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8 ]</text:p>
          </table:table-cell>
          <table:table-cell office:value-type="string" table:style-name="ce1">
            <text:p>ISITICI</text:p>
          </table:table-cell>
          <table:table-cell office:value-type="string" table:style-name="ce1">
            <text:p>LUX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BU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39 ]</text:p>
          </table:table-cell>
          <table:table-cell office:value-type="string" table:style-name="ce1">
            <text:p>BUHARLI ÜTÜ</text:p>
          </table:table-cell>
          <table:table-cell office:value-type="string" table:style-name="ce1">
            <text:p>VEST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40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2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MUSTAFA SANDAL OFİS (İDARİ - ZEMİN KAT - 1 ADET) - [ sıra:241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4 ADET) - [ sıra:242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2 ADET) - [ sıra:243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2 ADET) - [ sıra:244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1 ADET) - [ sıra:245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1 ADET) - [ sıra:246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1 ADET) - [ sıra:247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CANON PRİNT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ODA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FUNDA HANIM ODASI (İDARİ - ZEMİN KAT - 2 ADET) - [ sıra:24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3 ADET) - [ sıra:249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3 ADET) - [ sıra:250 ]</text:p>
          </table:table-cell>
          <table:table-cell office:value-type="string" table:style-name="ce1">
            <text:p>CAMLI DOLA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51 ]</text:p>
          </table:table-cell>
          <table:table-cell office:value-type="string" table:style-name="ce1">
            <text:p>CAMLI MASA(2 MT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3 ADET) - [ sıra:252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IL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3 ADET) - [ sıra:253 ]</text:p>
          </table:table-cell>
          <table:table-cell office:value-type="string" table:style-name="ce1">
            <text:p>İLK YARDIM SETİ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Y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4 ADET) - [ sıra:254 ]</text:p>
          </table:table-cell>
          <table:table-cell office:value-type="string" table:style-name="ce1">
            <text:p>ELEKTRİKLİ HASTA YATAĞ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4 ADET) - [ sıra:255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M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56 ]</text:p>
          </table:table-cell>
          <table:table-cell office:value-type="string" table:style-name="ce1">
            <text:p>MALZEME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H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57 ]</text:p>
          </table:table-cell>
          <table:table-cell office:value-type="string" table:style-name="ce1">
            <text:p>HASTA MONİTÖRÜ</text:p>
          </table:table-cell>
          <table:table-cell office:value-type="string" table:style-name="ce1">
            <text:p>ZONCAR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R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58 ]</text:p>
          </table:table-cell>
          <table:table-cell office:value-type="string" table:style-name="ce1">
            <text:p>RÖNTGEN ÖNLÜĞ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P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59 ]</text:p>
          </table:table-cell>
          <table:table-cell office:value-type="string" table:style-name="ce1">
            <text:p>PROTOKAL BARİY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60 ]</text:p>
          </table:table-cell>
          <table:table-cell office:value-type="string" table:style-name="ce1">
            <text:p>OKSİJEN KONSANTRATÖRÜ</text:p>
          </table:table-cell>
          <table:table-cell office:value-type="string" table:style-name="ce1">
            <text:p>RESPİRO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B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61 ]</text:p>
          </table:table-cell>
          <table:table-cell office:value-type="string" table:style-name="ce1">
            <text:p>BASINÇ REGÜLATÖRÜ</text:p>
          </table:table-cell>
          <table:table-cell office:value-type="string" table:style-name="ce1">
            <text:p>PULSEME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S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7 ADET) - [ sıra:262 ]</text:p>
          </table:table-cell>
          <table:table-cell office:value-type="string" table:style-name="ce1">
            <text:p>SERUM ASKILIĞI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O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2 ADET) - [ sıra:263 ]</text:p>
          </table:table-cell>
          <table:table-cell office:value-type="string" table:style-name="ce1">
            <text:p>OKSİJEN TÜPÜ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DA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64 ]</text:p>
          </table:table-cell>
          <table:table-cell office:value-type="string" table:style-name="ce1">
            <text:p>DACK TELEFON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RVR001.E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RVR001</text:p>
          </table:table-cell>
          <table:table-cell office:value-type="string" table:style-name="ce1">
            <text:p>REVİR (İDARİ - ZEMİN KAT - 1 ADET) - [ sıra:265 ]</text:p>
          </table:table-cell>
          <table:table-cell office:value-type="string" table:style-name="ce1">
            <text:p>ELEKTRO KARDİYOGRAFİ CİHAZI</text:p>
          </table:table-cell>
          <table:table-cell office:value-type="string" table:style-name="ce1">
            <text:p>FİRST ME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K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66 ]</text:p>
          </table:table-cell>
          <table:table-cell office:value-type="string" table:style-name="ce1">
            <text:p>KAHVE MAKİNESİ</text:p>
          </table:table-cell>
          <table:table-cell office:value-type="string" table:style-name="ce1">
            <text:p>FRANK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67 ]</text:p>
          </table:table-cell>
          <table:table-cell office:value-type="string" table:style-name="ce1">
            <text:p>BARDAK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PE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68 ]</text:p>
          </table:table-cell>
          <table:table-cell office:value-type="string" table:style-name="ce1">
            <text:p>PEÇETELİ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SO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2 ADET) - [ sıra:269 ]</text:p>
          </table:table-cell>
          <table:table-cell office:value-type="string" table:style-name="ce1">
            <text:p>SOĞUTUCU CAMLI 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K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0 ]</text:p>
          </table:table-cell>
          <table:table-cell office:value-type="string" table:style-name="ce1">
            <text:p>KAHVE MAKİNESİ</text:p>
          </table:table-cell>
          <table:table-cell office:value-type="string" table:style-name="ce1">
            <text:p>ARZUM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1 ]</text:p>
          </table:table-cell>
          <table:table-cell office:value-type="string" table:style-name="ce1">
            <text:p>ÇAY KAZANI</text:p>
          </table:table-cell>
          <table:table-cell office:value-type="string" table:style-name="ce1">
            <text:p>REMT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RA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2 ]</text:p>
          </table:table-cell>
          <table:table-cell office:value-type="string" table:style-name="ce1">
            <text:p>RAF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CR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3 ]</text:p>
          </table:table-cell>
          <table:table-cell office:value-type="string" table:style-name="ce1">
            <text:p>CREAVİT E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4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5 ]</text:p>
          </table:table-cell>
          <table:table-cell office:value-type="string" table:style-name="ce1">
            <text:p>TABUR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Z.STR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R001</text:p>
          </table:table-cell>
          <table:table-cell office:value-type="string" table:style-name="ce1">
            <text:p>STARBUCKS BÖLÜMÜ (İDARİ - ZEMİN KAT - 1 ADET) - [ sıra:276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6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 KAT - 3 ADET) - [ sıra:277 ]</text:p>
          </table:table-cell>
          <table:table-cell office:value-type="string" table:style-name="ce1">
            <text:p>6'LI ÇALIŞMA MASA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7 ADET) - [ sıra:278 ]</text:p>
          </table:table-cell>
          <table:table-cell office:value-type="string" table:style-name="ce1">
            <text:p>BAR TABURESİ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B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4 ADET) - [ sıra:279 ]</text:p>
          </table:table-cell>
          <table:table-cell office:value-type="string" table:style-name="ce1">
            <text:p>BERJER 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B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18 ADET) - [ sıra:280 ]</text:p>
          </table:table-cell>
          <table:table-cell office:value-type="string" table:style-name="ce1">
            <text:p>BÜROSİT SANDALY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18 ADET) - [ sıra:281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4 ADET) - [ sıra:282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9 ADET) - [ sıra:283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1 ADET) - [ sıra:284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M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1 ADET) - [ sıra:285 ]</text:p>
          </table:table-cell>
          <table:table-cell office:value-type="string" table:style-name="ce1">
            <text:p>MERMER BANK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ACK001.OF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CK001</text:p>
          </table:table-cell>
          <table:table-cell office:value-type="string" table:style-name="ce1">
            <text:p>1.KAT AÇIK ALAN (İDARİ - 1.KAT - 1 ADET) - [ sıra:286 ]</text:p>
          </table:table-cell>
          <table:table-cell office:value-type="string" table:style-name="ce1">
            <text:p>OFİS İÇİ BİTK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6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4 ADET) - [ sıra:287 ]</text:p>
          </table:table-cell>
          <table:table-cell office:value-type="string" table:style-name="ce1">
            <text:p>6'LI ÇALIŞMA MASAS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24 ADET) - [ sıra:28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B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24 ADET) - [ sıra:289 ]</text:p>
          </table:table-cell>
          <table:table-cell office:value-type="string" table:style-name="ce1">
            <text:p>BÜROSİT SANDALY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19 ADET) - [ sıra:290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BI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5 ADET) - [ sıra:291 ]</text:p>
          </table:table-cell>
          <table:table-cell office:value-type="string" table:style-name="ce1">
            <text:p>BİLGİSAYAR KASA+MONİTÖ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K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2 ADET) - [ sıra:292 ]</text:p>
          </table:table-cell>
          <table:table-cell office:value-type="string" table:style-name="ce1">
            <text:p>KİTAPLI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4 ADET) - [ sıra:293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CANON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RI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1 ADET) - [ sıra:294 ]</text:p>
          </table:table-cell>
          <table:table-cell office:value-type="string" table:style-name="ce1">
            <text:p>RİCOH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1 ADET) - [ sıra:295 ]</text:p>
          </table:table-cell>
          <table:table-cell office:value-type="string" table:style-name="ce1">
            <text:p>BUZ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2 ADET) - [ sıra:296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3 ADET) - [ sıra:297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MUH001.GI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UH001</text:p>
          </table:table-cell>
          <table:table-cell office:value-type="string" table:style-name="ce1">
            <text:p>MUHASEBE (İDARİ - 1.KAT - 2 ADET) - [ sıra:298 ]</text:p>
          </table:table-cell>
          <table:table-cell office:value-type="string" table:style-name="ce1">
            <text:p>GİGASET TELEF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MU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299 ]</text:p>
          </table:table-cell>
          <table:table-cell office:value-type="string" table:style-name="ce1">
            <text:p>MUTFAK DOLABI VE TEZGAH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BU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0 ]</text:p>
          </table:table-cell>
          <table:table-cell office:value-type="string" table:style-name="ce1">
            <text:p>BULAŞIK MAKİNESİ</text:p>
          </table:table-cell>
          <table:table-cell office:value-type="string" table:style-name="ce1">
            <text:p>VEST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1 ]</text:p>
          </table:table-cell>
          <table:table-cell office:value-type="string" table:style-name="ce1">
            <text:p>MİKRODALGA FIRIN</text:p>
          </table:table-cell>
          <table:table-cell office:value-type="string" table:style-name="ce1">
            <text:p>FAKİ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TO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2 ]</text:p>
          </table:table-cell>
          <table:table-cell office:value-type="string" table:style-name="ce1">
            <text:p>TOST MAKİNESİ</text:p>
          </table:table-cell>
          <table:table-cell office:value-type="string" table:style-name="ce1">
            <text:p>ARÇELİ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60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3 ]</text:p>
          </table:table-cell>
          <table:table-cell office:value-type="string" table:style-name="ce1">
            <text:p>60'LIK DEMİRDÖKÜM TERMOS Sİ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4 ]</text:p>
          </table:table-cell>
          <table:table-cell office:value-type="string" table:style-name="ce1">
            <text:p>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4 ADET) - [ sıra:305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6 ]</text:p>
          </table:table-cell>
          <table:table-cell office:value-type="string" table:style-name="ce1">
            <text:p>MAKAM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7 ]</text:p>
          </table:table-cell>
          <table:table-cell office:value-type="string" table:style-name="ce1">
            <text:p>MAKAM SANDALY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TM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8 ]</text:p>
          </table:table-cell>
          <table:table-cell office:value-type="string" table:style-name="ce1">
            <text:p>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LP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09 ]</text:p>
          </table:table-cell>
          <table:table-cell office:value-type="string" table:style-name="ce1">
            <text:p>TOPLANTI SANDALY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H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0 ]</text:p>
          </table:table-cell>
          <table:table-cell office:value-type="string" table:style-name="ce1">
            <text:p>HESAP MAKİNESİ(12 HANELİ)</text:p>
          </table:table-cell>
          <table:table-cell office:value-type="string" table:style-name="ce1">
            <text:p>CASİ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Y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1 ]</text:p>
          </table:table-cell>
          <table:table-cell office:value-type="string" table:style-name="ce1">
            <text:p>YÖNETİCİ SANDALY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2 ]</text:p>
          </table:table-cell>
          <table:table-cell office:value-type="string" table:style-name="ce1">
            <text:p>TEKLİ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2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3 ]</text:p>
          </table:table-cell>
          <table:table-cell office:value-type="string" table:style-name="ce1">
            <text:p>2'Lİ KOLTU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65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4 ]</text:p>
          </table:table-cell>
          <table:table-cell office:value-type="string" table:style-name="ce1">
            <text:p>65'Lİ AKILLI TAHT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5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6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FMO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FMO001</text:p>
          </table:table-cell>
          <table:table-cell office:value-type="string" table:style-name="ce1">
            <text:p>FABRİKA MÜDÜRÜ ODASI (İDARİ - 1.KAT - 1 ADET) - [ sıra:317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3 ADET ) - [ sıra:318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C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1 ADET) - [ sıra:319 ]</text:p>
          </table:table-cell>
          <table:table-cell office:value-type="string" table:style-name="ce1">
            <text:p>ÇALIŞMA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B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1 ADET) - [ sıra:320 ]</text:p>
          </table:table-cell>
          <table:table-cell office:value-type="string" table:style-name="ce1">
            <text:p>BÜROSİT 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GI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1 ADET) - [ sıra:321 ]</text:p>
          </table:table-cell>
          <table:table-cell office:value-type="string" table:style-name="ce1">
            <text:p>GİGASET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4 ADET) - [ sıra:322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1 ADET) - [ sıra:323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H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1 ADET) - [ sıra:324 ]</text:p>
          </table:table-cell>
          <table:table-cell office:value-type="string" table:style-name="ce1">
            <text:p>HESAP MAKİNESİ(12 HANELİ)</text:p>
          </table:table-cell>
          <table:table-cell office:value-type="string" table:style-name="ce1">
            <text:p>CASİ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ZK001.T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ZK001</text:p>
          </table:table-cell>
          <table:table-cell office:value-type="string" table:style-name="ce1">
            <text:p>ÖZEL KALEM ODASI (İDARİ - 1.KAT - 1 ADET) - [ sıra:325 ]</text:p>
          </table:table-cell>
          <table:table-cell office:value-type="string" table:style-name="ce1">
            <text:p>TAŞINABİLİR TV STAND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6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2 ADET) - [ sıra:326 ]</text:p>
          </table:table-cell>
          <table:table-cell office:value-type="string" table:style-name="ce1">
            <text:p>6'LI ÇALIŞMA MAS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3 ADET) - [ sıra:327 ]</text:p>
          </table:table-cell>
          <table:table-cell office:value-type="string" table:style-name="ce1">
            <text:p>SAKSILIK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3 ADET) - [ sıra:328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2 ADET) - [ sıra:32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B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2 ADET) - [ sıra:330 ]</text:p>
          </table:table-cell>
          <table:table-cell office:value-type="string" table:style-name="ce1">
            <text:p>BÜROSİT SANDALY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1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ASU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LP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2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DEL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LP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3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YZ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4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H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2 ADET) - [ sıra:335 ]</text:p>
          </table:table-cell>
          <table:table-cell office:value-type="string" table:style-name="ce1">
            <text:p>HESAP MAKİNESİ(12 HANELİ)</text:p>
          </table:table-cell>
          <table:table-cell office:value-type="string" table:style-name="ce1">
            <text:p>CASİO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6 ]</text:p>
          </table:table-cell>
          <table:table-cell office:value-type="string" table:style-name="ce1">
            <text:p>ŞARJLI MATKAP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2 ADET) - [ sıra:337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TYT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8 ]</text:p>
          </table:table-cell>
          <table:table-cell office:value-type="string" table:style-name="ce1">
            <text:p>TELEFON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YZ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39 ]</text:p>
          </table:table-cell>
          <table:table-cell office:value-type="string" table:style-name="ce1">
            <text:p>YAZICI(ARIZALI)</text:p>
          </table:table-cell>
          <table:table-cell office:value-type="string" table:style-name="ce1">
            <text:p>EPS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YZ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1 ADET) - [ sıra:340 ]</text:p>
          </table:table-cell>
          <table:table-cell office:value-type="string" table:style-name="ce1">
            <text:p>YAZICI 1995(ARIZALI)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TN001.G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TN001</text:p>
          </table:table-cell>
          <table:table-cell office:value-type="string" table:style-name="ce1">
            <text:p>SATINALMA (İDARİ - 1.KAT - 2 ADET) - [ sıra:341 ]</text:p>
          </table:table-cell>
          <table:table-cell office:value-type="string" table:style-name="ce1">
            <text:p>GİNG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6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4 ADET) - [ sıra:342 ]</text:p>
          </table:table-cell>
          <table:table-cell office:value-type="string" table:style-name="ce1">
            <text:p>6'LI ÇALIŞMA MASAS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7 ADET) - [ sıra:343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4 ADET) - [ sıra:344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4 ADET) - [ sıra:345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5 ADET) - [ sıra:346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4 ADET) - [ sıra:347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K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 ADET) - [ sıra:348 ]</text:p>
          </table:table-cell>
          <table:table-cell office:value-type="string" table:style-name="ce1">
            <text:p>KİTAPLI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K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 ADET) - [ sıra:349 ]</text:p>
          </table:table-cell>
          <table:table-cell office:value-type="string" table:style-name="ce1">
            <text:p>KASALI MANİTÖR BİLGİSAYA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 ADET) - [ sıra:350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LG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M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 ADET) - [ sıra:351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DOK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MO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 ADET) - [ sıra:352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HP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T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53 ]</text:p>
          </table:table-cell>
          <table:table-cell office:value-type="string" table:style-name="ce1">
            <text:p>TRİPOD BÜYÜ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FO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2 ADET) - [ sıra:354 ]</text:p>
          </table:table-cell>
          <table:table-cell office:value-type="string" table:style-name="ce1">
            <text:p>FOTOĞRAF IŞIĞ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55 ]</text:p>
          </table:table-cell>
          <table:table-cell office:value-type="string" table:style-name="ce1">
            <text:p>CAMLI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OBJ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56 ]</text:p>
          </table:table-cell>
          <table:table-cell office:value-type="string" table:style-name="ce1">
            <text:p>OBJEKTİFLİ FOTOĞRAF MAKİNESİ</text:p>
          </table:table-cell>
          <table:table-cell office:value-type="string" table:style-name="ce1">
            <text:p>NİKE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DJ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57 ]</text:p>
          </table:table-cell>
          <table:table-cell office:value-type="string" table:style-name="ce1">
            <text:p>DJI MAVİC PRO DRON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58 ]</text:p>
          </table:table-cell>
          <table:table-cell office:value-type="string" table:style-name="ce1">
            <text:p>TELEFON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TR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59 ]</text:p>
          </table:table-cell>
          <table:table-cell office:value-type="string" table:style-name="ce1">
            <text:p>TRİPOT</text:p>
          </table:table-cell>
          <table:table-cell office:value-type="string" table:style-name="ce1">
            <text:p>GREE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K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1 ADET) - [ sıra:360 ]</text:p>
          </table:table-cell>
          <table:table-cell office:value-type="string" table:style-name="ce1">
            <text:p>KART BASIM YAZICISI</text:p>
          </table:table-cell>
          <table:table-cell office:value-type="string" table:style-name="ce1">
            <text:p>FORGE CS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BIL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BIL001</text:p>
          </table:table-cell>
          <table:table-cell office:value-type="string" table:style-name="ce1">
            <text:p>BİLGİ İŞLEM ODASI (İDARİ - 1.KAT - 3 ADET) - [ sıra:361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C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2 ADET) - [ sıra:362 ]</text:p>
          </table:table-cell>
          <table:table-cell office:value-type="string" table:style-name="ce1">
            <text:p>ÇALIŞMA MAS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6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 ADET) - [ sıra:363 ]</text:p>
          </table:table-cell>
          <table:table-cell office:value-type="string" table:style-name="ce1">
            <text:p>6'LI ÇALIŞMA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6 ADET) - [ sıra:364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3 ADET) - [ sıra:365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2 ADET) - [ sıra:366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2 ADET) - [ sıra:36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2 ADET) - [ sıra:36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4 ADET) - [ sıra:369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 ADET) - [ sıra:370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L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 ADET) - [ sıra:371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T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 ADET) - [ sıra:372 ]</text:p>
          </table:table-cell>
          <table:table-cell office:value-type="string" table:style-name="ce1">
            <text:p>TARAYICILI 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 ADET) - [ sıra:373 ]</text:p>
          </table:table-cell>
          <table:table-cell office:value-type="string" table:style-name="ce1">
            <text:p>TELEFON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K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2 ADET) - [ sıra:374 ]</text:p>
          </table:table-cell>
          <table:table-cell office:value-type="string" table:style-name="ce1">
            <text:p>KİTAPLI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KAL001.RE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AL001</text:p>
          </table:table-cell>
          <table:table-cell office:value-type="string" table:style-name="ce1">
            <text:p>KALİTE ODASI (İDARİ - 1.KAT - 1 ADET) - [ sıra:375 ]</text:p>
          </table:table-cell>
          <table:table-cell office:value-type="string" table:style-name="ce1">
            <text:p>RENKLİ YAZICI</text:p>
          </table:table-cell>
          <table:table-cell office:value-type="string" table:style-name="ce1">
            <text:p>EPS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2 ADET) - [ sıra:376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77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3 ADET) - [ sıra:378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Y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79 ]</text:p>
          </table:table-cell>
          <table:table-cell office:value-type="string" table:style-name="ce1">
            <text:p>YÖNETİCİ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B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80 ]</text:p>
          </table:table-cell>
          <table:table-cell office:value-type="string" table:style-name="ce1">
            <text:p>BÜROSİT 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B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4 ADET) - [ sıra:381 ]</text:p>
          </table:table-cell>
          <table:table-cell office:value-type="string" table:style-name="ce1">
            <text:p>BERJER 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82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83 ]</text:p>
          </table:table-cell>
          <table:table-cell office:value-type="string" table:style-name="ce1">
            <text:p>TELSİZ TELEFON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84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TY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85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2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ÜRETİM MÜDÜRÜ ODASI (İDARİ - 1.KAT - 1 ADET) - [ sıra:386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XİOMİ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B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4 ADET) - [ sıra:387 ]</text:p>
          </table:table-cell>
          <table:table-cell office:value-type="string" table:style-name="ce1">
            <text:p>BERJER KOLTU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88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2 ADET) - [ sıra:389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90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Y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91 ]</text:p>
          </table:table-cell>
          <table:table-cell office:value-type="string" table:style-name="ce1">
            <text:p>YÖNETİCİ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B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92 ]</text:p>
          </table:table-cell>
          <table:table-cell office:value-type="string" table:style-name="ce1">
            <text:p>BÜROSİT 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93 ]</text:p>
          </table:table-cell>
          <table:table-cell office:value-type="string" table:style-name="ce1">
            <text:p>LAPTO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94 ]</text:p>
          </table:table-cell>
          <table:table-cell office:value-type="string" table:style-name="ce1">
            <text:p>TELSİZ TELEFON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TE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1 ADET) - [ sıra:395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ODA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CİHANGİR BEY ODASI (İDARİ - 1.KAT - 3 ADET) - [ sıra:396 ]</text:p>
          </table:table-cell>
          <table:table-cell office:value-type="string" table:style-name="ce1">
            <text:p>DOLAP</text:p>
          </table:table-cell>
          <table:table-cell office:value-type="string" table:style-name="ce1">
            <text:p>TYT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49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6 ADET) - [ sıra:397 ]</text:p>
          </table:table-cell>
          <table:table-cell office:value-type="string" table:style-name="ce1">
            <text:p>49'' EKRAN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R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5 ADET) - [ sıra:398 ]</text:p>
          </table:table-cell>
          <table:table-cell office:value-type="string" table:style-name="ce1">
            <text:p>RAK KABİNİ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4 ADET) - [ sıra:399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K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0 ]</text:p>
          </table:table-cell>
          <table:table-cell office:value-type="string" table:style-name="ce1">
            <text:p>KASALI MANİTÖR BİLGİSAYAR</text:p>
          </table:table-cell>
          <table:table-cell office:value-type="string" table:style-name="ce1">
            <text:p>RAMPAG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2 ADET) - [ sıra:401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HP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2 ]</text:p>
          </table:table-cell>
          <table:table-cell office:value-type="string" table:style-name="ce1">
            <text:p>TELEFON</text:p>
          </table:table-cell>
          <table:table-cell office:value-type="string" table:style-name="ce1">
            <text:p>GİGAS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3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TY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4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DU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5 ]</text:p>
          </table:table-cell>
          <table:table-cell office:value-type="string" table:style-name="ce1">
            <text:p>DUVAR TİPİ KLİMA</text:p>
          </table:table-cell>
          <table:table-cell office:value-type="string" table:style-name="ce1">
            <text:p>ARÇELİ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K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4 ADET) - [ sıra:406 ]</text:p>
          </table:table-cell>
          <table:table-cell office:value-type="string" table:style-name="ce1">
            <text:p>KAMERA SWİTCH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N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6 ADET) - [ sıra:407 ]</text:p>
          </table:table-cell>
          <table:table-cell office:value-type="string" table:style-name="ce1">
            <text:p>NETWORK SWİTCH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K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8 ]</text:p>
          </table:table-cell>
          <table:table-cell office:value-type="string" table:style-name="ce1">
            <text:p>KARTLI CİHAZ PANEL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SS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09 ]</text:p>
          </table:table-cell>
          <table:table-cell office:value-type="string" table:style-name="ce1">
            <text:p>SS TV SWİTCH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K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5 ADET) - [ sıra:410 ]</text:p>
          </table:table-cell>
          <table:table-cell office:value-type="string" table:style-name="ce1">
            <text:p>KAMERA KAYIT CİHAZ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SIS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001</text:p>
          </table:table-cell>
          <table:table-cell office:value-type="string" table:style-name="ce1">
            <text:p>SİSTEM ODASI (İDARİ - 1.KAT - 1 ADET) - [ sıra:411 ]</text:p>
          </table:table-cell>
          <table:table-cell office:value-type="string" table:style-name="ce1">
            <text:p>MASA TELSİZ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7 ADET) - [ sıra:412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K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3 ADET) - [ sıra:413 ]</text:p>
          </table:table-cell>
          <table:table-cell office:value-type="string" table:style-name="ce1">
            <text:p>KANEP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2 ADET) - [ sıra:414 ]</text:p>
          </table:table-cell>
          <table:table-cell office:value-type="string" table:style-name="ce1">
            <text:p>ORTA YUVARLAK SEHP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1 ADET) - [ sıra:415 ]</text:p>
          </table:table-cell>
          <table:table-cell office:value-type="string" table:style-name="ce1">
            <text:p>BÜYÜK TOPLANTI MAS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14 ADET) - [ sıra:416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Y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1 ADET) - [ sıra:417 ]</text:p>
          </table:table-cell>
          <table:table-cell office:value-type="string" table:style-name="ce1">
            <text:p>YÖNETİCİ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1 ADET) - [ sıra:418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S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2 ADET) - [ sıra:419 ]</text:p>
          </table:table-cell>
          <table:table-cell office:value-type="string" table:style-name="ce1">
            <text:p>SAK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1 ADET) - [ sıra:420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MONST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ID.001.IST001.32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IDARI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IST001</text:p>
          </table:table-cell>
          <table:table-cell office:value-type="string" table:style-name="ce1">
            <text:p>İSTANBUL ODASI (İDARİ - 1.KAT - 1 ADET) - [ sıra:421 ]</text:p>
          </table:table-cell>
          <table:table-cell office:value-type="string" table:style-name="ce1">
            <text:p>32'' EKRAN</text:p>
          </table:table-cell>
          <table:table-cell office:value-type="string" table:style-name="ce1">
            <text:p>VİEW SONİC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B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6 ADET) - [ sıra:1 ]</text:p>
          </table:table-cell>
          <table:table-cell office:value-type="string" table:style-name="ce1">
            <text:p>BALON ARKA KAYNAK MAKİNESİ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12 ADET) - [ sıra:2 ]</text:p>
          </table:table-cell>
          <table:table-cell office:value-type="string" table:style-name="ce1">
            <text:p>ISI MAŞASI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B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1 ADET) - [ sıra:3 ]</text:p>
          </table:table-cell>
          <table:table-cell office:value-type="string" table:style-name="ce1">
            <text:p>BLACK DECK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F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1 ADET) - [ sıra:4 ]</text:p>
          </table:table-cell>
          <table:table-cell office:value-type="string" table:style-name="ce1">
            <text:p>FON MAKİNESİ</text:p>
          </table:table-cell>
          <table:table-cell office:value-type="string" table:style-name="ce1">
            <text:p>STANLEY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1 ADET) - [ sıra:5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8 ADET) - [ sıra:6 ]</text:p>
          </table:table-cell>
          <table:table-cell office:value-type="string" table:style-name="ce1">
            <text:p>BÜYÜK CAM MASAS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46 ADET) - [ sıra: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4 ADET) - [ sıra: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6.B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6</text:p>
          </table:table-cell>
          <table:table-cell office:value-type="string" table:style-name="ce1">
            <text:p>TEMİZ ODA 6 (ÜRETİM ZEMİN KAT - ÜRETİM ZEMİN KAT - 2 ADET) - [ sıra:9 ]</text:p>
          </table:table-cell>
          <table:table-cell office:value-type="string" table:style-name="ce1">
            <text:p>BALON KONTROL CİHAZ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1 ADET) - [ sıra:10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B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1 ADET) - [ sıra:11 ]</text:p>
          </table:table-cell>
          <table:table-cell office:value-type="string" table:style-name="ce1">
            <text:p>BALON ARKA KAYNAK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M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4 ADET) - [ sıra:12 ]</text:p>
          </table:table-cell>
          <table:table-cell office:value-type="string" table:style-name="ce1">
            <text:p>MAŞA ISITIC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UV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16 ADET) - [ sıra:13 ]</text:p>
          </table:table-cell>
          <table:table-cell office:value-type="string" table:style-name="ce1">
            <text:p>UV CİHAZI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2 ADET) - [ sıra:14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27 ADET) - [ sıra:15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9 ADET) - [ sıra:16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2 ADET) - [ sıra:17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7.K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7</text:p>
          </table:table-cell>
          <table:table-cell office:value-type="string" table:style-name="ce1">
            <text:p>TEMİZ ODA 7 (ÜRETİM ZEMİN KAT - ÜRETİM ZEMİN KAT - 1 ADET) - [ sıra:18 ]</text:p>
          </table:table-cell>
          <table:table-cell office:value-type="string" table:style-name="ce1">
            <text:p>KAPAMA MAKİNESİ</text:p>
          </table:table-cell>
          <table:table-cell office:value-type="string" table:style-name="ce1">
            <text:p>AXİ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OR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TEMİZ ODA KORİDOR-ZEMİN KAT ÜRETİM GİRİŞİ (ÜRETİM ZEMİN KAT - ÜRETİM ZEMİN KAT - 2 ADET) - [ sıra:19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OR0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TEMİZ ODA KORİDOR-ZEMİN KAT ÜRETİM GİRİŞİ (ÜRETİM ZEMİN KAT - ÜRETİM ZEMİN KAT - 1 ADET) - [ sıra:20 ]</text:p>
          </table:table-cell>
          <table:table-cell office:value-type="string" table:style-name="ce1">
            <text:p>ORTA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OR001.G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TEMİZ ODA KORİDOR-ZEMİN KAT ÜRETİM GİRİŞİ (ÜRETİM ZEMİN KAT - ÜRETİM ZEMİN KAT - 2 ADET) - [ sıra:21 ]</text:p>
          </table:table-cell>
          <table:table-cell office:value-type="string" table:style-name="ce1">
            <text:p>GALOŞ MAKİNESİ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OR001.EL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TEMİZ ODA KORİDOR-ZEMİN KAT ÜRETİM GİRİŞİ (ÜRETİM ZEMİN KAT - ÜRETİM ZEMİN KAT - 4 ADET) - [ sıra:22 ]</text:p>
          </table:table-cell>
          <table:table-cell office:value-type="string" table:style-name="ce1">
            <text:p>ELBİSE DOLAB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OR001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TEMİZ ODA KORİDOR-ZEMİN KAT ÜRETİM GİRİŞİ (ÜRETİM ZEMİN KAT - ÜRETİM ZEMİN KAT - 2 ADET) - [ sıra:23 ]</text:p>
          </table:table-cell>
          <table:table-cell office:value-type="string" table:style-name="ce1">
            <text:p>METAL ÇÖP KOV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K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24 ]</text:p>
          </table:table-cell>
          <table:table-cell office:value-type="string" table:style-name="ce1">
            <text:p>KAYNAK PRES MAKİNESİ</text:p>
          </table:table-cell>
          <table:table-cell office:value-type="string" table:style-name="ce1">
            <text:p>ARPEX ULTRASONİC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2 ADET) - [ sıra:25 ]</text:p>
          </table:table-cell>
          <table:table-cell office:value-type="string" table:style-name="ce1">
            <text:p>3 KATLI HAFİ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PB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26 ]</text:p>
          </table:table-cell>
          <table:table-cell office:value-type="string" table:style-name="ce1">
            <text:p>PBS 75 A KUMLAMA MAKİNESİ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IN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6 ADET) - [ sıra:27 ]</text:p>
          </table:table-cell>
          <table:table-cell office:value-type="string" table:style-name="ce1">
            <text:p>INV PLASTİK KAYNAK MAKİNESİ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0 ADET) - [ sıra:28 ]</text:p>
          </table:table-cell>
          <table:table-cell office:value-type="string" table:style-name="ce1">
            <text:p>BÜYÜK CAMLI MAS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1 ADET) - [ sıra:2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0 ]</text:p>
          </table:table-cell>
          <table:table-cell office:value-type="string" table:style-name="ce1">
            <text:p>KÜÇÜK ÇEKMECELİ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IN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1 ]</text:p>
          </table:table-cell>
          <table:table-cell office:value-type="string" table:style-name="ce1">
            <text:p>INV UÇLAMA MAKİNE CİHAZ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K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2 ]</text:p>
          </table:table-cell>
          <table:table-cell office:value-type="string" table:style-name="ce1">
            <text:p>KATETER UÇLAMA CİHAZI V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PI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3 ]</text:p>
          </table:table-cell>
          <table:table-cell office:value-type="string" table:style-name="ce1">
            <text:p>PIRF TUSCAN UÇLAM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4 ]</text:p>
          </table:table-cell>
          <table:table-cell office:value-type="string" table:style-name="ce1">
            <text:p>ISI NEM ÖLÇ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DO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5 ]</text:p>
          </table:table-cell>
          <table:table-cell office:value-type="string" table:style-name="ce1">
            <text:p>DOSYA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M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1 ADET) - [ sıra:36 ]</text:p>
          </table:table-cell>
          <table:table-cell office:value-type="string" table:style-name="ce1">
            <text:p>MATKAP</text:p>
          </table:table-cell>
          <table:table-cell office:value-type="string" table:style-name="ce1">
            <text:p>SWAZ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4.K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4</text:p>
          </table:table-cell>
          <table:table-cell office:value-type="string" table:style-name="ce1">
            <text:p>TEMİZ ODA 4 (ÜRETİM ZEMİN KAT - ÜRETİM ZEMİN KAT - 2 ADET) - [ sıra:37 ]</text:p>
          </table:table-cell>
          <table:table-cell office:value-type="string" table:style-name="ce1">
            <text:p>KAPAK DELME CİHAZI INV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I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2 ADET) - [ sıra:38 ]</text:p>
          </table:table-cell>
          <table:table-cell office:value-type="string" table:style-name="ce1">
            <text:p>İLAÇLAMA KABİNİ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ENJ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1 ADET) - [ sıra:39 ]</text:p>
          </table:table-cell>
          <table:table-cell office:value-type="string" table:style-name="ce1">
            <text:p>ENJEKTÖR POMPASI</text:p>
          </table:table-cell>
          <table:table-cell office:value-type="string" table:style-name="ce1">
            <text:p>LİTEPUM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K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1 ADET) - [ sıra:40 ]</text:p>
          </table:table-cell>
          <table:table-cell office:value-type="string" table:style-name="ce1">
            <text:p>KURUTMA FIRINI</text:p>
          </table:table-cell>
          <table:table-cell office:value-type="string" table:style-name="ce1">
            <text:p>KENT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B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3 ADET) - [ sıra:41 ]</text:p>
          </table:table-cell>
          <table:table-cell office:value-type="string" table:style-name="ce1">
            <text:p>BALON ARKA KAYNAK MAKİNESİ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UV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1 ADET) - [ sıra:42 ]</text:p>
          </table:table-cell>
          <table:table-cell office:value-type="string" table:style-name="ce1">
            <text:p>UV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2 ADET) - [ sıra:43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F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1 ADET) - [ sıra:44 ]</text:p>
          </table:table-cell>
          <table:table-cell office:value-type="string" table:style-name="ce1">
            <text:p>FÖN MAKİNESİ</text:p>
          </table:table-cell>
          <table:table-cell office:value-type="string" table:style-name="ce1">
            <text:p>STENLEY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9 ADET) - [ sıra:45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25 ADET) - [ sıra:46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2 ADET) - [ sıra:47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5.IS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5</text:p>
          </table:table-cell>
          <table:table-cell office:value-type="string" table:style-name="ce1">
            <text:p>TEMİZ ODA 5 (ÜRETİM ZEMİN KAT - ÜRETİM ZEMİN KAT - 6 ADET) - [ sıra:48 ]</text:p>
          </table:table-cell>
          <table:table-cell office:value-type="string" table:style-name="ce1">
            <text:p>İŞ MASAS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E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2 ADET) - [ sıra:49 ]</text:p>
          </table:table-cell>
          <table:table-cell office:value-type="string" table:style-name="ce1">
            <text:p>EKSTRÜZYON MAKİNESİ VE SÜRÜCÜSÜ</text:p>
          </table:table-cell>
          <table:table-cell office:value-type="string" table:style-name="ce1">
            <text:p>MİKROSAN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M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1 ADET) - [ sıra:50 ]</text:p>
          </table:table-cell>
          <table:table-cell office:value-type="string" table:style-name="ce1">
            <text:p>MSI LAMİNASYON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LD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1 ADET) - [ sıra:51 ]</text:p>
          </table:table-cell>
          <table:table-cell office:value-type="string" table:style-name="ce1">
            <text:p>LDM-SO LAZER ÇAP ÖLÇER MAKİNESİ</text:p>
          </table:table-cell>
          <table:table-cell office:value-type="string" table:style-name="ce1">
            <text:p>MULTİTE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SC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1 ADET) - [ sıra:52 ]</text:p>
          </table:table-cell>
          <table:table-cell office:value-type="string" table:style-name="ce1">
            <text:p>SCHAT HAFİF YÜK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3 ADET) - [ sıra:53 ]</text:p>
          </table:table-cell>
          <table:table-cell office:value-type="string" table:style-name="ce1">
            <text:p>BÜYÜM MASA CAML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1 ADET) - [ sıra:54 ]</text:p>
          </table:table-cell>
          <table:table-cell office:value-type="string" table:style-name="ce1">
            <text:p>CAMLI KÜÇÜK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2 ADET) - [ sıra:55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2 ADET) - [ sıra:56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10 ADET) - [ sıra:5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2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2</text:p>
          </table:table-cell>
          <table:table-cell office:value-type="string" table:style-name="ce1">
            <text:p>TEMİZ ODA 2 (ÜRETİM ZEMİN KAT - ÜRETİM ZEMİN KAT - 3 ADET) - [ sıra:58 ]</text:p>
          </table:table-cell>
          <table:table-cell office:value-type="string" table:style-name="ce1">
            <text:p>TEKERLEKLİ TAKIM DOLAB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1 ADET) - [ sıra:59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PR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7 ADET) - [ sıra:60 ]</text:p>
          </table:table-cell>
          <table:table-cell office:value-type="string" table:style-name="ce1">
            <text:p>PREFENİK BALON MAKİNESİ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P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7 ADET) - [ sıra:61 ]</text:p>
          </table:table-cell>
          <table:table-cell office:value-type="string" table:style-name="ce1">
            <text:p>PROFENİK BALON MAKİNESİ</text:p>
          </table:table-cell>
          <table:table-cell office:value-type="string" table:style-name="ce1">
            <text:p>BF 208-JOO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IN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6 ADET) - [ sıra:62 ]</text:p>
          </table:table-cell>
          <table:table-cell office:value-type="string" table:style-name="ce1">
            <text:p>INV CORENER BALON MAKİNESİ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1 ADET) - [ sıra:63 ]</text:p>
          </table:table-cell>
          <table:table-cell office:value-type="string" table:style-name="ce1">
            <text:p>TEKERLEKLİ TÜP TAŞIMA ARAB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IN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3 ADET) - [ sıra:64 ]</text:p>
          </table:table-cell>
          <table:table-cell office:value-type="string" table:style-name="ce1">
            <text:p>INV SÖNDÜRME MAKİNESİ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1 ADET) - [ sıra:65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5 ADET) - [ sıra:66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12 ADET) - [ sıra:67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1 ADET) - [ sıra:68 ]</text:p>
          </table:table-cell>
          <table:table-cell office:value-type="string" table:style-name="ce1">
            <text:p>BÜYÜK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3 ADET) - [ sıra:69 ]</text:p>
          </table:table-cell>
          <table:table-cell office:value-type="string" table:style-name="ce1">
            <text:p>KÜÇÜK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2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2 ADET) - [ sıra:70 ]</text:p>
          </table:table-cell>
          <table:table-cell office:value-type="string" table:style-name="ce1">
            <text:p>2 KATLI RA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LN003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LN003</text:p>
          </table:table-cell>
          <table:table-cell office:value-type="string" table:style-name="ce1">
            <text:p>TEMİZ ODA 3 (ÜRETİM ZEMİN KAT - ÜRETİM ZEMİN KAT - 26 ADET) - [ sıra:71 ]</text:p>
          </table:table-cell>
          <table:table-cell office:value-type="string" table:style-name="ce1">
            <text:p>HAVYA MAKİNESİ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CI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2 ]</text:p>
          </table:table-cell>
          <table:table-cell office:value-type="string" table:style-name="ce1">
            <text:p>ÇİFT KOLLU ZIMPAR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3 ]</text:p>
          </table:table-cell>
          <table:table-cell office:value-type="string" table:style-name="ce1">
            <text:p>CAM MAKİNE 3000 DEVİ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Y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4 ]</text:p>
          </table:table-cell>
          <table:table-cell office:value-type="string" table:style-name="ce1">
            <text:p>YATAY VİBRASYON KROMAŞ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ZI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3 ADET) - [ sıra:75 ]</text:p>
          </table:table-cell>
          <table:table-cell office:value-type="string" table:style-name="ce1">
            <text:p>ZIMPARA MAKİNESİ</text:p>
          </table:table-cell>
          <table:table-cell office:value-type="string" table:style-name="ce1">
            <text:p>TAMİŞ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A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6 ]</text:p>
          </table:table-cell>
          <table:table-cell office:value-type="string" table:style-name="ce1">
            <text:p>ARIZALI ZIMPAR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7 ]</text:p>
          </table:table-cell>
          <table:table-cell office:value-type="string" table:style-name="ce1">
            <text:p>MARKASIZ XGP 300 TAMBUR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K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8 ]</text:p>
          </table:table-cell>
          <table:table-cell office:value-type="string" table:style-name="ce1">
            <text:p>KROMAŞ SANTRİFÜJ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M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1 ADET) - [ sıra:79 ]</text:p>
          </table:table-cell>
          <table:table-cell office:value-type="string" table:style-name="ce1">
            <text:p>MARKASIZ FIRÇA MOTOR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6 ADET) - [ sıra:80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7 ADET) - [ sıra:81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TPOL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POL</text:p>
          </table:table-cell>
          <table:table-cell office:value-type="string" table:style-name="ce1">
            <text:p>ORTOPEDİ POLİSAJ (ÜRETİM ZEMİN KAT - ÜRETİM ZEMİN KAT - 3 ADET) - [ sıra:82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MZGRS.M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MZGRS</text:p>
          </table:table-cell>
          <table:table-cell office:value-type="string" table:style-name="ce1">
            <text:p>TEMİZ ODA GİRİŞ (ÜRETİM ZEMİN KAT - ÜRETİM ZEMİN KAT - 1 ADET) - [ sıra:83 ]</text:p>
          </table:table-cell>
          <table:table-cell office:value-type="string" table:style-name="ce1">
            <text:p>MERCURY ULTRASONİK YIKAMA HAVUZ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MZGRS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MZGRS</text:p>
          </table:table-cell>
          <table:table-cell office:value-type="string" table:style-name="ce1">
            <text:p>TEMİZ ODA GİRİŞ (ÜRETİM ZEMİN KAT - ÜRETİM ZEMİN KAT - 1 ADET) - [ sıra:84 ]</text:p>
          </table:table-cell>
          <table:table-cell office:value-type="string" table:style-name="ce1">
            <text:p>SEBİ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FN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85 ]</text:p>
          </table:table-cell>
          <table:table-cell office:value-type="string" table:style-name="ce1">
            <text:p>FN OSS ETÜR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H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86 ]</text:p>
          </table:table-cell>
          <table:table-cell office:value-type="string" table:style-name="ce1">
            <text:p>HASSAS TERAZİ</text:p>
          </table:table-cell>
          <table:table-cell office:value-type="string" table:style-name="ce1">
            <text:p>HOT AND STİRR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M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87 ]</text:p>
          </table:table-cell>
          <table:table-cell office:value-type="string" table:style-name="ce1">
            <text:p>MEKANİK KARIŞTIRICI BİOB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P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88 ]</text:p>
          </table:table-cell>
          <table:table-cell office:value-type="string" table:style-name="ce1">
            <text:p>PASLANMAZ E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NU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89 ]</text:p>
          </table:table-cell>
          <table:table-cell office:value-type="string" table:style-name="ce1">
            <text:p>NUVE MN 120 ÇAKIR OCA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NC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90 ]</text:p>
          </table:table-cell>
          <table:table-cell office:value-type="string" table:style-name="ce1">
            <text:p>NC 40 M NUVE OTOKLA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OR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91 ]</text:p>
          </table:table-cell>
          <table:table-cell office:value-type="string" table:style-name="ce1">
            <text:p>ÖRGÜ MAKİNESİ</text:p>
          </table:table-cell>
          <table:table-cell office:value-type="string" table:style-name="ce1">
            <text:p>STEEGER US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92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AC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K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93 ]</text:p>
          </table:table-cell>
          <table:table-cell office:value-type="string" table:style-name="ce1">
            <text:p>KAPANMA MAKİNESİ TYVEK</text:p>
          </table:table-cell>
          <table:table-cell office:value-type="string" table:style-name="ce1">
            <text:p>ATE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2 ADET) - [ sıra:94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T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<text:s/>ADET) - [ sıra:95 ]</text:p>
          </table:table-cell>
          <table:table-cell office:value-type="string" table:style-name="ce1">
            <text:p>TARTI TERAZİSİ</text:p>
          </table:table-cell>
          <table:table-cell office:value-type="string" table:style-name="ce1">
            <text:p>YILDIRIM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B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2 ADET) - [ sıra:96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97 ]</text:p>
          </table:table-cell>
          <table:table-cell office:value-type="string" table:style-name="ce1">
            <text:p>KÜÇÜK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98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3 ADET) - [ sıra:9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4 ADET) - [ sıra:100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101 ]</text:p>
          </table:table-cell>
          <table:table-cell office:value-type="string" table:style-name="ce1">
            <text:p>ISIL İŞLEM CİHAZI</text:p>
          </table:table-cell>
          <table:table-cell office:value-type="string" table:style-name="ce1">
            <text:p>HS S-158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B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102 ]</text:p>
          </table:table-cell>
          <table:table-cell office:value-type="string" table:style-name="ce1">
            <text:p>BALON KATLAMA MAKİNESİ</text:p>
          </table:table-cell>
          <table:table-cell office:value-type="string" table:style-name="ce1">
            <text:p>MEDİCAL PRODUCTİ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BU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103 ]</text:p>
          </table:table-cell>
          <table:table-cell office:value-type="string" table:style-name="ce1">
            <text:p>BÜYÜK HOMOJENİTE KARIŞTIRICI MAKİNESİ</text:p>
          </table:table-cell>
          <table:table-cell office:value-type="string" table:style-name="ce1">
            <text:p>ÇİN MAL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VIT001.P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VIT001</text:p>
          </table:table-cell>
          <table:table-cell office:value-type="string" table:style-name="ce1">
            <text:p>VİTAFLEX (ÜRETİM ZEMİN KAT - ÜRETİM ZEMİN KAT - 1 ADET) - [ sıra:104 ]</text:p>
          </table:table-cell>
          <table:table-cell office:value-type="string" table:style-name="ce1">
            <text:p>PAKET KAPAMA MAKİNESİ</text:p>
          </table:table-cell>
          <table:table-cell office:value-type="string" table:style-name="ce1">
            <text:p>VİTAFLE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P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05 ]</text:p>
          </table:table-cell>
          <table:table-cell office:value-type="string" table:style-name="ce1">
            <text:p>PUKA MAKİNE POLİSAJ HAVUZ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P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2 ADET) - [ sıra:106 ]</text:p>
          </table:table-cell>
          <table:table-cell office:value-type="string" table:style-name="ce1">
            <text:p>PASLANMAZ EVY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OT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07 ]</text:p>
          </table:table-cell>
          <table:table-cell office:value-type="string" table:style-name="ce1">
            <text:p>OTEV OTOMAVİ KUMLAM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BO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08 ]</text:p>
          </table:table-cell>
          <table:table-cell office:value-type="string" table:style-name="ce1">
            <text:p>BOŞ PİCKLİNG HAVUZ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2 ADET) - [ sıra:109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0 ]</text:p>
          </table:table-cell>
          <table:table-cell office:value-type="string" table:style-name="ce1">
            <text:p>4 KATLI HAFİF YÜK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5 ADET) - [ sıra:111 ]</text:p>
          </table:table-cell>
          <table:table-cell office:value-type="string" table:style-name="ce1">
            <text:p>TEPE GÖZ TUTUCU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9 ADET) - [ sıra:112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OC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3 ]</text:p>
          </table:table-cell>
          <table:table-cell office:value-type="string" table:style-name="ce1">
            <text:p>KÜÇÜK FUME HEAD ÇEKER OCA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OC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4 ]</text:p>
          </table:table-cell>
          <table:table-cell office:value-type="string" table:style-name="ce1">
            <text:p>BÜYÜK FUME HEAD ÇEKER OCA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5 ]</text:p>
          </table:table-cell>
          <table:table-cell office:value-type="string" table:style-name="ce1">
            <text:p>MANYETİK KARIŞTIRICI</text:p>
          </table:table-cell>
          <table:table-cell office:value-type="string" table:style-name="ce1">
            <text:p>ISALE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L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6 ]</text:p>
          </table:table-cell>
          <table:table-cell office:value-type="string" table:style-name="ce1">
            <text:p>LAB COMPENJEN ULTRASONİK YIKAM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AG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7 ]</text:p>
          </table:table-cell>
          <table:table-cell office:value-type="string" table:style-name="ce1">
            <text:p>AGS ULTRASONİK YIKAM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P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2 ADET) - [ sıra:118 ]</text:p>
          </table:table-cell>
          <table:table-cell office:value-type="string" table:style-name="ce1">
            <text:p>POLİSAJ MAKİNESİ</text:p>
          </table:table-cell>
          <table:table-cell office:value-type="string" table:style-name="ce1">
            <text:p>HY HEKİMOĞLU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19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TE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20 ]</text:p>
          </table:table-cell>
          <table:table-cell office:value-type="string" table:style-name="ce1">
            <text:p>TEPE LAMBASI MERCEKL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UL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21 ]</text:p>
          </table:table-cell>
          <table:table-cell office:value-type="string" table:style-name="ce1">
            <text:p>ULTRASONİK YIKAMA 60 LT</text:p>
          </table:table-cell>
          <table:table-cell office:value-type="string" table:style-name="ce1">
            <text:p>HY HEKİMOĞLU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R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22 ]</text:p>
          </table:table-cell>
          <table:table-cell office:value-type="string" table:style-name="ce1">
            <text:p>REMTA REZİSTANS POLİSAJ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23 ]</text:p>
          </table:table-cell>
          <table:table-cell office:value-type="string" table:style-name="ce1">
            <text:p>ISITMALI MAKİNE REDİSATÖR</text:p>
          </table:table-cell>
          <table:table-cell office:value-type="string" table:style-name="ce1">
            <text:p>AYGÜ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1 ADET) - [ sıra:124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HV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25 ]</text:p>
          </table:table-cell>
          <table:table-cell office:value-type="string" table:style-name="ce1">
            <text:p>BÜYÜK ULRTASONİK HAVUZ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HV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3 ADET) - [ sıra:126 ]</text:p>
          </table:table-cell>
          <table:table-cell office:value-type="string" table:style-name="ce1">
            <text:p>KÜÇÜK POLİSAJ HAVUZU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4 ADET) - [ sıra:127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MA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28 ]</text:p>
          </table:table-cell>
          <table:table-cell office:value-type="string" table:style-name="ce1">
            <text:p>KÜÇÜK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2 ADET) - [ sıra:129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SA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30 ]</text:p>
          </table:table-cell>
          <table:table-cell office:value-type="string" table:style-name="ce1">
            <text:p>SAFİR POLİSAJ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31 ]</text:p>
          </table:table-cell>
          <table:table-cell office:value-type="string" table:style-name="ce1">
            <text:p>KÜÇÜK MARKASIZ ULTRASONİK YIKAM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PU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32 ]</text:p>
          </table:table-cell>
          <table:table-cell office:value-type="string" table:style-name="ce1">
            <text:p>PUKA REDÜRASÖR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INVPOL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INVPOL</text:p>
          </table:table-cell>
          <table:table-cell office:value-type="string" table:style-name="ce1">
            <text:p>İNVAMED POLİSAJ (ÜRETİM ZEMİN KAT - ÜRETİM ZEMİN KAT - 1 ADET) - [ sıra:133 ]</text:p>
          </table:table-cell>
          <table:table-cell office:value-type="string" table:style-name="ce1">
            <text:p>SARF MİKROSKO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2 ADET) - [ sıra:134 ]</text:p>
          </table:table-cell>
          <table:table-cell office:value-type="string" table:style-name="ce1">
            <text:p>İSİMSİZ KAYNAK MAKİNESİ(BALON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RO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3 ADET) - [ sıra:135 ]</text:p>
          </table:table-cell>
          <table:table-cell office:value-type="string" table:style-name="ce1">
            <text:p>ROFM LAZER KESİM MAKİNESİ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FM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1 ADET) - [ sıra:136 ]</text:p>
          </table:table-cell>
          <table:table-cell office:value-type="string" table:style-name="ce1">
            <text:p>FMB OTOMATİK YÜKLEYİC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5 ADET) - [ sıra:137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1 ADET) - [ sıra:138 ]</text:p>
          </table:table-cell>
          <table:table-cell office:value-type="string" table:style-name="ce1">
            <text:p>4 GÖZLÜ METAL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4 ADET) - [ sıra:139 ]</text:p>
          </table:table-cell>
          <table:table-cell office:value-type="string" table:style-name="ce1">
            <text:p>4 KATLI RAF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1 ADET) - [ sıra:140 ]</text:p>
          </table:table-cell>
          <table:table-cell office:value-type="string" table:style-name="ce1">
            <text:p>MANİTÖR</text:p>
          </table:table-cell>
          <table:table-cell office:value-type="string" table:style-name="ce1">
            <text:p>WİEV SONİC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2 ADET) - [ sıra:141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1 ADET) - [ sıra:142 ]</text:p>
          </table:table-cell>
          <table:table-cell office:value-type="string" table:style-name="ce1">
            <text:p>TEKERLEKLİ TÜP TAŞIMA ARAB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LZR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LZR001</text:p>
          </table:table-cell>
          <table:table-cell office:value-type="string" table:style-name="ce1">
            <text:p>LAZER KESİM (ÜRETİM ZEMİN KAT - ÜRETİM ZEMİN KAT - 6 ADET) - [ sıra:143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L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44 ]</text:p>
          </table:table-cell>
          <table:table-cell office:value-type="string" table:style-name="ce1">
            <text:p>LAZER MİK. LAZER MARKALAM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45 ]</text:p>
          </table:table-cell>
          <table:table-cell office:value-type="string" table:style-name="ce1">
            <text:p>TEKNİK FIRIN</text:p>
          </table:table-cell>
          <table:table-cell office:value-type="string" table:style-name="ce1">
            <text:p>PROTHERM ALS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HI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46 ]</text:p>
          </table:table-cell>
          <table:table-cell office:value-type="string" table:style-name="ce1">
            <text:p>Hİ CUBE VOCUM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47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AC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DI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48 ]</text:p>
          </table:table-cell>
          <table:table-cell office:value-type="string" table:style-name="ce1">
            <text:p>DİP CAATER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4 ADET) - [ sıra:149 ]</text:p>
          </table:table-cell>
          <table:table-cell office:value-type="string" table:style-name="ce1">
            <text:p>4 KATLI HAFİF YÜK RAF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I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50 ]</text:p>
          </table:table-cell>
          <table:table-cell office:value-type="string" table:style-name="ce1">
            <text:p>İŞKENC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M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 ADET) - [ sıra:151 ]</text:p>
          </table:table-cell>
          <table:table-cell office:value-type="string" table:style-name="ce1">
            <text:p>MATKAP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2 ADET) - [ sıra:152 ]</text:p>
          </table:table-cell>
          <table:table-cell office:value-type="string" table:style-name="ce1">
            <text:p>HAVYA CLASS 76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0 ADET) - [ sıra:153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3 ADET) - [ sıra:154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10 ADET) - [ sıra:155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WIR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WIR001</text:p>
          </table:table-cell>
          <table:table-cell office:value-type="string" table:style-name="ce1">
            <text:p>WİRE AREA (ÜRETİM ZEMİN KAT - ÜRETİM ZEMİN KAT - 2 ADET) - [ sıra:156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5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1 ADET) - [ sıra:157 ]</text:p>
          </table:table-cell>
          <table:table-cell office:value-type="string" table:style-name="ce1">
            <text:p>5 KATLI HAFİF YÜK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2 ADET) - [ sıra:15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1 ADET) - [ sıra:159 ]</text:p>
          </table:table-cell>
          <table:table-cell office:value-type="string" table:style-name="ce1">
            <text:p>BÜYÜK CAMLI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3 ADET) - [ sıra:160 ]</text:p>
          </table:table-cell>
          <table:table-cell office:value-type="string" table:style-name="ce1">
            <text:p>KÜÇÜK CAMLI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4 ADET) - [ sıra:161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K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1 ADET) - [ sıra:162 ]</text:p>
          </table:table-cell>
          <table:table-cell office:value-type="string" table:style-name="ce1">
            <text:p>KİNEPAK MİKROCOİL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Y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1 ADET) - [ sıra:163 ]</text:p>
          </table:table-cell>
          <table:table-cell office:value-type="string" table:style-name="ce1">
            <text:p>YAY MAKİNESİ GOLD LE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1 ADET) - [ sıra:164 ]</text:p>
          </table:table-cell>
          <table:table-cell office:value-type="string" table:style-name="ce1">
            <text:p>SARM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COI001.IN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COI001</text:p>
          </table:table-cell>
          <table:table-cell office:value-type="string" table:style-name="ce1">
            <text:p>COİL ODASI (ÜRETİM ZEMİN KAT - ÜRETİM ZEMİN KAT - 1 ADET) - [ sıra:165 ]</text:p>
          </table:table-cell>
          <table:table-cell office:value-type="string" table:style-name="ce1">
            <text:p>İNVAMED YAY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PC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66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DEL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O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2 ADET) - [ sıra:167 ]</text:p>
          </table:table-cell>
          <table:table-cell office:value-type="string" table:style-name="ce1">
            <text:p>OROTİK PİRAMİT LAZER MAKİNESİ</text:p>
          </table:table-cell>
          <table:table-cell office:value-type="string" table:style-name="ce1">
            <text:p>EVO 16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L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68 ]</text:p>
          </table:table-cell>
          <table:table-cell office:value-type="string" table:style-name="ce1">
            <text:p>LAZER MAKİNESİ</text:p>
          </table:table-cell>
          <table:table-cell office:value-type="string" table:style-name="ce1">
            <text:p>LYNX EVO 29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SI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69 ]</text:p>
          </table:table-cell>
          <table:table-cell office:value-type="string" table:style-name="ce1">
            <text:p>SİSMA LAZER KAYNAK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L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70 ]</text:p>
          </table:table-cell>
          <table:table-cell office:value-type="string" table:style-name="ce1">
            <text:p>LAZER KAYNAK MAKİNESİ</text:p>
          </table:table-cell>
          <table:table-cell office:value-type="string" table:style-name="ce1">
            <text:p>LERC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3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2 ADET) - [ sıra:171 ]</text:p>
          </table:table-cell>
          <table:table-cell office:value-type="string" table:style-name="ce1">
            <text:p>3 KATLI HAFİF YÜK RAF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B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72 ]</text:p>
          </table:table-cell>
          <table:table-cell office:value-type="string" table:style-name="ce1">
            <text:p>BATARYA ŞARJ ALETİ</text:p>
          </table:table-cell>
          <table:table-cell office:value-type="string" table:style-name="ce1">
            <text:p>STERLEY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B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2 ADET) - [ sıra:173 ]</text:p>
          </table:table-cell>
          <table:table-cell office:value-type="string" table:style-name="ce1">
            <text:p>BLACK DECKER STANLEY MATKAP ŞARJL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74 ]</text:p>
          </table:table-cell>
          <table:table-cell office:value-type="string" table:style-name="ce1">
            <text:p>MASA TEPE LAMBASI</text:p>
          </table:table-cell>
          <table:table-cell office:value-type="string" table:style-name="ce1">
            <text:p>NİNGB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M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75 ]</text:p>
          </table:table-cell>
          <table:table-cell office:value-type="string" table:style-name="ce1">
            <text:p>MERCEK</text:p>
          </table:table-cell>
          <table:table-cell office:value-type="string" table:style-name="ce1">
            <text:p>BEST 208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F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2 ADET) - [ sıra:176 ]</text:p>
          </table:table-cell>
          <table:table-cell office:value-type="string" table:style-name="ce1">
            <text:p>FAS TEPE LAMBASI MERCE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2 ADET) - [ sıra:177 ]</text:p>
          </table:table-cell>
          <table:table-cell office:value-type="string" table:style-name="ce1">
            <text:p>HAVYA</text:p>
          </table:table-cell>
          <table:table-cell office:value-type="string" table:style-name="ce1">
            <text:p>CLASS 968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78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7 ADET) - [ sıra:179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3 ADET) - [ sıra:180 ]</text:p>
          </table:table-cell>
          <table:table-cell office:value-type="string" table:style-name="ce1">
            <text:p>KÜÇÜK CAM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1 ADET) - [ sıra:181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6 ADET) - [ sıra:182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83 ]</text:p>
          </table:table-cell>
          <table:table-cell office:value-type="string" table:style-name="ce1">
            <text:p>ISITICI</text:p>
          </table:table-cell>
          <table:table-cell office:value-type="string" table:style-name="ce1">
            <text:p>SİNB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5 ADET) - [ sıra:184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ATRLZR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TRLZR</text:p>
          </table:table-cell>
          <table:table-cell office:value-type="string" table:style-name="ce1">
            <text:p>ATEREKTOMİ VE LAZER (ÜRETİM ZEMİN KAT - ÜRETİM ZEMİN KAT - 1 ADET) - [ sıra:185 ]</text:p>
          </table:table-cell>
          <table:table-cell office:value-type="string" table:style-name="ce1">
            <text:p>3 KATLI DOSYA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15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2 ADET) - [ sıra:186 ]</text:p>
          </table:table-cell>
          <table:table-cell office:value-type="string" table:style-name="ce1">
            <text:p>15M KÜP E.T DOLABI AX 15.00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IK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1 ADET) - [ sıra:187 ]</text:p>
          </table:table-cell>
          <table:table-cell office:value-type="string" table:style-name="ce1">
            <text:p>İKLİMLENDİRME KABİNİ NÜKLEON NİT 6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2M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1 ADET) - [ sıra:188 ]</text:p>
          </table:table-cell>
          <table:table-cell office:value-type="string" table:style-name="ce1">
            <text:p>2M KÜP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6M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1 ADET) - [ sıra:189 ]</text:p>
          </table:table-cell>
          <table:table-cell office:value-type="string" table:style-name="ce1">
            <text:p>6M KÜP AX2000 VE AX6000 ETRO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GO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1 ADET) - [ sıra:190 ]</text:p>
          </table:table-cell>
          <table:table-cell office:value-type="string" table:style-name="ce1">
            <text:p>GÖZ YIKAMA DU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AM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3 ADET) - [ sıra:191 ]</text:p>
          </table:table-cell>
          <table:table-cell office:value-type="string" table:style-name="ce1">
            <text:p>AMBALAJ KAPAMA MAKİNESİ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3 ADET) - [ sıra:192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1 ADET) - [ sıra:193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B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2 ADET) - [ sıra:194 ]</text:p>
          </table:table-cell>
          <table:table-cell office:value-type="string" table:style-name="ce1">
            <text:p>BÜYÜK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2 ADET) - [ sıra:195 ]</text:p>
          </table:table-cell>
          <table:table-cell office:value-type="string" table:style-name="ce1">
            <text:p>ORTA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2 ADET) - [ sıra:196 ]</text:p>
          </table:table-cell>
          <table:table-cell office:value-type="string" table:style-name="ce1">
            <text:p>METAL E.O KONTEYN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STER01.BU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TER01</text:p>
          </table:table-cell>
          <table:table-cell office:value-type="string" table:style-name="ce1">
            <text:p>STERİLİZASYON (ÜRETİM ZEMİN KAT - ÜRETİM ZEMİN KAT - 1 ADET) - [ sıra:197 ]</text:p>
          </table:table-cell>
          <table:table-cell office:value-type="string" table:style-name="ce1">
            <text:p>BÜYÜK BA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H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198 ]</text:p>
          </table:table-cell>
          <table:table-cell office:value-type="string" table:style-name="ce1">
            <text:p>HAMUR <text:s/>SİLİKEN KARIŞTIRI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Y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2 ADET) - [ sıra:199 ]</text:p>
          </table:table-cell>
          <table:table-cell office:value-type="string" table:style-name="ce1">
            <text:p>YARI OTOMATİK ATEK SHRİNK MAKİNESİ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K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0 ]</text:p>
          </table:table-cell>
          <table:table-cell office:value-type="string" table:style-name="ce1">
            <text:p>KURUTMA MAKİNESİ</text:p>
          </table:table-cell>
          <table:table-cell office:value-type="string" table:style-name="ce1">
            <text:p>ÇİFTBİLE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OR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1 ]</text:p>
          </table:table-cell>
          <table:table-cell office:value-type="string" table:style-name="ce1">
            <text:p>ÖRGÜ MAKİNESİ</text:p>
          </table:table-cell>
          <table:table-cell office:value-type="string" table:style-name="ce1">
            <text:p>AR-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OR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3 ADET) - [ sıra:202 ]</text:p>
          </table:table-cell>
          <table:table-cell office:value-type="string" table:style-name="ce1">
            <text:p>ÖRGÜ MAKİNESİ</text:p>
          </table:table-cell>
          <table:table-cell office:value-type="string" table:style-name="ce1">
            <text:p>GUR-FİL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OR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3 ]</text:p>
          </table:table-cell>
          <table:table-cell office:value-type="string" table:style-name="ce1">
            <text:p>ÖRGÜ MAKİNESİ</text:p>
          </table:table-cell>
          <table:table-cell office:value-type="string" table:style-name="ce1">
            <text:p>GÖRTEK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OR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4 ]</text:p>
          </table:table-cell>
          <table:table-cell office:value-type="string" table:style-name="ce1">
            <text:p>ÖRGÜ MAKİNESİ BÜYÜK</text:p>
          </table:table-cell>
          <table:table-cell office:value-type="string" table:style-name="ce1">
            <text:p>XİOİN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5 ]</text:p>
          </table:table-cell>
          <table:table-cell office:value-type="string" table:style-name="ce1">
            <text:p>MAKARNA SARIM MAKİNESİ</text:p>
          </table:table-cell>
          <table:table-cell office:value-type="string" table:style-name="ce1">
            <text:p>AR-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OR5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6 ]</text:p>
          </table:table-cell>
          <table:table-cell office:value-type="string" table:style-name="ce1">
            <text:p>ÖRGÜ MAKİNESİ</text:p>
          </table:table-cell>
          <table:table-cell office:value-type="string" table:style-name="ce1">
            <text:p>VERCHİ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KE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7 ]</text:p>
          </table:table-cell>
          <table:table-cell office:value-type="string" table:style-name="ce1">
            <text:p>KEİL FIR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5 ADET) - [ sıra:208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09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ASU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5 ADET) - [ sıra:210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6 ADET) - [ sıra:211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2 ADET) - [ sıra:212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13 ]</text:p>
          </table:table-cell>
          <table:table-cell office:value-type="string" table:style-name="ce1">
            <text:p>ORTA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14 ]</text:p>
          </table:table-cell>
          <table:table-cell office:value-type="string" table:style-name="ce1">
            <text:p>KÜÇÜK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15 ]</text:p>
          </table:table-cell>
          <table:table-cell office:value-type="string" table:style-name="ce1">
            <text:p>3 KATLI HAFİF YÜK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H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16 ]</text:p>
          </table:table-cell>
          <table:table-cell office:value-type="string" table:style-name="ce1">
            <text:p>HASSAS TERAZİ</text:p>
          </table:table-cell>
          <table:table-cell office:value-type="string" table:style-name="ce1">
            <text:p>ES 255m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17 ]</text:p>
          </table:table-cell>
          <table:table-cell office:value-type="string" table:style-name="ce1">
            <text:p>MİKROSKOP</text:p>
          </table:table-cell>
          <table:table-cell office:value-type="string" table:style-name="ce1">
            <text:p>SOİF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ORGMAS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GMAS</text:p>
          </table:table-cell>
          <table:table-cell office:value-type="string" table:style-name="ce1">
            <text:p>ÖRGÜ MASASI (ÜRETİM ZEMİN KAT - ÜRETİM ZEMİN KAT - 1 ADET) - [ sıra:218 ]</text:p>
          </table:table-cell>
          <table:table-cell office:value-type="string" table:style-name="ce1">
            <text:p>ISITICI</text:p>
          </table:table-cell>
          <table:table-cell office:value-type="string" table:style-name="ce1">
            <text:p>UF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KSN01.HA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SN01</text:p>
          </table:table-cell>
          <table:table-cell office:value-type="string" table:style-name="ce1">
            <text:p>EKSEN (ÜRETİM ZEMİN KAT - ÜRETİM ZEMİN KAT - 4 ADET) - [ sıra:219 ]</text:p>
          </table:table-cell>
          <table:table-cell office:value-type="string" table:style-name="ce1">
            <text:p>HAAS VF 255 5 EKSEN CNC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KSN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SN01</text:p>
          </table:table-cell>
          <table:table-cell office:value-type="string" table:style-name="ce1">
            <text:p>EKSEN (ÜRETİM ZEMİN KAT - ÜRETİM ZEMİN KAT - 2 ADET) - [ sıra:220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KSN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SN01</text:p>
          </table:table-cell>
          <table:table-cell office:value-type="string" table:style-name="ce1">
            <text:p>EKSEN (ÜRETİM ZEMİN KAT - ÜRETİM ZEMİN KAT - 1 ADET) - [ sıra:221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KSN01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SN01</text:p>
          </table:table-cell>
          <table:table-cell office:value-type="string" table:style-name="ce1">
            <text:p>EKSEN (ÜRETİM ZEMİN KAT - ÜRETİM ZEMİN KAT - 4 ADET) - [ sıra:222 ]</text:p>
          </table:table-cell>
          <table:table-cell office:value-type="string" table:style-name="ce1">
            <text:p>TEKERLEKLİ BAG KÜÇÜ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KSN0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SN01</text:p>
          </table:table-cell>
          <table:table-cell office:value-type="string" table:style-name="ce1">
            <text:p>EKSEN (ÜRETİM ZEMİN KAT - ÜRETİM ZEMİN KAT - 2 ADET) - [ sıra:223 ]</text:p>
          </table:table-cell>
          <table:table-cell office:value-type="string" table:style-name="ce1">
            <text:p>TEKERLEKLİ TAKIM DOLAB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F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2 ADET) - [ sıra:224 ]</text:p>
          </table:table-cell>
          <table:table-cell office:value-type="string" table:style-name="ce1">
            <text:p>FEELER VMP 30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T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25 ]</text:p>
          </table:table-cell>
          <table:table-cell office:value-type="string" table:style-name="ce1">
            <text:p>TONGTAR TMV-S10C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M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26 ]</text:p>
          </table:table-cell>
          <table:table-cell office:value-type="string" table:style-name="ce1">
            <text:p>MENEVİŞ FIRI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2 ADET) - [ sıra:227 ]</text:p>
          </table:table-cell>
          <table:table-cell office:value-type="string" table:style-name="ce1">
            <text:p>4 KATLI HAFİF YÜK RAF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FE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3 ADET) - [ sıra:228 ]</text:p>
          </table:table-cell>
          <table:table-cell office:value-type="string" table:style-name="ce1">
            <text:p>FEELER VMP 40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A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29 ]</text:p>
          </table:table-cell>
          <table:table-cell office:value-type="string" table:style-name="ce1">
            <text:p>ARİEN IMM-1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30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2 ADET) - [ sıra:231 ]</text:p>
          </table:table-cell>
          <table:table-cell office:value-type="string" table:style-name="ce1">
            <text:p>KÜÇ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4 ADET) - [ sıra:232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M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2 ADET) - [ sıra:233 ]</text:p>
          </table:table-cell>
          <table:table-cell office:value-type="string" table:style-name="ce1">
            <text:p>MENGEN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BO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2 ADET) - [ sıra:234 ]</text:p>
          </table:table-cell>
          <table:table-cell office:value-type="string" table:style-name="ce1">
            <text:p>BOG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35 ]</text:p>
          </table:table-cell>
          <table:table-cell office:value-type="string" table:style-name="ce1">
            <text:p>HAVA KURUTUC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3 ADET) - [ sıra:236 ]</text:p>
          </table:table-cell>
          <table:table-cell office:value-type="string" table:style-name="ce1">
            <text:p>TEKERLEKLİ TAKIM DOLAB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T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5 ADET) - [ sıra:237 ]</text:p>
          </table:table-cell>
          <table:table-cell office:value-type="string" table:style-name="ce1">
            <text:p>TALAŞ KONVEYÖ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N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38 ]</text:p>
          </table:table-cell>
          <table:table-cell office:value-type="string" table:style-name="ce1">
            <text:p>NOTEBOOK</text:p>
          </table:table-cell>
          <table:table-cell office:value-type="string" table:style-name="ce1">
            <text:p>ASU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NO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39 ]</text:p>
          </table:table-cell>
          <table:table-cell office:value-type="string" table:style-name="ce1">
            <text:p>NOTEBOOK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NO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40 ]</text:p>
          </table:table-cell>
          <table:table-cell office:value-type="string" table:style-name="ce1">
            <text:p>NOTEBOOK</text:p>
          </table:table-cell>
          <table:table-cell office:value-type="string" table:style-name="ce1">
            <text:p>CASP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150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41 ]</text:p>
          </table:table-cell>
          <table:table-cell office:value-type="string" table:style-name="ce1">
            <text:p>150 KUMPA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300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42 ]</text:p>
          </table:table-cell>
          <table:table-cell office:value-type="string" table:style-name="ce1">
            <text:p>300 KUMPA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500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43 ]</text:p>
          </table:table-cell>
          <table:table-cell office:value-type="string" table:style-name="ce1">
            <text:p>500 KUMPA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44 ]</text:p>
          </table:table-cell>
          <table:table-cell office:value-type="string" table:style-name="ce1">
            <text:p>MANUEL MARKALAMA ALET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DIKCNC.T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KCNC</text:p>
          </table:table-cell>
          <table:table-cell office:value-type="string" table:style-name="ce1">
            <text:p>DİK İŞLEM CNC (ÜRETİM ZEMİN KAT - ÜRETİM ZEMİN KAT - 1 ADET) - [ sıra:245 ]</text:p>
          </table:table-cell>
          <table:table-cell office:value-type="string" table:style-name="ce1">
            <text:p>TAKIM TUTUCU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IC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46 ]</text:p>
          </table:table-cell>
          <table:table-cell office:value-type="string" table:style-name="ce1">
            <text:p>İÇ AMBALAJ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DI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47 ]</text:p>
          </table:table-cell>
          <table:table-cell office:value-type="string" table:style-name="ce1">
            <text:p>DIŞ KUTU ATİKET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L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48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L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49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RE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50 ]</text:p>
          </table:table-cell>
          <table:table-cell office:value-type="string" table:style-name="ce1">
            <text:p>RENKLİ ETİKET MAKİNESİ</text:p>
          </table:table-cell>
          <table:table-cell office:value-type="string" table:style-name="ce1">
            <text:p>EPSEN C6500 A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51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T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52 ]</text:p>
          </table:table-cell>
          <table:table-cell office:value-type="string" table:style-name="ce1">
            <text:p>TARAYICILI YAZICI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OT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53 ]</text:p>
          </table:table-cell>
          <table:table-cell office:value-type="string" table:style-name="ce1">
            <text:p>OTOMATİK SHRİNK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ET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2 ADET) - [ sıra:254 ]</text:p>
          </table:table-cell>
          <table:table-cell office:value-type="string" table:style-name="ce1">
            <text:p>ETİKET MAKİNESİ</text:p>
          </table:table-cell>
          <table:table-cell office:value-type="string" table:style-name="ce1">
            <text:p>CİTİZEN CL-662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20 ADET) - [ sıra:255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ET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2 ADET) - [ sıra:256 ]</text:p>
          </table:table-cell>
          <table:table-cell office:value-type="string" table:style-name="ce1">
            <text:p>ETİKET MAKİNESİ</text:p>
          </table:table-cell>
          <table:table-cell office:value-type="string" table:style-name="ce1">
            <text:p>TSC TA21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57 ]</text:p>
          </table:table-cell>
          <table:table-cell office:value-type="string" table:style-name="ce1">
            <text:p>SEBİ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4 ADET) - [ sıra:258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8 ADET) - [ sıra:259 ]</text:p>
          </table:table-cell>
          <table:table-cell office:value-type="string" table:style-name="ce1">
            <text:p>BÜYÜK CAMLI MASA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2 ADET) - [ sıra:260 ]</text:p>
          </table:table-cell>
          <table:table-cell office:value-type="string" table:style-name="ce1">
            <text:p>ORTA CAMLI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K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61 ]</text:p>
          </table:table-cell>
          <table:table-cell office:value-type="string" table:style-name="ce1">
            <text:p>KÜÇÜK CAMLI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62 ]</text:p>
          </table:table-cell>
          <table:table-cell office:value-type="string" table:style-name="ce1">
            <text:p>LAPTO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KU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63 ]</text:p>
          </table:table-cell>
          <table:table-cell office:value-type="string" table:style-name="ce1">
            <text:p>KÜÇÜK GİYOTİ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 ADET) - [ sıra:264 ]</text:p>
          </table:table-cell>
          <table:table-cell office:value-type="string" table:style-name="ce1">
            <text:p>4 GÖZLÜ SOYUNMA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PKT001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PKT001</text:p>
          </table:table-cell>
          <table:table-cell office:value-type="string" table:style-name="ce1">
            <text:p>PAKET ODASI (ÜRETİM ZEMİN KAT - ÜRETİM ZEMİN KAT - 10 ADET) - [ sıra:265 ]</text:p>
          </table:table-cell>
          <table:table-cell office:value-type="string" table:style-name="ce1">
            <text:p>3 KATLI HAFİF YÜK RAF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UN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66 ]</text:p>
          </table:table-cell>
          <table:table-cell office:value-type="string" table:style-name="ce1">
            <text:p>ÜNİVERSAL TORNA</text:p>
          </table:table-cell>
          <table:table-cell office:value-type="string" table:style-name="ce1">
            <text:p>SN5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UN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67 ]</text:p>
          </table:table-cell>
          <table:table-cell office:value-type="string" table:style-name="ce1">
            <text:p>ÜNİVERSAL TORNA KÜÇÜK</text:p>
          </table:table-cell>
          <table:table-cell office:value-type="string" table:style-name="ce1">
            <text:p>TU36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UY/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68 ]</text:p>
          </table:table-cell>
          <table:table-cell office:value-type="string" table:style-name="ce1">
            <text:p>UY/NA SÜTUNLU MATK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CR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69 ]</text:p>
          </table:table-cell>
          <table:table-cell office:value-type="string" table:style-name="ce1">
            <text:p>CRAFF SÜTUNLU MATK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AM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0 ]</text:p>
          </table:table-cell>
          <table:table-cell office:value-type="string" table:style-name="ce1">
            <text:p>AMORF KALIPÇI FREZE TEZGAH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SA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1 ]</text:p>
          </table:table-cell>
          <table:table-cell office:value-type="string" table:style-name="ce1">
            <text:p>SAFIH TAŞLAMA</text:p>
          </table:table-cell>
          <table:table-cell office:value-type="string" table:style-name="ce1">
            <text:p>S636NC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T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2 ]</text:p>
          </table:table-cell>
          <table:table-cell office:value-type="string" table:style-name="ce1">
            <text:p>TAŞLAMA MAKİNESİ</text:p>
          </table:table-cell>
          <table:table-cell office:value-type="string" table:style-name="ce1">
            <text:p>BHAGWONSON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3 ]</text:p>
          </table:table-cell>
          <table:table-cell office:value-type="string" table:style-name="ce1">
            <text:p>MİKROTEK KAPLAM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ZI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4 ]</text:p>
          </table:table-cell>
          <table:table-cell office:value-type="string" table:style-name="ce1">
            <text:p>ZIMPARA TEZGAH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T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2 ADET) - [ sıra:275 ]</text:p>
          </table:table-cell>
          <table:table-cell office:value-type="string" table:style-name="ce1">
            <text:p>TAKIM ARAB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2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2 ADET) - [ sıra:276 ]</text:p>
          </table:table-cell>
          <table:table-cell office:value-type="string" table:style-name="ce1">
            <text:p>2 GÖZLÜ METAL 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7 ]</text:p>
          </table:table-cell>
          <table:table-cell office:value-type="string" table:style-name="ce1">
            <text:p>4 GÖZLÜ SOYUNMA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75 ADET) - [ sıra:278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79 ]</text:p>
          </table:table-cell>
          <table:table-cell office:value-type="string" table:style-name="ce1">
            <text:p>SEBİ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T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80 ]</text:p>
          </table:table-cell>
          <table:table-cell office:value-type="string" table:style-name="ce1">
            <text:p>TAKIM DOLABI M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C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81 ]</text:p>
          </table:table-cell>
          <table:table-cell office:value-type="string" table:style-name="ce1">
            <text:p>CROFT MİNYATÜR TORN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B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2 ADET) - [ sıra:282 ]</text:p>
          </table:table-cell>
          <table:table-cell office:value-type="string" table:style-name="ce1">
            <text:p>BANT ZIMPAR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6 ADET) - [ sıra:283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2 ADET) - [ sıra:284 ]</text:p>
          </table:table-cell>
          <table:table-cell office:value-type="string" table:style-name="ce1">
            <text:p>KÜÇ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2 ADET) - [ sıra:285 ]</text:p>
          </table:table-cell>
          <table:table-cell office:value-type="string" table:style-name="ce1">
            <text:p>ŞARJLI MATK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TORN01.KU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TORN01</text:p>
          </table:table-cell>
          <table:table-cell office:value-type="string" table:style-name="ce1">
            <text:p>TORNA (ÜRETİM ZEMİN KAT - ÜRETİM ZEMİN KAT - 1 ADET) - [ sıra:286 ]</text:p>
          </table:table-cell>
          <table:table-cell office:value-type="string" table:style-name="ce1">
            <text:p>KUMPA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REZ01.MI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REZ01</text:p>
          </table:table-cell>
          <table:table-cell office:value-type="string" table:style-name="ce1">
            <text:p>EREZYON ODASI (ÜRETİM ZEMİN KAT - ÜRETİM ZEMİN KAT - 1 ADET) - [ sıra:287 ]</text:p>
          </table:table-cell>
          <table:table-cell office:value-type="string" table:style-name="ce1">
            <text:p>MİTSUBİSHİ MV1200S TEL EREZYON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REZ01.ED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REZ01</text:p>
          </table:table-cell>
          <table:table-cell office:value-type="string" table:style-name="ce1">
            <text:p>EREZYON ODASI (ÜRETİM ZEMİN KAT - ÜRETİM ZEMİN KAT - 1 ADET) - [ sıra:288 ]</text:p>
          </table:table-cell>
          <table:table-cell office:value-type="string" table:style-name="ce1">
            <text:p>EDM 4030 CNC DOLMA EREZY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REZ01.SU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REZ01</text:p>
          </table:table-cell>
          <table:table-cell office:value-type="string" table:style-name="ce1">
            <text:p>EREZYON ODASI (ÜRETİM ZEMİN KAT - ÜRETİM ZEMİN KAT - 1 ADET) - [ sıra:289 ]</text:p>
          </table:table-cell>
          <table:table-cell office:value-type="string" table:style-name="ce1">
            <text:p>SUPERMİLL EDM HOK HIZLI DELİK DELM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REZ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REZ01</text:p>
          </table:table-cell>
          <table:table-cell office:value-type="string" table:style-name="ce1">
            <text:p>EREZYON ODASI (ÜRETİM ZEMİN KAT - ÜRETİM ZEMİN KAT - 1 ADET) - [ sıra:290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REZ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REZ01</text:p>
          </table:table-cell>
          <table:table-cell office:value-type="string" table:style-name="ce1">
            <text:p>EREZYON ODASI (ÜRETİM ZEMİN KAT - ÜRETİM ZEMİN KAT - 1 ADET) - [ sıra:291 ]</text:p>
          </table:table-cell>
          <table:table-cell office:value-type="string" table:style-name="ce1">
            <text:p>BÜYÜK BA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REZ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REZ01</text:p>
          </table:table-cell>
          <table:table-cell office:value-type="string" table:style-name="ce1">
            <text:p>EREZYON ODASI (ÜRETİM ZEMİN KAT - ÜRETİM ZEMİN KAT - 1 ADET) - [ sıra:292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HA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3 ADET) - [ sıra:293 ]</text:p>
          </table:table-cell>
          <table:table-cell office:value-type="string" table:style-name="ce1">
            <text:p>HAAS VF 255 5 EKSEN CNC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3 ADET) - [ sıra:294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295 ]</text:p>
          </table:table-cell>
          <table:table-cell office:value-type="string" table:style-name="ce1">
            <text:p>BÜYÜK BOY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EN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296 ]</text:p>
          </table:table-cell>
          <table:table-cell office:value-type="string" table:style-name="ce1">
            <text:p>ENERJİ REGÜLAT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T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297 ]</text:p>
          </table:table-cell>
          <table:table-cell office:value-type="string" table:style-name="ce1">
            <text:p>TAKIM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BI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298 ]</text:p>
          </table:table-cell>
          <table:table-cell office:value-type="string" table:style-name="ce1">
            <text:p>BİLGİSAYAR KASASI</text:p>
          </table:table-cell>
          <table:table-cell office:value-type="string" table:style-name="ce1">
            <text:p>DEL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3 ADET) - [ sıra:299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300 ]</text:p>
          </table:table-cell>
          <table:table-cell office:value-type="string" table:style-name="ce1">
            <text:p>TEKERLEKLİ TAKIM ARAB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301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5ECNC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5ECNC1</text:p>
          </table:table-cell>
          <table:table-cell office:value-type="string" table:style-name="ce1">
            <text:p>5 EKSEN CNC (ÜRETİM ZEMİN KAT - ÜRETİM ZEMİN KAT - 1 ADET) - [ sıra:302 ]</text:p>
          </table:table-cell>
          <table:table-cell office:value-type="string" table:style-name="ce1">
            <text:p>TEKERLEKLİ YÜK TAŞIMA(DOMUZ ARABASI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K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6 ADET) - [ sıra:303 ]</text:p>
          </table:table-cell>
          <table:table-cell office:value-type="string" table:style-name="ce1">
            <text:p>KAYAR OTOMAT</text:p>
          </table:table-cell>
          <table:table-cell office:value-type="string" table:style-name="ce1">
            <text:p>SR20R3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6 ADET) - [ sıra:304 ]</text:p>
          </table:table-cell>
          <table:table-cell office:value-type="string" table:style-name="ce1">
            <text:p>BARKOD ÇUBUK SÜRÜCÜ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T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6 ADET) - [ sıra:305 ]</text:p>
          </table:table-cell>
          <table:table-cell office:value-type="string" table:style-name="ce1">
            <text:p>TALAŞ KONVEYÖR KAYAR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CN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2 ADET) - [ sıra:306 ]</text:p>
          </table:table-cell>
          <table:table-cell office:value-type="string" table:style-name="ce1">
            <text:p>CNC TORNA(FECLER)</text:p>
          </table:table-cell>
          <table:table-cell office:value-type="string" table:style-name="ce1">
            <text:p>FİLLER TC20L VEFTC35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TO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07 ]</text:p>
          </table:table-cell>
          <table:table-cell office:value-type="string" table:style-name="ce1">
            <text:p>TORNA(HWCHEON)</text:p>
          </table:table-cell>
          <table:table-cell office:value-type="string" table:style-name="ce1">
            <text:p>CUTEX 160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08 ]</text:p>
          </table:table-cell>
          <table:table-cell office:value-type="string" table:style-name="ce1">
            <text:p>HAVA KURUTUC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PR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09 ]</text:p>
          </table:table-cell>
          <table:table-cell office:value-type="string" table:style-name="ce1">
            <text:p>PROPROJEKTÖR İNSİZ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10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KU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4 ADET) - [ sıra:311 ]</text:p>
          </table:table-cell>
          <table:table-cell office:value-type="string" table:style-name="ce1">
            <text:p>KUMPAS</text:p>
          </table:table-cell>
          <table:table-cell office:value-type="string" table:style-name="ce1">
            <text:p>İNSİZE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M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12 ]</text:p>
          </table:table-cell>
          <table:table-cell office:value-type="string" table:style-name="ce1">
            <text:p>MATKAP ŞARJLI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T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4 ADET) - [ sıra:313 ]</text:p>
          </table:table-cell>
          <table:table-cell office:value-type="string" table:style-name="ce1">
            <text:p>TAKIM ARABASI(DOLAP)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CU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14 ]</text:p>
          </table:table-cell>
          <table:table-cell office:value-type="string" table:style-name="ce1">
            <text:p>ÇUBUK TAŞIMA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ME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15 ]</text:p>
          </table:table-cell>
          <table:table-cell office:value-type="string" table:style-name="ce1">
            <text:p>MENEFEED ÇUBUK SÜRÜC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1 ADET) - [ sıra:316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7 ADET) - [ sıra:317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YU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6 ADET) - [ sıra:318 ]</text:p>
          </table:table-cell>
          <table:table-cell office:value-type="string" table:style-name="ce1">
            <text:p>YÜKSEK BASINÇ ÜNİTESİ</text:p>
          </table:table-cell>
          <table:table-cell office:value-type="string" table:style-name="ce1">
            <text:p>NEW ENGLAND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T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3 ADET) - [ sıra:319 ]</text:p>
          </table:table-cell>
          <table:table-cell office:value-type="string" table:style-name="ce1">
            <text:p>TALAŞ KONVEYÖR TORN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KROTO1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ROTO1</text:p>
          </table:table-cell>
          <table:table-cell office:value-type="string" table:style-name="ce1">
            <text:p>KAYAR OTOMAT (ÜRETİM ZEMİN KAT - ÜRETİM ZEMİN KAT - 3 ADET) - [ sıra:320 ]</text:p>
          </table:table-cell>
          <table:table-cell office:value-type="string" table:style-name="ce1">
            <text:p>TEKERLEKLİ BAG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21 ]</text:p>
          </table:table-cell>
          <table:table-cell office:value-type="string" table:style-name="ce1">
            <text:p>MANİTÖR MASAÜSTÜ BİLGİSAYA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160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2 ADET) - [ sıra:322 ]</text:p>
          </table:table-cell>
          <table:table-cell office:value-type="string" table:style-name="ce1">
            <text:p>160 TONLUK YATAY ENJEKSİYON MAKİNESİ</text:p>
          </table:table-cell>
          <table:table-cell office:value-type="string" table:style-name="ce1">
            <text:p>EKİN MAKİNE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M1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4 ADET) - [ sıra:323 ]</text:p>
          </table:table-cell>
          <table:table-cell office:value-type="string" table:style-name="ce1">
            <text:p>120 TONLUK YATAY ENJEKSİYON MAKİNESİ</text:p>
          </table:table-cell>
          <table:table-cell office:value-type="string" table:style-name="ce1">
            <text:p>EKİN MAKİNE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M1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24 ]</text:p>
          </table:table-cell>
          <table:table-cell office:value-type="string" table:style-name="ce1">
            <text:p>120-110 TON DİKEY ENJEKSİYON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25 ]</text:p>
          </table:table-cell>
          <table:table-cell office:value-type="string" table:style-name="ce1">
            <text:p>CAM MASA KÜÇÜ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26 ]</text:p>
          </table:table-cell>
          <table:table-cell office:value-type="string" table:style-name="ce1">
            <text:p>ISITICILI PRESS 30 T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27 ]</text:p>
          </table:table-cell>
          <table:table-cell office:value-type="string" table:style-name="ce1">
            <text:p>ŞARTLANDIRI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3 ADET) - [ sıra:328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4 ADET) - [ sıra:329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30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2T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31 ]</text:p>
          </table:table-cell>
          <table:table-cell office:value-type="string" table:style-name="ce1">
            <text:p>2 TON CALASK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P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32 ]</text:p>
          </table:table-cell>
          <table:table-cell office:value-type="string" table:style-name="ce1">
            <text:p>PLASTİK KARIŞTIRI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3 ADET) - [ sıra:333 ]</text:p>
          </table:table-cell>
          <table:table-cell office:value-type="string" table:style-name="ce1">
            <text:p>4 KATLI HAFİF YÜK RAF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34 ]</text:p>
          </table:table-cell>
          <table:table-cell office:value-type="string" table:style-name="ce1">
            <text:p>4 GÖZLÜ METAL SOYUNMA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2 ADET) - [ sıra:335 ]</text:p>
          </table:table-cell>
          <table:table-cell office:value-type="string" table:style-name="ce1">
            <text:p>3 KATLI HAFİF YÜK RAF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2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36 ]</text:p>
          </table:table-cell>
          <table:table-cell office:value-type="string" table:style-name="ce1">
            <text:p>2 KATLI KALIP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3 ADET) - [ sıra:337 ]</text:p>
          </table:table-cell>
          <table:table-cell office:value-type="string" table:style-name="ce1">
            <text:p>TEKERLEKLİ BAG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SM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1 ADET) - [ sıra:338 ]</text:p>
          </table:table-cell>
          <table:table-cell office:value-type="string" table:style-name="ce1">
            <text:p>SML HAMMADDE VAKUMLAYI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4 ADET) - [ sıra:33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Z.ENJ00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NJ001</text:p>
          </table:table-cell>
          <table:table-cell office:value-type="string" table:style-name="ce1">
            <text:p>ENJEKSİYON (ÜRETİM ZEMİN KAT - ÜRETİM ZEMİN KAT - 2 ADET) - [ sıra:340 ]</text:p>
          </table:table-cell>
          <table:table-cell office:value-type="string" table:style-name="ce1">
            <text:p>TEKERLEKLİ TAKIM ARAB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4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15 ADET ) - [ sıra:1 ]</text:p>
          </table:table-cell>
          <table:table-cell office:value-type="string" table:style-name="ce1">
            <text:p>4 KATLI RAF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4K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6 ADET ) - [ sıra:2 ]</text:p>
          </table:table-cell>
          <table:table-cell office:value-type="string" table:style-name="ce1">
            <text:p>4 Katlı yüksek raf<text:s/>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21 ADET ) - [ sıra:3 ]</text:p>
          </table:table-cell>
          <table:table-cell office:value-type="string" table:style-name="ce1">
            <text:p>Masa rafı<text:s/>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3.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2 ADET) - [ sıra:4 ]</text:p>
          </table:table-cell>
          <table:table-cell office:value-type="string" table:style-name="ce1">
            <text:p>3.20 ml cam ra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K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2 ADET) - [ sıra:5 ]</text:p>
          </table:table-cell>
          <table:table-cell office:value-type="string" table:style-name="ce1">
            <text:p>KAMER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9 ADET) - [ sıra:6 ]</text:p>
          </table:table-cell>
          <table:table-cell office:value-type="string" table:style-name="ce1">
            <text:p>3 katlı raf<text:s/>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1 ADET ) - [ sıra:7 ]</text:p>
          </table:table-cell>
          <table:table-cell office:value-type="string" table:style-name="ce1">
            <text:p>BUZDOLABI</text:p>
          </table:table-cell>
          <table:table-cell office:value-type="string" table:style-name="ce1">
            <text:p>EMSAŞ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M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1 ADET) - [ sıra:8 ]</text:p>
          </table:table-cell>
          <table:table-cell office:value-type="string" table:style-name="ce1">
            <text:p>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1 ADET) - [ sıra:9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UR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1 ADET) - [ sıra:10 ]</text:p>
          </table:table-cell>
          <table:table-cell office:value-type="string" table:style-name="ce1">
            <text:p>Üretim Bandı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RM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RM001</text:p>
          </table:table-cell>
          <table:table-cell office:value-type="string" table:style-name="ce1">
            <text:p>YARI MAMÜL 1 <text:s/>(ÜRETİM 1.KAT - ÜRETİM 1. KAT <text:s/>- 1 ADET) - [ sıra:11 ]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1 ADET) - [ sıra:12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13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20 ADET) - [ sıra:14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A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15 ]</text:p>
          </table:table-cell>
          <table:table-cell office:value-type="string" table:style-name="ce1">
            <text:p>AKILLI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AL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2 ADET) - [ sıra:16 ]</text:p>
          </table:table-cell>
          <table:table-cell office:value-type="string" table:style-name="ce1">
            <text:p>ALET DOLAB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0P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17 ]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LE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18 ]</text:p>
          </table:table-cell>
          <table:table-cell office:value-type="string" table:style-name="ce1">
            <text:p>LED EKRAN</text:p>
          </table:table-cell>
          <table:table-cell office:value-type="string" table:style-name="ce1">
            <text:p>SAMSUNG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IM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19 ]</text:p>
          </table:table-cell>
          <table:table-cell office:value-type="string" table:style-name="ce1">
            <text:p>İmac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AP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0 ]</text:p>
          </table:table-cell>
          <table:table-cell office:value-type="string" table:style-name="ce1">
            <text:p>APPLE TV<text:s/></text:p>
          </table:table-cell>
          <table:table-cell office:value-type="string" table:style-name="ce1">
            <text:p>APPL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KU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1 ]</text:p>
          </table:table-cell>
          <table:table-cell office:value-type="string" table:style-name="ce1">
            <text:p>Kumanda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I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2 ]</text:p>
          </table:table-cell>
          <table:table-cell office:value-type="string" table:style-name="ce1">
            <text:p>MİKROSKO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AL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3 ]</text:p>
          </table:table-cell>
          <table:table-cell office:value-type="string" table:style-name="ce1">
            <text:p>Alet tezgahı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4 ]</text:p>
          </table:table-cell>
          <table:table-cell office:value-type="string" table:style-name="ce1">
            <text:p>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5 ]</text:p>
          </table:table-cell>
          <table:table-cell office:value-type="string" table:style-name="ce1">
            <text:p>Çaymatik<text:s/></text:p>
          </table:table-cell>
          <table:table-cell office:value-type="string" table:style-name="ce1">
            <text:p>TEFA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I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6 ]</text:p>
          </table:table-cell>
          <table:table-cell office:value-type="string" table:style-name="ce1">
            <text:p>İkili kahve makinesi<text:s/></text:p>
          </table:table-cell>
          <table:table-cell office:value-type="string" table:style-name="ce1">
            <text:p>FAKİ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A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50 ADET) - [ sıra:27 ]</text:p>
          </table:table-cell>
          <table:table-cell office:value-type="string" table:style-name="ce1">
            <text:p>Alet çekmecesi<text:s/>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U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8 ]</text:p>
          </table:table-cell>
          <table:table-cell office:value-type="string" table:style-name="ce1">
            <text:p>Süpürge<text:s/>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H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29 ]</text:p>
          </table:table-cell>
          <table:table-cell office:value-type="string" table:style-name="ce1">
            <text:p>Harman Kordon ses sistemi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T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0 ]</text:p>
          </table:table-cell>
          <table:table-cell office:value-type="string" table:style-name="ce1">
            <text:p>Termal ısı ölçer<text:s/>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UP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1 ]</text:p>
          </table:table-cell>
          <table:table-cell office:value-type="string" table:style-name="ce1">
            <text:p>Uprint 3D printer<text:s/></text:p>
          </table:table-cell>
          <table:table-cell office:value-type="string" table:style-name="ce1">
            <text:p>STRATASY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C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2 ]</text:p>
          </table:table-cell>
          <table:table-cell office:value-type="string" table:style-name="ce1">
            <text:p>Cantura 02 ölçüm cihazı</text:p>
          </table:table-cell>
          <table:table-cell office:value-type="string" table:style-name="ce1">
            <text:p>ZEİZZ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3 adet ) - [ sıra:33 ]</text:p>
          </table:table-cell>
          <table:table-cell office:value-type="string" table:style-name="ce1">
            <text:p>Hava perdesi<text:s/></text:p>
          </table:table-cell>
          <table:table-cell office:value-type="string" table:style-name="ce1">
            <text:p>EURODOOR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4 ]</text:p>
          </table:table-cell>
          <table:table-cell office:value-type="string" table:style-name="ce1">
            <text:p>Masaüstü torna<text:s/></text:p>
          </table:table-cell>
          <table:table-cell office:value-type="string" table:style-name="ce1">
            <text:p>CRAFT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5 ]</text:p>
          </table:table-cell>
          <table:table-cell office:value-type="string" table:style-name="ce1">
            <text:p>Matkap uç seti<text:s/>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DR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6 ]</text:p>
          </table:table-cell>
          <table:table-cell office:value-type="string" table:style-name="ce1">
            <text:p>Dremel cihazı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7 ]</text:p>
          </table:table-cell>
          <table:table-cell office:value-type="string" table:style-name="ce1">
            <text:p>Manuel sıkma cihazı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2 ADET) - [ sıra:38 ]</text:p>
          </table:table-cell>
          <table:table-cell office:value-type="string" table:style-name="ce1">
            <text:p>Konteyner el akti seti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PD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39 ]</text:p>
          </table:table-cell>
          <table:table-cell office:value-type="string" table:style-name="ce1">
            <text:p>PDF 1400 Ace Matkap<text:s/>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40 ]</text:p>
          </table:table-cell>
          <table:table-cell office:value-type="string" table:style-name="ce1">
            <text:p>Şerit testere<text:s/></text:p>
          </table:table-cell>
          <table:table-cell office:value-type="string" table:style-name="ce1">
            <text:p>SCHEPPACH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RO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41 ]</text:p>
          </table:table-cell>
          <table:table-cell office:value-type="string" table:style-name="ce1">
            <text:p>Robot 3 eksen<text:s/></text:p>
          </table:table-cell>
          <table:table-cell office:value-type="string" table:style-name="ce1">
            <text:p>ZEKEE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I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42 ]</text:p>
          </table:table-cell>
          <table:table-cell office:value-type="string" table:style-name="ce1">
            <text:p>Silikon tabancası<text:s/></text:p>
          </table:table-cell>
          <table:table-cell office:value-type="string" table:style-name="ce1">
            <text:p>DREMER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43 ]</text:p>
          </table:table-cell>
          <table:table-cell office:value-type="string" table:style-name="ce1">
            <text:p>MİKROSKOP</text:p>
          </table:table-cell>
          <table:table-cell office:value-type="string" table:style-name="ce1">
            <text:p>SOİF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2 ADET) - [ sıra:44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3 adet ) - [ sıra:45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G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6 ADET ) - [ sıra:46 ]</text:p>
          </table:table-cell>
          <table:table-cell office:value-type="string" table:style-name="ce1">
            <text:p>Gri dolap<text:s/>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2 ADET) - [ sıra:47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48 ]</text:p>
          </table:table-cell>
          <table:table-cell office:value-type="string" table:style-name="ce1">
            <text:p>SED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U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49 ]</text:p>
          </table:table-cell>
          <table:table-cell office:value-type="string" table:style-name="ce1">
            <text:p>Mutfak ( evye krom ) tezgahı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0 ]</text:p>
          </table:table-cell>
          <table:table-cell office:value-type="string" table:style-name="ce1">
            <text:p>SEBİL</text:p>
          </table:table-cell>
          <table:table-cell office:value-type="string" table:style-name="ce1">
            <text:p>SİEMEN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BI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1 ]</text:p>
          </table:table-cell>
          <table:table-cell office:value-type="string" table:style-name="ce1">
            <text:p>Biyogüvenlik kabini</text:p>
          </table:table-cell>
          <table:table-cell office:value-type="string" table:style-name="ce1">
            <text:p>METİSAF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O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2 ]</text:p>
          </table:table-cell>
          <table:table-cell office:value-type="string" table:style-name="ce1">
            <text:p>Oksijen Konsantretör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PH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3 ]</text:p>
          </table:table-cell>
          <table:table-cell office:value-type="string" table:style-name="ce1">
            <text:p>Phg 630 Dce sıcak hava tabancası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S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4 ]</text:p>
          </table:table-cell>
          <table:table-cell office:value-type="string" table:style-name="ce1">
            <text:p>Sedye Perdesi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M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5 ]</text:p>
          </table:table-cell>
          <table:table-cell office:value-type="string" table:style-name="ce1">
            <text:p>Msı Stent krimpleme cihazı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ARG001.OJ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ARG001</text:p>
          </table:table-cell>
          <table:table-cell office:value-type="string" table:style-name="ce1">
            <text:p>RAŞİT DİNÇ ARGE (ÜRETİM 1.KAT - ÜRETİM 1. KAT <text:s/>- 1 ADET) - [ sıra:56 ]</text:p>
          </table:table-cell>
          <table:table-cell office:value-type="string" table:style-name="ce1">
            <text:p>Oje Kurutucu cihazı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I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57 ]</text:p>
          </table:table-cell>
          <table:table-cell office:value-type="string" table:style-name="ce1">
            <text:p>mikroskop ölçüm cihazı</text:p>
          </table:table-cell>
          <table:table-cell office:value-type="string" table:style-name="ce1">
            <text:p>MİTUTOYA OUİCK SCOP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AK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58 ]</text:p>
          </table:table-cell>
          <table:table-cell office:value-type="string" table:style-name="ce1">
            <text:p>akış hızı ölçüm cihazı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ST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59 ]</text:p>
          </table:table-cell>
          <table:table-cell office:value-type="string" table:style-name="ce1">
            <text:p>stent test cihazı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KU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0 ]</text:p>
          </table:table-cell>
          <table:table-cell office:value-type="string" table:style-name="ce1">
            <text:p>kuvvet ölçer</text:p>
          </table:table-cell>
          <table:table-cell office:value-type="string" table:style-name="ce1">
            <text:p>CHATILL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1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2 ]</text:p>
          </table:table-cell>
          <table:table-cell office:value-type="string" table:style-name="ce1">
            <text:p>Laptop<text:s/>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HP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3 ]</text:p>
          </table:table-cell>
          <table:table-cell office:value-type="string" table:style-name="ce1">
            <text:p>HPLC cihazı</text:p>
          </table:table-cell>
          <table:table-cell office:value-type="string" table:style-name="ce1">
            <text:p>shimazdz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KO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4 ]</text:p>
          </table:table-cell>
          <table:table-cell office:value-type="string" table:style-name="ce1">
            <text:p>Komplionz cihazı</text:p>
          </table:table-cell>
          <table:table-cell office:value-type="string" table:style-name="ce1">
            <text:p>HEİNZ SHAD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5 ]</text:p>
          </table:table-cell>
          <table:table-cell office:value-type="string" table:style-name="ce1">
            <text:p>mini pc</text:p>
          </table:table-cell>
          <table:table-cell office:value-type="string" table:style-name="ce1">
            <text:p>EXON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6 ]</text:p>
          </table:table-cell>
          <table:table-cell office:value-type="string" table:style-name="ce1">
            <text:p>Monitö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SU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7 ]</text:p>
          </table:table-cell>
          <table:table-cell office:value-type="string" table:style-name="ce1">
            <text:p>SU BANYOSU(ULTRASONİK YIKAMA)</text:p>
          </table:table-cell>
          <table:table-cell office:value-type="string" table:style-name="ce1">
            <text:p>GEM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IN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8 ]</text:p>
          </table:table-cell>
          <table:table-cell office:value-type="string" table:style-name="ce1">
            <text:p>İNKÜBATÖR FIRINI(EN300)</text:p>
          </table:table-cell>
          <table:table-cell office:value-type="string" table:style-name="ce1">
            <text:p>NUV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OR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69 ]</text:p>
          </table:table-cell>
          <table:table-cell office:value-type="string" table:style-name="ce1">
            <text:p>ÖRME MAKİNESİ-CRACHAT KRİTİN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0 ]</text:p>
          </table:table-cell>
          <table:table-cell office:value-type="string" table:style-name="ce1">
            <text:p>BUZDOLABI<text:s/></text:p>
          </table:table-cell>
          <table:table-cell office:value-type="string" table:style-name="ce1">
            <text:p>VEST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2 ADET) - [ sıra:71 ]</text:p>
          </table:table-cell>
          <table:table-cell office:value-type="string" table:style-name="ce1">
            <text:p>MASA ÖRTÜSÜ</text:p>
          </table:table-cell>
          <table:table-cell office:value-type="string" table:style-name="ce1">
            <text:p>ESD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N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2 ]</text:p>
          </table:table-cell>
          <table:table-cell office:value-type="string" table:style-name="ce1">
            <text:p>NAZAL FOTOTERAPİ CİHAZI</text:p>
          </table:table-cell>
          <table:table-cell office:value-type="string" table:style-name="ce1">
            <text:p>İNVAME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H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3 ]</text:p>
          </table:table-cell>
          <table:table-cell office:value-type="string" table:style-name="ce1">
            <text:p>HESA TEST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K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4 ]</text:p>
          </table:table-cell>
          <table:table-cell office:value-type="string" table:style-name="ce1">
            <text:p>KAÇAK AKIM TEST CİHAZI(VOLTAJ ÖLÇER)</text:p>
          </table:table-cell>
          <table:table-cell office:value-type="string" table:style-name="ce1">
            <text:p>REK MARKA RK2672BB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K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5 ]</text:p>
          </table:table-cell>
          <table:table-cell office:value-type="string" table:style-name="ce1">
            <text:p>KAÇAK AKIM ÖLÇER</text:p>
          </table:table-cell>
          <table:table-cell office:value-type="string" table:style-name="ce1">
            <text:p>GW İNSTEK GLC 900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I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6 ]</text:p>
          </table:table-cell>
          <table:table-cell office:value-type="string" table:style-name="ce1">
            <text:p>MİKROSKOP</text:p>
          </table:table-cell>
          <table:table-cell office:value-type="string" table:style-name="ce1">
            <text:p>TT T-ECHNI-C MAR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E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7 ]</text:p>
          </table:table-cell>
          <table:table-cell office:value-type="string" table:style-name="ce1">
            <text:p>ELEKTRONİK İNDİKATÖR MİKROMETRE</text:p>
          </table:table-cell>
          <table:table-cell office:value-type="string" table:style-name="ce1">
            <text:p>DASQU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DIJ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8 ]</text:p>
          </table:table-cell>
          <table:table-cell office:value-type="string" table:style-name="ce1">
            <text:p>DİJİTAL GÜÇ ÖLÇME ALETİ</text:p>
          </table:table-cell>
          <table:table-cell office:value-type="string" table:style-name="ce1">
            <text:p>DİGİTAL FORCE GUG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TE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79 ]</text:p>
          </table:table-cell>
          <table:table-cell office:value-type="string" table:style-name="ce1">
            <text:p>TEPE ÇEKME CİHAZI</text:p>
          </table:table-cell>
          <table:table-cell office:value-type="string" table:style-name="ce1">
            <text:p>CHATILL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D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0 ]</text:p>
          </table:table-cell>
          <table:table-cell office:value-type="string" table:style-name="ce1">
            <text:p>DİKEY KUVVET ÖLÇER</text:p>
          </table:table-cell>
          <table:table-cell office:value-type="string" table:style-name="ce1">
            <text:p>VERT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Y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1 ]</text:p>
          </table:table-cell>
          <table:table-cell office:value-type="string" table:style-name="ce1">
            <text:p>YATAY KUVVET ÖLÇER(DİNOMETRE)</text:p>
          </table:table-cell>
          <table:table-cell office:value-type="string" table:style-name="ce1">
            <text:p>VERT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VI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2 ]</text:p>
          </table:table-cell>
          <table:table-cell office:value-type="string" table:style-name="ce1">
            <text:p>VİZKOZRMETRE</text:p>
          </table:table-cell>
          <table:table-cell office:value-type="string" table:style-name="ce1">
            <text:p>LR LAMY RHEOLOGU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S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3 ]</text:p>
          </table:table-cell>
          <table:table-cell office:value-type="string" table:style-name="ce1">
            <text:p>SATRIFUGOL KAM POMPASI TEST CİHAZI</text:p>
          </table:table-cell>
          <table:table-cell office:value-type="string" table:style-name="ce1">
            <text:p>İNVAME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4 ]</text:p>
          </table:table-cell>
          <table:table-cell office:value-type="string" table:style-name="ce1">
            <text:p>MANYETİK KARIŞTIRICI</text:p>
          </table:table-cell>
          <table:table-cell office:value-type="string" table:style-name="ce1">
            <text:p>ISOTE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S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5 ]</text:p>
          </table:table-cell>
          <table:table-cell office:value-type="string" table:style-name="ce1">
            <text:p>SANTRİFUJ KARIŞTIRICI</text:p>
          </table:table-cell>
          <table:table-cell office:value-type="string" table:style-name="ce1">
            <text:p>ELEKTROMA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I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6 ]</text:p>
          </table:table-cell>
          <table:table-cell office:value-type="string" table:style-name="ce1">
            <text:p>MİKROSKOP(DİJİTAL)</text:p>
          </table:table-cell>
          <table:table-cell office:value-type="string" table:style-name="ce1">
            <text:p>CELESTR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7 ]</text:p>
          </table:table-cell>
          <table:table-cell office:value-type="string" table:style-name="ce1">
            <text:p>MANYETİK KARIŞTIRICI</text:p>
          </table:table-cell>
          <table:table-cell office:value-type="string" table:style-name="ce1">
            <text:p>HEİDEOLP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D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88 ]</text:p>
          </table:table-cell>
          <table:table-cell office:value-type="string" table:style-name="ce1">
            <text:p>DERECE ÖLÇER</text:p>
          </table:table-cell>
          <table:table-cell office:value-type="string" table:style-name="ce1">
            <text:p>LAYKA MAR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20 ADET) - [ sıra:89 ]</text:p>
          </table:table-cell>
          <table:table-cell office:value-type="string" table:style-name="ce1">
            <text:p>MALZEME ÇEKMECESİ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C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0 ]</text:p>
          </table:table-cell>
          <table:table-cell office:value-type="string" table:style-name="ce1">
            <text:p>ÇEKER OCAK</text:p>
          </table:table-cell>
          <table:table-cell office:value-type="string" table:style-name="ce1">
            <text:p>FUME HOO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1 ]</text:p>
          </table:table-cell>
          <table:table-cell office:value-type="string" table:style-name="ce1">
            <text:p>MİKROPİPET</text:p>
          </table:table-cell>
          <table:table-cell office:value-type="string" table:style-name="ce1">
            <text:p>İSOLAB MAR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2 ]</text:p>
          </table:table-cell>
          <table:table-cell office:value-type="string" table:style-name="ce1">
            <text:p>DOLAP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H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3 ]</text:p>
          </table:table-cell>
          <table:table-cell office:value-type="string" table:style-name="ce1">
            <text:p>HASSAS TERAZİ</text:p>
          </table:table-cell>
          <table:table-cell office:value-type="string" table:style-name="ce1">
            <text:p>DESİ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SI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5 ADET ) - [ sıra:94 ]</text:p>
          </table:table-cell>
          <table:table-cell office:value-type="string" table:style-name="ce1">
            <text:p>SICAKLIK VE NEM ÖLÇER CİHAZI</text:p>
          </table:table-cell>
          <table:table-cell office:value-type="string" table:style-name="ce1">
            <text:p>CEM (DT172)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5 ]</text:p>
          </table:table-cell>
          <table:table-cell office:value-type="string" table:style-name="ce1">
            <text:p>HAVA FIRÇASI</text:p>
          </table:table-cell>
          <table:table-cell office:value-type="string" table:style-name="ce1">
            <text:p>LUFT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BO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6 ]</text:p>
          </table:table-cell>
          <table:table-cell office:value-type="string" table:style-name="ce1">
            <text:p>BOULE MEDİCAL LAB. KAN SAYIM CİHAZI</text:p>
          </table:table-cell>
          <table:table-cell office:value-type="string" table:style-name="ce1">
            <text:p>SWELAB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K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7 ]</text:p>
          </table:table-cell>
          <table:table-cell office:value-type="string" table:style-name="ce1">
            <text:p>KLAVYE</text:p>
          </table:table-cell>
          <table:table-cell office:value-type="string" table:style-name="ce1">
            <text:p>VOLCAN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9 ADET) - [ sıra:98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99 ]</text:p>
          </table:table-cell>
          <table:table-cell office:value-type="string" table:style-name="ce1">
            <text:p>ORTA BÜYÜK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3 ADET ) - [ sıra:100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5 ADET ) - [ sıra:101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2 ADET) - [ sıra:102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EV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103 ]</text:p>
          </table:table-cell>
          <table:table-cell office:value-type="string" table:style-name="ce1">
            <text:p>E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LAB0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LAB001</text:p>
          </table:table-cell>
          <table:table-cell office:value-type="string" table:style-name="ce1">
            <text:p>LABORATUVAR (ÜRETİM 1.KAT - ÜRETİM 1. KAT <text:s/>- 1 ADET) - [ sıra:104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05 ]</text:p>
          </table:table-cell>
          <table:table-cell office:value-type="string" table:style-name="ce1">
            <text:p>HAVA TEMİZLEME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TH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06 ]</text:p>
          </table:table-cell>
          <table:table-cell office:value-type="string" table:style-name="ce1">
            <text:p>THERMO SPİNE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T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07 ]</text:p>
          </table:table-cell>
          <table:table-cell office:value-type="string" table:style-name="ce1">
            <text:p>TÜRKİSH BEAM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TH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08 ]</text:p>
          </table:table-cell>
          <table:table-cell office:value-type="string" table:style-name="ce1">
            <text:p>THERMOBLOCK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IN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09 ]</text:p>
          </table:table-cell>
          <table:table-cell office:value-type="string" table:style-name="ce1">
            <text:p>İNVAD ASİSTM DEVİC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A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0 ]</text:p>
          </table:table-cell>
          <table:table-cell office:value-type="string" table:style-name="ce1">
            <text:p>AKILLI TV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AK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1 ]</text:p>
          </table:table-cell>
          <table:table-cell office:value-type="string" table:style-name="ce1">
            <text:p>AKILLI TV STAND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2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TH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3 ]</text:p>
          </table:table-cell>
          <table:table-cell office:value-type="string" table:style-name="ce1">
            <text:p>THERMOBLOCK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KI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4 ]</text:p>
          </table:table-cell>
          <table:table-cell office:value-type="string" table:style-name="ce1">
            <text:p>Kİ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TE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5 ]</text:p>
          </table:table-cell>
          <table:table-cell office:value-type="string" table:style-name="ce1">
            <text:p>TEPEGÖZ MİKROSKO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4 ADET) - [ sıra:116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HWR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HWR01</text:p>
          </table:table-cell>
          <table:table-cell office:value-type="string" table:style-name="ce1">
            <text:p>SHOWROOM (ÜRETİM 1.KAT - ÜRETİM 1. KAT <text:s/>- 1 ADET) - [ sıra:117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1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1</text:p>
          </table:table-cell>
          <table:table-cell office:value-type="string" table:style-name="ce1">
            <text:p>GİRİŞ KAT (ÜRETİM 1.KAT - ÜRETİM 1. KAT <text:s/>- 3 ADET ) - [ sıra:118 ]</text:p>
          </table:table-cell>
          <table:table-cell office:value-type="string" table:style-name="ce1">
            <text:p>TEMİZLİK ARABASI</text:p>
          </table:table-cell>
          <table:table-cell office:value-type="string" table:style-name="ce1">
            <text:p>CLCANVAC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1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1</text:p>
          </table:table-cell>
          <table:table-cell office:value-type="string" table:style-name="ce1">
            <text:p>GİRİŞ KAT (ÜRETİM 1.KAT - ÜRETİM 1. KAT <text:s/>- 1 ADET) - [ sıra:119 ]</text:p>
          </table:table-cell>
          <table:table-cell office:value-type="string" table:style-name="ce1">
            <text:p>TEMİZLİK ARABASI</text:p>
          </table:table-cell>
          <table:table-cell office:value-type="string" table:style-name="ce1">
            <text:p>FLOR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1.TE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1</text:p>
          </table:table-cell>
          <table:table-cell office:value-type="string" table:style-name="ce1">
            <text:p>GİRİŞ KAT (ÜRETİM 1.KAT - ÜRETİM 1. KAT <text:s/>- 1 ADET) - [ sıra:120 ]</text:p>
          </table:table-cell>
          <table:table-cell office:value-type="string" table:style-name="ce1">
            <text:p>TEMİZLİK ARABASI</text:p>
          </table:table-cell>
          <table:table-cell office:value-type="string" table:style-name="ce1">
            <text:p>KÖRCH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MO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1 ADET) - [ sıra:121 ]</text:p>
          </table:table-cell>
          <table:table-cell office:value-type="string" table:style-name="ce1">
            <text:p>MOULD TEMPRATURE CONTROLLER ŞARTLANDIRICI</text:p>
          </table:table-cell>
          <table:table-cell office:value-type="string" table:style-name="ce1">
            <text:p>STM-SHIN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K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3 ADET ) - [ sıra:122 ]</text:p>
          </table:table-cell>
          <table:table-cell office:value-type="string" table:style-name="ce1">
            <text:p>KARIŞTIRIC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OR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1 ADET) - [ sıra:123 ]</text:p>
          </table:table-cell>
          <table:table-cell office:value-type="string" table:style-name="ce1">
            <text:p>ÖRGÜ MAKİNESİ VE APARATLARI</text:p>
          </table:table-cell>
          <table:table-cell office:value-type="string" table:style-name="ce1">
            <text:p>LEDMA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P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5 ADET) - [ sıra:124 ]</text:p>
          </table:table-cell>
          <table:table-cell office:value-type="string" table:style-name="ce1">
            <text:p>PASLANMAZ ÇELİK POMP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UR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5 ADET) - [ sıra:125 ]</text:p>
          </table:table-cell>
          <table:table-cell office:value-type="string" table:style-name="ce1">
            <text:p>ÜRETİM BANDI KONVEYÖ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E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3 ADET ) - [ sıra:126 ]</text:p>
          </table:table-cell>
          <table:table-cell office:value-type="string" table:style-name="ce1">
            <text:p>EKSTRÜZYON CİHAZ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T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1 ADET) - [ sıra:127 ]</text:p>
          </table:table-cell>
          <table:table-cell office:value-type="string" table:style-name="ce1">
            <text:p>TERMAFORM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4 ADET) - [ sıra:128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1 ADET) - [ sıra:12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1.OK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1</text:p>
          </table:table-cell>
          <table:table-cell office:value-type="string" table:style-name="ce1">
            <text:p>2.KAT 1.ODA (ÜRETİM 1.KAT - ÜRETİM 1. KAT <text:s/>- 1 ADET) - [ sıra:130 ]</text:p>
          </table:table-cell>
          <table:table-cell office:value-type="string" table:style-name="ce1">
            <text:p>OKSİJE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K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2 ADET) - [ sıra:131 ]</text:p>
          </table:table-cell>
          <table:table-cell office:value-type="string" table:style-name="ce1">
            <text:p>KONVEYÖR(ÜRETİM BANDI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2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3 ]</text:p>
          </table:table-cell>
          <table:table-cell office:value-type="string" table:style-name="ce1">
            <text:p>ORTA BOY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4 ]</text:p>
          </table:table-cell>
          <table:table-cell office:value-type="string" table:style-name="ce1">
            <text:p>TAHTA BEYAZ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SK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5 ]</text:p>
          </table:table-cell>
          <table:table-cell office:value-type="string" table:style-name="ce1">
            <text:p>SKOPİ CİHAZI</text:p>
          </table:table-cell>
          <table:table-cell office:value-type="string" table:style-name="ce1">
            <text:p>PHİLLİP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SE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6 ]</text:p>
          </table:table-cell>
          <table:table-cell office:value-type="string" table:style-name="ce1">
            <text:p>SED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7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KO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8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2.OR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2</text:p>
          </table:table-cell>
          <table:table-cell office:value-type="string" table:style-name="ce1">
            <text:p>2.KAT 2.ODA (ÜRETİM 1.KAT - ÜRETİM 1. KAT <text:s/>- 1 ADET) - [ sıra:139 ]</text:p>
          </table:table-cell>
          <table:table-cell office:value-type="string" table:style-name="ce1">
            <text:p>ÖRGÜ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YNOD1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YNOD1</text:p>
          </table:table-cell>
          <table:table-cell office:value-type="string" table:style-name="ce1">
            <text:p>ERKEK SOYUNMA ODASI (ÜRETİM 1.KAT - ÜRETİM 1. KAT <text:s/>- 31 ADET) - [ sıra:140 ]</text:p>
          </table:table-cell>
          <table:table-cell office:value-type="string" table:style-name="ce1">
            <text:p>4 GÖZLÜ SOYUNMA ODASI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YNOD1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YNOD1</text:p>
          </table:table-cell>
          <table:table-cell office:value-type="string" table:style-name="ce1">
            <text:p>ERKEK SOYUNMA ODASI (ÜRETİM 1.KAT - ÜRETİM 1. KAT <text:s/>- 2 ADET) - [ sıra:141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YNOD2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YNOD2</text:p>
          </table:table-cell>
          <table:table-cell office:value-type="string" table:style-name="ce1">
            <text:p>KADIN SOYUNMA ODASI (ÜRETİM 1.KAT - ÜRETİM 1. KAT <text:s/>- 31 ADET) - [ sıra:142 ]</text:p>
          </table:table-cell>
          <table:table-cell office:value-type="string" table:style-name="ce1">
            <text:p>4 GÖZLÜ SOYUNMA ODASI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YNOD2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YNOD2</text:p>
          </table:table-cell>
          <table:table-cell office:value-type="string" table:style-name="ce1">
            <text:p>KADIN SOYUNMA ODASI (ÜRETİM 1.KAT - ÜRETİM 1. KAT <text:s/>- 1 ADET) - [ sıra:143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YNOD2.AY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YNOD2</text:p>
          </table:table-cell>
          <table:table-cell office:value-type="string" table:style-name="ce1">
            <text:p>KADIN SOYUNMA ODASI (ÜRETİM 1.KAT - ÜRETİM 1. KAT <text:s/>- 1 ADET) - [ sıra:144 ]</text:p>
          </table:table-cell>
          <table:table-cell office:value-type="string" table:style-name="ce1">
            <text:p>AYAKKAB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2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2</text:p>
          </table:table-cell>
          <table:table-cell office:value-type="string" table:style-name="ce1">
            <text:p>2.KAT PERSONEL GİRİŞİ (ÜRETİM 1.KAT - ÜRETİM 1. KAT <text:s/>- 2 ADET) - [ sıra:145 ]</text:p>
          </table:table-cell>
          <table:table-cell office:value-type="string" table:style-name="ce1">
            <text:p>KOLLU TURNİK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2.2K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2</text:p>
          </table:table-cell>
          <table:table-cell office:value-type="string" table:style-name="ce1">
            <text:p>2.KAT PERSONEL GİRİŞİ (ÜRETİM 1.KAT - ÜRETİM 1. KAT <text:s/>- 2 ADET) - [ sıra:146 ]</text:p>
          </table:table-cell>
          <table:table-cell office:value-type="string" table:style-name="ce1">
            <text:p>2 KT KABİN DEDEKTÖRÜ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2.GU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2</text:p>
          </table:table-cell>
          <table:table-cell office:value-type="string" table:style-name="ce1">
            <text:p>2.KAT PERSONEL GİRİŞİ (ÜRETİM 1.KAT - ÜRETİM 1. KAT <text:s/>- 1 ADET) - [ sıra:147 ]</text:p>
          </table:table-cell>
          <table:table-cell office:value-type="string" table:style-name="ce1">
            <text:p>GUARDLİNE 5030 A X-RAY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2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2</text:p>
          </table:table-cell>
          <table:table-cell office:value-type="string" table:style-name="ce1">
            <text:p>2.KAT PERSONEL GİRİŞİ (ÜRETİM 1.KAT - ÜRETİM 1. KAT <text:s/>- 1 ADET) - [ sıra:148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2.T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2</text:p>
          </table:table-cell>
          <table:table-cell office:value-type="string" table:style-name="ce1">
            <text:p>2.KAT PERSONEL GİRİŞİ (ÜRETİM 1.KAT - ÜRETİM 1. KAT <text:s/>- 2 ADET) - [ sıra:149 ]</text:p>
          </table:table-cell>
          <table:table-cell office:value-type="string" table:style-name="ce1">
            <text:p>TELEFON DOLAB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GRS002.TE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GRS002</text:p>
          </table:table-cell>
          <table:table-cell office:value-type="string" table:style-name="ce1">
            <text:p>2.KAT PERSONEL GİRİŞİ (ÜRETİM 1.KAT - ÜRETİM 1. KAT <text:s/>- 1 ADET) - [ sıra:150 ]</text:p>
          </table:table-cell>
          <table:table-cell office:value-type="string" table:style-name="ce1">
            <text:p>TELEFON RAFI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46 ADET) - [ sıra:151 ]</text:p>
          </table:table-cell>
          <table:table-cell office:value-type="string" table:style-name="ce1">
            <text:p>MASA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84 ADET) - [ sıra:152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P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53 ]</text:p>
          </table:table-cell>
          <table:table-cell office:value-type="string" table:style-name="ce1">
            <text:p>PASLANMAZ TEZGAH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C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54 ]</text:p>
          </table:table-cell>
          <table:table-cell office:value-type="string" table:style-name="ce1">
            <text:p>CANAVAR OCAK</text:p>
          </table:table-cell>
          <table:table-cell office:value-type="string" table:style-name="ce1">
            <text:p>VİTA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FR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2 ADET) - [ sıra:155 ]</text:p>
          </table:table-cell>
          <table:table-cell office:value-type="string" table:style-name="ce1">
            <text:p>FRİTOZ</text:p>
          </table:table-cell>
          <table:table-cell office:value-type="string" table:style-name="ce1">
            <text:p>ATALAY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OC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56 ]</text:p>
          </table:table-cell>
          <table:table-cell office:value-type="string" table:style-name="ce1">
            <text:p>OCAK</text:p>
          </table:table-cell>
          <table:table-cell office:value-type="string" table:style-name="ce1">
            <text:p>ATALAY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FI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57 ]</text:p>
          </table:table-cell>
          <table:table-cell office:value-type="string" table:style-name="ce1">
            <text:p>FIRIN</text:p>
          </table:table-cell>
          <table:table-cell office:value-type="string" table:style-name="ce1">
            <text:p>CORECCE MAR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D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58 ]</text:p>
          </table:table-cell>
          <table:table-cell office:value-type="string" table:style-name="ce1">
            <text:p>DÖNER KESME MAKİNESİ</text:p>
          </table:table-cell>
          <table:table-cell office:value-type="string" table:style-name="ce1">
            <text:p>MUTFAK DÜNYAS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P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59 ]</text:p>
          </table:table-cell>
          <table:table-cell office:value-type="string" table:style-name="ce1">
            <text:p>PASLANMAZ DAVLUNBAZ</text:p>
          </table:table-cell>
          <table:table-cell office:value-type="string" table:style-name="ce1">
            <text:p>GÜNEŞ PASLANMAZ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KU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60 ]</text:p>
          </table:table-cell>
          <table:table-cell office:value-type="string" table:style-name="ce1">
            <text:p>KUŞBAŞI DOĞRAMA MAKİNESİ</text:p>
          </table:table-cell>
          <table:table-cell office:value-type="string" table:style-name="ce1">
            <text:p>YILMAZ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CI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2 ADET) - [ sıra:161 ]</text:p>
          </table:table-cell>
          <table:table-cell office:value-type="string" table:style-name="ce1">
            <text:p>ÇİFT KAPILI SANAYİ TİPİ BUZDOLAB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D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3 ADET ) - [ sıra:162 ]</text:p>
          </table:table-cell>
          <table:table-cell office:value-type="string" table:style-name="ce1">
            <text:p>DERİN DONDURUCU</text:p>
          </table:table-cell>
          <table:table-cell office:value-type="string" table:style-name="ce1">
            <text:p>UĞUR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K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63 ]</text:p>
          </table:table-cell>
          <table:table-cell office:value-type="string" table:style-name="ce1">
            <text:p>KEMİK KESME TESTERESİ</text:p>
          </table:table-cell>
          <table:table-cell office:value-type="string" table:style-name="ce1">
            <text:p>MATE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KI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64 ]</text:p>
          </table:table-cell>
          <table:table-cell office:value-type="string" table:style-name="ce1">
            <text:p>KIYMA MAKİNESİ</text:p>
          </table:table-cell>
          <table:table-cell office:value-type="string" table:style-name="ce1">
            <text:p>ÇAĞDAŞ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ET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65 ]</text:p>
          </table:table-cell>
          <table:table-cell office:value-type="string" table:style-name="ce1">
            <text:p>ET KURUTMA MAKİNESİ</text:p>
          </table:table-cell>
          <table:table-cell office:value-type="string" table:style-name="ce1">
            <text:p>S-200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BI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66 ]</text:p>
          </table:table-cell>
          <table:table-cell office:value-type="string" table:style-name="ce1">
            <text:p>BIÇAK STERİLİZATÖRÜ</text:p>
          </table:table-cell>
          <table:table-cell office:value-type="string" table:style-name="ce1">
            <text:p>VİTA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V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67 ]</text:p>
          </table:table-cell>
          <table:table-cell office:value-type="string" table:style-name="ce1">
            <text:p>VANTİLAT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2 ADET) - [ sıra:168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AH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2 ADET) - [ sıra:169 ]</text:p>
          </table:table-cell>
          <table:table-cell office:value-type="string" table:style-name="ce1">
            <text:p>AHŞAP 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70 ]</text:p>
          </table:table-cell>
          <table:table-cell office:value-type="string" table:style-name="ce1">
            <text:p>BUZDOLABI<text:s/></text:p>
          </table:table-cell>
          <table:table-cell office:value-type="string" table:style-name="ce1">
            <text:p>ARÇELİ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1 ADET) - [ sıra:171 ]</text:p>
          </table:table-cell>
          <table:table-cell office:value-type="string" table:style-name="ce1">
            <text:p>3 KATLI METAL RAF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PA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6 ADET ) - [ sıra:172 ]</text:p>
          </table:table-cell>
          <table:table-cell office:value-type="string" table:style-name="ce1">
            <text:p>PASLANMAZ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YMKH01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YMKH01</text:p>
          </table:table-cell>
          <table:table-cell office:value-type="string" table:style-name="ce1">
            <text:p>YEMEKHANE (ÜRETİM 1.KAT - ÜRETİM 1. KAT <text:s/>- 3 ADET ) - [ sıra:173 ]</text:p>
          </table:table-cell>
          <table:table-cell office:value-type="string" table:style-name="ce1">
            <text:p>ÇAY KAZANI</text:p>
          </table:table-cell>
          <table:table-cell office:value-type="string" table:style-name="ce1">
            <text:p>MUTFAK DÜNYASI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4 ADET) - [ sıra:174 ]</text:p>
          </table:table-cell>
          <table:table-cell office:value-type="string" table:style-name="ce1">
            <text:p>TAHTA BEYAZ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4 ADET) - [ sıra:175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PU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1 ADET) - [ sıra:176 ]</text:p>
          </table:table-cell>
          <table:table-cell office:value-type="string" table:style-name="ce1">
            <text:p>PUF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HIW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3 ADET ) - [ sıra:177 ]</text:p>
          </table:table-cell>
          <table:table-cell office:value-type="string" table:style-name="ce1">
            <text:p>HİWOR TİPİ KLİMA</text:p>
          </table:table-cell>
          <table:table-cell office:value-type="string" table:style-name="ce1">
            <text:p>ARÇELİK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D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1 ADET) - [ sıra:178 ]</text:p>
          </table:table-cell>
          <table:table-cell office:value-type="string" table:style-name="ce1">
            <text:p>DERİN DONDURUCU</text:p>
          </table:table-cell>
          <table:table-cell office:value-type="string" table:style-name="ce1">
            <text:p>NÜVE DF 49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SP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2 ADET) - [ sıra:179 ]</text:p>
          </table:table-cell>
          <table:table-cell office:value-type="string" table:style-name="ce1">
            <text:p>SPOT FOTOĞRAF IŞIĞ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K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1 ADET) - [ sıra:180 ]</text:p>
          </table:table-cell>
          <table:table-cell office:value-type="string" table:style-name="ce1">
            <text:p>KURUTMA MAKİNESİ</text:p>
          </table:table-cell>
          <table:table-cell office:value-type="string" table:style-name="ce1">
            <text:p>VEST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T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2 ADET) - [ sıra:181 ]</text:p>
          </table:table-cell>
          <table:table-cell office:value-type="string" table:style-name="ce1">
            <text:p>TAVAN TİPİ KLİM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1 ADET) - [ sıra:182 ]</text:p>
          </table:table-cell>
          <table:table-cell office:value-type="string" table:style-name="ce1">
            <text:p>ÇAMAŞIR ASKILIĞ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1 ADET) - [ sıra:183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4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4</text:p>
          </table:table-cell>
          <table:table-cell office:value-type="string" table:style-name="ce1">
            <text:p>4.ODA CLİMATE ROOM (ÜRETİM 1.KAT - ÜRETİM 1. KAT <text:s/>- 1 ADET) - [ sıra:184 ]</text:p>
          </table:table-cell>
          <table:table-cell office:value-type="string" table:style-name="ce1">
            <text:p>YANGIN SÖNDÜRÜC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H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4 ADET) - [ sıra:185 ]</text:p>
          </table:table-cell>
          <table:table-cell office:value-type="string" table:style-name="ce1">
            <text:p>HEMABLOCK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TH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4 ADET) - [ sıra:186 ]</text:p>
          </table:table-cell>
          <table:table-cell office:value-type="string" table:style-name="ce1">
            <text:p>THERMOBLOCK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T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5 ADET) - [ sıra:187 ]</text:p>
          </table:table-cell>
          <table:table-cell office:value-type="string" table:style-name="ce1">
            <text:p>TÜRKİSH BEAM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H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188 ]</text:p>
          </table:table-cell>
          <table:table-cell office:value-type="string" table:style-name="ce1">
            <text:p>HASSAS TERAZİ</text:p>
          </table:table-cell>
          <table:table-cell office:value-type="string" table:style-name="ce1">
            <text:p>NECKLİF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A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189 ]</text:p>
          </table:table-cell>
          <table:table-cell office:value-type="string" table:style-name="ce1">
            <text:p>ASİST DEVİC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BO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3 ADET ) - [ sıra:190 ]</text:p>
          </table:table-cell>
          <table:table-cell office:value-type="string" table:style-name="ce1">
            <text:p>BOŞ BİLGİSAYAR KASA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M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3 ADET ) - [ sıra:191 ]</text:p>
          </table:table-cell>
          <table:table-cell office:value-type="string" table:style-name="ce1">
            <text:p>MATKAP</text:p>
          </table:table-cell>
          <table:table-cell office:value-type="string" table:style-name="ce1">
            <text:p>BOSCH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OU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7 ADET) - [ sıra:192 ]</text:p>
          </table:table-cell>
          <table:table-cell office:value-type="string" table:style-name="ce1">
            <text:p>OUPİRETİON CATH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193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L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M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3 ADET ) - [ sıra:194 ]</text:p>
          </table:table-cell>
          <table:table-cell office:value-type="string" table:style-name="ce1">
            <text:p>MİNİNG MASA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T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195 ]</text:p>
          </table:table-cell>
          <table:table-cell office:value-type="string" table:style-name="ce1">
            <text:p>TİNERMOSPİN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5 ADET) - [ sıra:196 ]</text:p>
          </table:table-cell>
          <table:table-cell office:value-type="string" table:style-name="ce1">
            <text:p>BEYAZ TAHTA MAS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2 ADET) - [ sıra:197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198 ]</text:p>
          </table:table-cell>
          <table:table-cell office:value-type="string" table:style-name="ce1">
            <text:p>TEKERLEKLİ TAŞIMA ARA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2 ADET) - [ sıra:19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0 ]</text:p>
          </table:table-cell>
          <table:table-cell office:value-type="string" table:style-name="ce1">
            <text:p>KONVEYÖR(ÜRETİM BANDI)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OR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48 ADET) - [ sıra:201 ]</text:p>
          </table:table-cell>
          <table:table-cell office:value-type="string" table:style-name="ce1">
            <text:p>ÖRGÜ KUKLASI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F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4 ADET) - [ sıra:202 ]</text:p>
          </table:table-cell>
          <table:table-cell office:value-type="string" table:style-name="ce1">
            <text:p>FON GÖVDESİ<text:s/></text:p>
          </table:table-cell>
          <table:table-cell office:value-type="string" table:style-name="ce1">
            <text:p>BLAUBERG TURBO 250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10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3 ]</text:p>
          </table:table-cell>
          <table:table-cell office:value-type="string" table:style-name="ce1">
            <text:p>10 GÖZLÜ KÜÇÜK ALET ÇEKMEC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16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4 ]</text:p>
          </table:table-cell>
          <table:table-cell office:value-type="string" table:style-name="ce1">
            <text:p>16 GÖZLÜ BÜYÜK ALET ÇEKMEC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S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5 ]</text:p>
          </table:table-cell>
          <table:table-cell office:value-type="string" table:style-name="ce1">
            <text:p>SAKLAMA KABI 80 L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S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6 ]</text:p>
          </table:table-cell>
          <table:table-cell office:value-type="string" table:style-name="ce1">
            <text:p>SAKLAMA KABI 120 L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SA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7 ]</text:p>
          </table:table-cell>
          <table:table-cell office:value-type="string" table:style-name="ce1">
            <text:p>SAKLAMA KABI 30 L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SA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8 ]</text:p>
          </table:table-cell>
          <table:table-cell office:value-type="string" table:style-name="ce1">
            <text:p>SAKLAMA KABI 40 L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5.A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5</text:p>
          </table:table-cell>
          <table:table-cell office:value-type="string" table:style-name="ce1">
            <text:p>5.ODA KLİMA ODASI YANI (ÜRETİM 1.KAT - ÜRETİM 1. KAT <text:s/>- 1 ADET) - [ sıra:209 ]</text:p>
          </table:table-cell>
          <table:table-cell office:value-type="string" table:style-name="ce1">
            <text:p>ALET ÇANT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1 ADET) - [ sıra:210 ]</text:p>
          </table:table-cell>
          <table:table-cell office:value-type="string" table:style-name="ce1">
            <text:p>MİKROSKOP</text:p>
          </table:table-cell>
          <table:table-cell office:value-type="string" table:style-name="ce1">
            <text:p>SAİF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M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1 ADET) - [ sıra:211 ]</text:p>
          </table:table-cell>
          <table:table-cell office:value-type="string" table:style-name="ce1">
            <text:p>MERCEKLİ TEPE LAMB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7 ADET) - [ sıra:212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1 ADET) - [ sıra:213 ]</text:p>
          </table:table-cell>
          <table:table-cell office:value-type="string" table:style-name="ce1">
            <text:p>ORTA BOY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2 ADET) - [ sıra:214 ]</text:p>
          </table:table-cell>
          <table:table-cell office:value-type="string" table:style-name="ce1">
            <text:p>TAHTA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CN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1 ADET) - [ sıra:215 ]</text:p>
          </table:table-cell>
          <table:table-cell office:value-type="string" table:style-name="ce1">
            <text:p>CNC RAUTER</text:p>
          </table:table-cell>
          <table:table-cell office:value-type="string" table:style-name="ce1">
            <text:p>MAİNTE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5 ADET) - [ sıra:216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6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6</text:p>
          </table:table-cell>
          <table:table-cell office:value-type="string" table:style-name="ce1">
            <text:p>6.ODA (ÜRETİM 1.KAT - ÜRETİM 1. KAT <text:s/>- 1 ADET) - [ sıra:217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PANO01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PANO01</text:p>
          </table:table-cell>
          <table:table-cell office:value-type="string" table:style-name="ce1">
            <text:p>PANO ODASI (ÜRETİM 1.KAT - ÜRETİM 1. KAT <text:s/>- 1 ADET) - [ sıra:218 ]</text:p>
          </table:table-cell>
          <table:table-cell office:value-type="string" table:style-name="ce1">
            <text:p>METAL MERDİVE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PANO01.UP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PANO01</text:p>
          </table:table-cell>
          <table:table-cell office:value-type="string" table:style-name="ce1">
            <text:p>PANO ODASI (ÜRETİM 1.KAT - ÜRETİM 1. KAT <text:s/>- 2 TANE) - [ sıra:219 ]</text:p>
          </table:table-cell>
          <table:table-cell office:value-type="string" table:style-name="ce1">
            <text:p>100 KW UPS</text:p>
          </table:table-cell>
          <table:table-cell office:value-type="string" table:style-name="ce1">
            <text:p>VİSCO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PANO01.UP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PANO01</text:p>
          </table:table-cell>
          <table:table-cell office:value-type="string" table:style-name="ce1">
            <text:p>PANO ODASI (ÜRETİM 1.KAT - ÜRETİM 1. KAT <text:s/>- 1 ADET) - [ sıra:220 ]</text:p>
          </table:table-cell>
          <table:table-cell office:value-type="string" table:style-name="ce1">
            <text:p>100 KW UPS</text:p>
          </table:table-cell>
          <table:table-cell office:value-type="string" table:style-name="ce1">
            <text:p>ELİT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PANO01.E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PANO01</text:p>
          </table:table-cell>
          <table:table-cell office:value-type="string" table:style-name="ce1">
            <text:p>PANO ODASI (ÜRETİM 1.KAT - ÜRETİM 1. KAT <text:s/>- 7 TANE) - [ sıra:221 ]</text:p>
          </table:table-cell>
          <table:table-cell office:value-type="string" table:style-name="ce1">
            <text:p>ELEKTRİK DAĞITIM PANOSU</text:p>
          </table:table-cell>
          <table:table-cell office:value-type="string" table:style-name="ce1">
            <text:p>ŞAHBAZ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PANO01.UP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PANO01</text:p>
          </table:table-cell>
          <table:table-cell office:value-type="string" table:style-name="ce1">
            <text:p>PANO ODASI (ÜRETİM 1.KAT - ÜRETİM 1. KAT <text:s/>- 1 ADET) - [ sıra:222 ]</text:p>
          </table:table-cell>
          <table:table-cell office:value-type="string" table:style-name="ce1">
            <text:p>UPS DAĞITIM PANOSU</text:p>
          </table:table-cell>
          <table:table-cell office:value-type="string" table:style-name="ce1">
            <text:p>ŞAHBAZ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PANO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PANO01</text:p>
          </table:table-cell>
          <table:table-cell office:value-type="string" table:style-name="ce1">
            <text:p>PANO ODASI (ÜRETİM 1.KAT - ÜRETİM 1. KAT <text:s/>- 1 ADET) - [ sıra:223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2 ADET) - [ sıra:224 ]</text:p>
          </table:table-cell>
          <table:table-cell office:value-type="string" table:style-name="ce1">
            <text:p>TELEFON SANTRALİ</text:p>
          </table:table-cell>
          <table:table-cell office:value-type="string" table:style-name="ce1">
            <text:p>TELESİZ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1 ADET) - [ sıra:225 ]</text:p>
          </table:table-cell>
          <table:table-cell office:value-type="string" table:style-name="ce1">
            <text:p>YANGIN ALGILAMA SİSTEMİ</text:p>
          </table:table-cell>
          <table:table-cell office:value-type="string" table:style-name="ce1">
            <text:p>ALFAM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AY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1 ADET) - [ sıra:226 ]</text:p>
          </table:table-cell>
          <table:table-cell office:value-type="string" table:style-name="ce1">
            <text:p>AYDINLATMA SİSTEMİ</text:p>
          </table:table-cell>
          <table:table-cell office:value-type="string" table:style-name="ce1">
            <text:p>KNX-INTERR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K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9 ADET) - [ sıra:227 ]</text:p>
          </table:table-cell>
          <table:table-cell office:value-type="string" table:style-name="ce1">
            <text:p>KAMERA</text:p>
          </table:table-cell>
          <table:table-cell office:value-type="string" table:style-name="ce1">
            <text:p>SWİTCH HİKVİSİON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K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29 ADET) - [ sıra:228 ]</text:p>
          </table:table-cell>
          <table:table-cell office:value-type="string" table:style-name="ce1">
            <text:p>KARTLI GEÇİŞ PANELİ</text:p>
          </table:table-cell>
          <table:table-cell office:value-type="string" table:style-name="ce1">
            <text:p>HİKVİSİON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K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8 ADET) - [ sıra:229 ]</text:p>
          </table:table-cell>
          <table:table-cell office:value-type="string" table:style-name="ce1">
            <text:p>KAMERA</text:p>
          </table:table-cell>
          <table:table-cell office:value-type="string" table:style-name="ce1">
            <text:p>SWİTCH MİKROTİK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42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1 ADET) - [ sıra:230 ]</text:p>
          </table:table-cell>
          <table:table-cell office:value-type="string" table:style-name="ce1">
            <text:p>42 U KABİ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FI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1 ADET) - [ sıra:231 ]</text:p>
          </table:table-cell>
          <table:table-cell office:value-type="string" table:style-name="ce1">
            <text:p>FİREWALL<text:s/></text:p>
          </table:table-cell>
          <table:table-cell office:value-type="string" table:style-name="ce1">
            <text:p>UNİFY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SIST01.DE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SIST01</text:p>
          </table:table-cell>
          <table:table-cell office:value-type="string" table:style-name="ce1">
            <text:p>SİSTEM ODASI (ÜRETİM 1.KAT - ÜRETİM 1. KAT <text:s/>- 1 ADET) - [ sıra:232 ]</text:p>
          </table:table-cell>
          <table:table-cell office:value-type="string" table:style-name="ce1">
            <text:p>DEEL SERVER</text:p>
          </table:table-cell>
          <table:table-cell office:value-type="string" table:style-name="ce1">
            <text:p>DEL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EC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4 ADET) - [ sıra:233 ]</text:p>
          </table:table-cell>
          <table:table-cell office:value-type="string" table:style-name="ce1">
            <text:p>ECA KOMBİ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20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34 ]</text:p>
          </table:table-cell>
          <table:table-cell office:value-type="string" table:style-name="ce1">
            <text:p>20 TONLUK PASLANMAZ SU DEPOSU<text:s/></text:p>
          </table:table-cell>
          <table:table-cell office:value-type="string" table:style-name="ce1">
            <text:p>ZETAŞ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T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35 ]</text:p>
          </table:table-cell>
          <table:table-cell office:value-type="string" table:style-name="ce1">
            <text:p>TERS OSMOS CİHAZI</text:p>
          </table:table-cell>
          <table:table-cell office:value-type="string" table:style-name="ce1">
            <text:p>ERC MARK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2T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36 ]</text:p>
          </table:table-cell>
          <table:table-cell office:value-type="string" table:style-name="ce1">
            <text:p>2 TONLUK PASLANMAZ SU DEPOSU</text:p>
          </table:table-cell>
          <table:table-cell office:value-type="string" table:style-name="ce1">
            <text:p>ZETAŞ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ID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3 ADET ) - [ sıra:237 ]</text:p>
          </table:table-cell>
          <table:table-cell office:value-type="string" table:style-name="ce1">
            <text:p>İDROFE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B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0 ADET) - [ sıra:238 ]</text:p>
          </table:table-cell>
          <table:table-cell office:value-type="string" table:style-name="ce1">
            <text:p>BASINÇ TANKI</text:p>
          </table:table-cell>
          <table:table-cell office:value-type="string" table:style-name="ce1">
            <text:p>WENTO<text:s/>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KO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39 ]</text:p>
          </table:table-cell>
          <table:table-cell office:value-type="string" table:style-name="ce1">
            <text:p>KOMPROSÖR PANOSU</text:p>
          </table:table-cell>
          <table:table-cell office:value-type="string" table:style-name="ce1">
            <text:p>RM POM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DC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40 ]</text:p>
          </table:table-cell>
          <table:table-cell office:value-type="string" table:style-name="ce1">
            <text:p>DCC PANOS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K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41 ]</text:p>
          </table:table-cell>
          <table:table-cell office:value-type="string" table:style-name="ce1">
            <text:p>KLİMA</text:p>
          </table:table-cell>
          <table:table-cell office:value-type="string" table:style-name="ce1">
            <text:p>BAYMA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42 ]</text:p>
          </table:table-cell>
          <table:table-cell office:value-type="string" table:style-name="ce1">
            <text:p>YANGIN SÖNDÜRÜC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2 ADET) - [ sıra:243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7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7</text:p>
          </table:table-cell>
          <table:table-cell office:value-type="string" table:style-name="ce1">
            <text:p>7.ODA KAZAN DAİRESİ (ÜRETİM 1.KAT - ÜRETİM 1. KAT <text:s/>- 1 ADET) - [ sıra:244 ]</text:p>
          </table:table-cell>
          <table:table-cell office:value-type="string" table:style-name="ce1">
            <text:p>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8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8</text:p>
          </table:table-cell>
          <table:table-cell office:value-type="string" table:style-name="ce1">
            <text:p>8.ODA <text:s/>(ÜRETİM 1.KAT - ÜRETİM 1. KAT <text:s/>- 2 ADET) - [ sıra:245 ]</text:p>
          </table:table-cell>
          <table:table-cell office:value-type="string" table:style-name="ce1">
            <text:p>CAM MASA BÜYÜ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8.A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8</text:p>
          </table:table-cell>
          <table:table-cell office:value-type="string" table:style-name="ce1">
            <text:p>8.ODA <text:s/>(ÜRETİM 1.KAT - ÜRETİM 1. KAT <text:s/>- 1 ADET) - [ sıra:246 ]</text:p>
          </table:table-cell>
          <table:table-cell office:value-type="string" table:style-name="ce1">
            <text:p>ALET ÇANT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8.R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8</text:p>
          </table:table-cell>
          <table:table-cell office:value-type="string" table:style-name="ce1">
            <text:p>8.ODA <text:s/>(ÜRETİM 1.KAT - ÜRETİM 1. KAT <text:s/>- 1 ADET) - [ sıra:247 ]</text:p>
          </table:table-cell>
          <table:table-cell office:value-type="string" table:style-name="ce1">
            <text:p>ROLLU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1 ADET) - [ sıra:248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80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6 ADET ) - [ sıra:249 ]</text:p>
          </table:table-cell>
          <table:table-cell office:value-type="string" table:style-name="ce1">
            <text:p>80LT SAKLAMA KAB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30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4 ADET) - [ sıra:250 ]</text:p>
          </table:table-cell>
          <table:table-cell office:value-type="string" table:style-name="ce1">
            <text:p>30LT SAKLAMA KAB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S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6 ADET ) - [ sıra:251 ]</text:p>
          </table:table-cell>
          <table:table-cell office:value-type="string" table:style-name="ce1">
            <text:p>120LT SAKLAMA KABI</text:p>
          </table:table-cell>
          <table:table-cell office:value-type="string" table:style-name="ce1">
            <text:p><text:s/>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P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15 ADET ) - [ sıra:252 ]</text:p>
          </table:table-cell>
          <table:table-cell office:value-type="string" table:style-name="ce1">
            <text:p>PLASTİK PAKET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6 ADET ) - [ sıra:253 ]</text:p>
          </table:table-cell>
          <table:table-cell office:value-type="string" table:style-name="ce1">
            <text:p>TAHTA PALET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SK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8 ADET) - [ sıra:254 ]</text:p>
          </table:table-cell>
          <table:table-cell office:value-type="string" table:style-name="ce1">
            <text:p>120LT SAKLAMA KAB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80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3 ADET ) - [ sıra:255 ]</text:p>
          </table:table-cell>
          <table:table-cell office:value-type="string" table:style-name="ce1">
            <text:p>80LT SAKLAMA KAB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40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32 ADET) - [ sıra:256 ]</text:p>
          </table:table-cell>
          <table:table-cell office:value-type="string" table:style-name="ce1">
            <text:p>40LT SAKLAMA KABI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SI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1 ADET) - [ sıra:257 ]</text:p>
          </table:table-cell>
          <table:table-cell office:value-type="string" table:style-name="ce1">
            <text:p>ŞİRİNG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AT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10.000 ADET) - [ sıra:258 ]</text:p>
          </table:table-cell>
          <table:table-cell office:value-type="string" table:style-name="ce1">
            <text:p>ATLAS KORENER STENT KUTUSU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09.K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09</text:p>
          </table:table-cell>
          <table:table-cell office:value-type="string" table:style-name="ce1">
            <text:p>9.ODA (ÜRETİM 1.KAT - ÜRETİM 1. KAT <text:s/>- 1 ADET) - [ sıra:259 ]</text:p>
          </table:table-cell>
          <table:table-cell office:value-type="string" table:style-name="ce1">
            <text:p>KARBONDİOKSİT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23 ADET) - [ sıra:260 ]</text:p>
          </table:table-cell>
          <table:table-cell office:value-type="string" table:style-name="ce1">
            <text:p>BEYAZ TAHTA MASA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5 ADET) - [ sıra:261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1 ADET) - [ sıra:262 ]</text:p>
          </table:table-cell>
          <table:table-cell office:value-type="string" table:style-name="ce1">
            <text:p>ORTA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P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2 ADET) - [ sıra:263 ]</text:p>
          </table:table-cell>
          <table:table-cell office:value-type="string" table:style-name="ce1">
            <text:p>PLASTİK PALE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1 ADET) - [ sıra:264 ]</text:p>
          </table:table-cell>
          <table:table-cell office:value-type="string" table:style-name="ce1">
            <text:p>TAHTA PALE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WA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1 ADET) - [ sıra:265 ]</text:p>
          </table:table-cell>
          <table:table-cell office:value-type="string" table:style-name="ce1">
            <text:p>WAİRCOM PUNTOLAMA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120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23 ADET) - [ sıra:266 ]</text:p>
          </table:table-cell>
          <table:table-cell office:value-type="string" table:style-name="ce1">
            <text:p>120LT SAKLAMA KABI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0.80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0</text:p>
          </table:table-cell>
          <table:table-cell office:value-type="string" table:style-name="ce1">
            <text:p>10.ODA (ÜRETİM 1.KAT - ÜRETİM 1. KAT <text:s/>- 18 ADET) - [ sıra:267 ]</text:p>
          </table:table-cell>
          <table:table-cell office:value-type="string" table:style-name="ce1">
            <text:p>80LT SAKLAMA KABI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1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1</text:p>
          </table:table-cell>
          <table:table-cell office:value-type="string" table:style-name="ce1">
            <text:p>11.ODA (ÜRETİM 1.KAT - ÜRETİM 1. KAT <text:s/>- 6 ADET ) - [ sıra:268 ]</text:p>
          </table:table-cell>
          <table:table-cell office:value-type="string" table:style-name="ce1">
            <text:p>3 KATLI RAF<text:s/>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1.2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1</text:p>
          </table:table-cell>
          <table:table-cell office:value-type="string" table:style-name="ce1">
            <text:p>11.ODA (ÜRETİM 1.KAT - ÜRETİM 1. KAT <text:s/>- 5 ADET) - [ sıra:269 ]</text:p>
          </table:table-cell>
          <table:table-cell office:value-type="string" table:style-name="ce1">
            <text:p>2 KATLI RAF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1</text:p>
          </table:table-cell>
          <table:table-cell office:value-type="string" table:style-name="ce1">
            <text:p>11.ODA (ÜRETİM 1.KAT - ÜRETİM 1. KAT <text:s/>- 84 ADET) - [ sıra:270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84" table:style-name="ce1">
            <text:p>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ODA011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ODA011</text:p>
          </table:table-cell>
          <table:table-cell office:value-type="string" table:style-name="ce1">
            <text:p>11.ODA (ÜRETİM 1.KAT - ÜRETİM 1. KAT <text:s/>- 1 ADET) - [ sıra:271 ]</text:p>
          </table:table-cell>
          <table:table-cell office:value-type="string" table:style-name="ce1">
            <text:p>KONVEY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C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72 ]</text:p>
          </table:table-cell>
          <table:table-cell office:value-type="string" table:style-name="ce1">
            <text:p>CANON PRİNT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73 ]</text:p>
          </table:table-cell>
          <table:table-cell office:value-type="string" table:style-name="ce1">
            <text:p>ÇAY MAKİNESİ</text:p>
          </table:table-cell>
          <table:table-cell office:value-type="string" table:style-name="ce1">
            <text:p>KORKMAZ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SU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74 ]</text:p>
          </table:table-cell>
          <table:table-cell office:value-type="string" table:style-name="ce1">
            <text:p>SU ISITICISI</text:p>
          </table:table-cell>
          <table:table-cell office:value-type="string" table:style-name="ce1">
            <text:p>KİL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EK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3 ADET ) - [ sıra:275 ]</text:p>
          </table:table-cell>
          <table:table-cell office:value-type="string" table:style-name="ce1">
            <text:p>EKRAN</text:p>
          </table:table-cell>
          <table:table-cell office:value-type="string" table:style-name="ce1">
            <text:p>HP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L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76 ]</text:p>
          </table:table-cell>
          <table:table-cell office:value-type="string" table:style-name="ce1">
            <text:p>LAPTOP<text:s/></text:p>
          </table:table-cell>
          <table:table-cell office:value-type="string" table:style-name="ce1">
            <text:p>LENOV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POW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77 ]</text:p>
          </table:table-cell>
          <table:table-cell office:value-type="string" table:style-name="ce1">
            <text:p>POWER SUPPLY DC</text:p>
          </table:table-cell>
          <table:table-cell office:value-type="string" table:style-name="ce1">
            <text:p>MARXLOW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MM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78 ]</text:p>
          </table:table-cell>
          <table:table-cell office:value-type="string" table:style-name="ce1">
            <text:p>MULTİMETRE</text:p>
          </table:table-cell>
          <table:table-cell office:value-type="string" table:style-name="ce1">
            <text:p>FLUK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2 ADET) - [ sıra:279 ]</text:p>
          </table:table-cell>
          <table:table-cell office:value-type="string" table:style-name="ce1">
            <text:p>LAPTOP<text:s/></text:p>
          </table:table-cell>
          <table:table-cell office:value-type="string" table:style-name="ce1">
            <text:p>ASUS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IS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2 ADET) - [ sıra:280 ]</text:p>
          </table:table-cell>
          <table:table-cell office:value-type="string" table:style-name="ce1">
            <text:p>İSTASYONLU HAVYA</text:p>
          </table:table-cell>
          <table:table-cell office:value-type="string" table:style-name="ce1">
            <text:p>CLASS 978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O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81 ]</text:p>
          </table:table-cell>
          <table:table-cell office:value-type="string" table:style-name="ce1">
            <text:p>OSİLOSKOP</text:p>
          </table:table-cell>
          <table:table-cell office:value-type="string" table:style-name="ce1">
            <text:p>UNI-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S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82 ]</text:p>
          </table:table-cell>
          <table:table-cell office:value-type="string" table:style-name="ce1">
            <text:p>SİNYAL JENARÖTÖRÜ</text:p>
          </table:table-cell>
          <table:table-cell office:value-type="string" table:style-name="ce1">
            <text:p>UNI-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LR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83 ]</text:p>
          </table:table-cell>
          <table:table-cell office:value-type="string" table:style-name="ce1">
            <text:p>LRC METRE</text:p>
          </table:table-cell>
          <table:table-cell office:value-type="string" table:style-name="ce1">
            <text:p>UNI-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MM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2 ADET) - [ sıra:284 ]</text:p>
          </table:table-cell>
          <table:table-cell office:value-type="string" table:style-name="ce1">
            <text:p>MULTİMETRE</text:p>
          </table:table-cell>
          <table:table-cell office:value-type="string" table:style-name="ce1">
            <text:p>UNI-T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7 ADET) - [ sıra:285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0 ADET) - [ sıra:286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4 ADET) - [ sıra:287 ]</text:p>
          </table:table-cell>
          <table:table-cell office:value-type="string" table:style-name="ce1">
            <text:p>CAMLI DOLAP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RA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88 ]</text:p>
          </table:table-cell>
          <table:table-cell office:value-type="string" table:style-name="ce1">
            <text:p>RAF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S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2 ADET) - [ sıra:289 ]</text:p>
          </table:table-cell>
          <table:table-cell office:value-type="string" table:style-name="ce1">
            <text:p>SLİKON TABACASI</text:p>
          </table:table-cell>
          <table:table-cell office:value-type="string" table:style-name="ce1">
            <text:p>STEİNEL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SA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50 ADET) - [ sıra:290 ]</text:p>
          </table:table-cell>
          <table:table-cell office:value-type="string" table:style-name="ce1">
            <text:p>SAÇ MAŞASI<text:s/></text:p>
          </table:table-cell>
          <table:table-cell office:value-type="string" table:style-name="ce1">
            <text:p>SALOME</text:p>
          </table:table-cell>
          <table:table-cell office:value-type="float" office:value="150" table:style-name="ce1">
            <text:p>1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MA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91 ]</text:p>
          </table:table-cell>
          <table:table-cell office:value-type="string" table:style-name="ce1">
            <text:p>MATKAP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EARG01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EARG01</text:p>
          </table:table-cell>
          <table:table-cell office:value-type="string" table:style-name="ce1">
            <text:p>ELEKTRONİK ARGE (ÜRETİM 1.KAT - ÜRETİM 1. KAT <text:s/>- 1 ADET) - [ sıra:292 ]</text:p>
          </table:table-cell>
          <table:table-cell office:value-type="string" table:style-name="ce1">
            <text:p>ŞARJ MATKABI</text:p>
          </table:table-cell>
          <table:table-cell office:value-type="string" table:style-name="ce1">
            <text:p>CİNHEL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OR001.AY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1.KAT ÜRETİME GEÇİŞ KORİDORU (ÜRETİM 1.KAT - ÜRETİM 1. KAT <text:s/>- 2 ADET) - [ sıra:293 ]</text:p>
          </table:table-cell>
          <table:table-cell office:value-type="string" table:style-name="ce1">
            <text:p>AYN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OR001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1.KAT ÜRETİME GEÇİŞ KORİDORU (ÜRETİM 1.KAT - ÜRETİM 1. KAT <text:s/>- 8 ADET) - [ sıra:294 ]</text:p>
          </table:table-cell>
          <table:table-cell office:value-type="string" table:style-name="ce1">
            <text:p>DOLAP<text:s/>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OR001.P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1.KAT ÜRETİME GEÇİŞ KORİDORU (ÜRETİM 1.KAT - ÜRETİM 1. KAT <text:s/>- 2 ADET) - [ sıra:295 ]</text:p>
          </table:table-cell>
          <table:table-cell office:value-type="string" table:style-name="ce1">
            <text:p>PASLANMAZ GALOŞL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OR0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1.KAT ÜRETİME GEÇİŞ KORİDORU (ÜRETİM 1.KAT - ÜRETİM 1. KAT <text:s/>- 1 ADET) - [ sıra:296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OR001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1.KAT ÜRETİME GEÇİŞ KORİDORU (ÜRETİM 1.KAT - ÜRETİM 1. KAT <text:s/>- 1 ADET) - [ sıra:297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OR001.OT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OR001</text:p>
          </table:table-cell>
          <table:table-cell office:value-type="string" table:style-name="ce1">
            <text:p>1.KAT ÜRETİME GEÇİŞ KORİDORU (ÜRETİM 1.KAT - ÜRETİM 1. KAT <text:s/>- 1 ADET) - [ sıra:298 ]</text:p>
          </table:table-cell>
          <table:table-cell office:value-type="string" table:style-name="ce1">
            <text:p>OTOMATİK GALOŞ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RO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4 ADET) - [ sıra:299 ]</text:p>
          </table:table-cell>
          <table:table-cell office:value-type="string" table:style-name="ce1">
            <text:p>ROBOTİK SET 3 EKSEN</text:p>
          </table:table-cell>
          <table:table-cell office:value-type="string" table:style-name="ce1">
            <text:p>ZEEKEP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00 ]</text:p>
          </table:table-cell>
          <table:table-cell office:value-type="string" table:style-name="ce1">
            <text:p>ISITICI AYAR REZİSTANSI</text:p>
          </table:table-cell>
          <table:table-cell office:value-type="string" table:style-name="ce1">
            <text:p>AKÇAY REZİTAN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01 ]</text:p>
          </table:table-cell>
          <table:table-cell office:value-type="string" table:style-name="ce1">
            <text:p>3 KATLI RAF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2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02 ]</text:p>
          </table:table-cell>
          <table:table-cell office:value-type="string" table:style-name="ce1">
            <text:p>2 KATLI RAF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L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3 ADET ) - [ sıra:303 ]</text:p>
          </table:table-cell>
          <table:table-cell office:value-type="string" table:style-name="ce1">
            <text:p>LAPTOP<text:s/></text:p>
          </table:table-cell>
          <table:table-cell office:value-type="string" table:style-name="ce1">
            <text:p>MONSTER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M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3 ADET ) - [ sıra:304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PHİLLİPS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9 ADET) - [ sıra:305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RA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2 ADET) - [ sıra:306 ]</text:p>
          </table:table-cell>
          <table:table-cell office:value-type="string" table:style-name="ce1">
            <text:p>RA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7 ADET) - [ sıra:307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08 ]</text:p>
          </table:table-cell>
          <table:table-cell office:value-type="string" table:style-name="ce1">
            <text:p>ORTA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2 ADET) - [ sıra:309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T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0 ]</text:p>
          </table:table-cell>
          <table:table-cell office:value-type="string" table:style-name="ce1">
            <text:p>TEKERLEKLİ TAŞIMA ARAC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3D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1 ]</text:p>
          </table:table-cell>
          <table:table-cell office:value-type="string" table:style-name="ce1">
            <text:p>3D YAZICI MAKERBOT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MO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2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LA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2 ADET) - [ sıra:313 ]</text:p>
          </table:table-cell>
          <table:table-cell office:value-type="string" table:style-name="ce1">
            <text:p>LAPTOP<text:s/></text:p>
          </table:table-cell>
          <table:table-cell office:value-type="string" table:style-name="ce1">
            <text:p>ASUS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PH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2 ADET) - [ sıra:314 ]</text:p>
          </table:table-cell>
          <table:table-cell office:value-type="string" table:style-name="ce1">
            <text:p>PHILIP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MT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5 ]</text:p>
          </table:table-cell>
          <table:table-cell office:value-type="string" table:style-name="ce1">
            <text:p>MATKAP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MT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6 ]</text:p>
          </table:table-cell>
          <table:table-cell office:value-type="string" table:style-name="ce1">
            <text:p>MATKAP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DM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2 ADET) - [ sıra:317 ]</text:p>
          </table:table-cell>
          <table:table-cell office:value-type="string" table:style-name="ce1">
            <text:p>MANUEL DALDIRMA MAKİNESİ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BK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8 ]</text:p>
          </table:table-cell>
          <table:table-cell office:value-type="string" table:style-name="ce1">
            <text:p>İNVAMED BALON KAYNAK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M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19 ]</text:p>
          </table:table-cell>
          <table:table-cell office:value-type="string" table:style-name="ce1">
            <text:p>MANUEL PRESS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IN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20 ]</text:p>
          </table:table-cell>
          <table:table-cell office:value-type="string" table:style-name="ce1">
            <text:p>İNVAMED CRİMP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MARG01.D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MARG01</text:p>
          </table:table-cell>
          <table:table-cell office:value-type="string" table:style-name="ce1">
            <text:p>MEKANİK ARGE (ÜRETİM 1.KAT - ÜRETİM 1. KAT <text:s/>- 1 ADET) - [ sıra:321 ]</text:p>
          </table:table-cell>
          <table:table-cell office:value-type="string" table:style-name="ce1">
            <text:p>DARBELİ MATKAP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LIM01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LIM01</text:p>
          </table:table-cell>
          <table:table-cell office:value-type="string" table:style-name="ce1">
            <text:p>KLİMA SANTRALİ (ÜRETİM 1.KAT - ÜRETİM 1. KAT <text:s/>- 35 ADET) - [ sıra:322 ]</text:p>
          </table:table-cell>
          <table:table-cell office:value-type="string" table:style-name="ce1">
            <text:p>HAVA SANTRALİ(HİJYENİK SANTREL)</text:p>
          </table:table-cell>
          <table:table-cell office:value-type="string" table:style-name="ce1">
            <text:p>UNTES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LIM01.DC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LIM01</text:p>
          </table:table-cell>
          <table:table-cell office:value-type="string" table:style-name="ce1">
            <text:p>KLİMA SANTRALİ (ÜRETİM 1.KAT - ÜRETİM 1. KAT <text:s/>- 2 ADET) - [ sıra:323 ]</text:p>
          </table:table-cell>
          <table:table-cell office:value-type="string" table:style-name="ce1">
            <text:p>DCC PAN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LIM01.MC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LIM01</text:p>
          </table:table-cell>
          <table:table-cell office:value-type="string" table:style-name="ce1">
            <text:p>KLİMA SANTRALİ (ÜRETİM 1.KAT - ÜRETİM 1. KAT <text:s/>- 4 ADET) - [ sıra:324 ]</text:p>
          </table:table-cell>
          <table:table-cell office:value-type="string" table:style-name="ce1">
            <text:p>MCC PANO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LIM01.VR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LIM01</text:p>
          </table:table-cell>
          <table:table-cell office:value-type="string" table:style-name="ce1">
            <text:p>KLİMA SANTRALİ (ÜRETİM 1.KAT - ÜRETİM 1. KAT <text:s/>- 1 ADET) - [ sıra:325 ]</text:p>
          </table:table-cell>
          <table:table-cell office:value-type="string" table:style-name="ce1">
            <text:p>VRF P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KLIM01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KLIM01</text:p>
          </table:table-cell>
          <table:table-cell office:value-type="string" table:style-name="ce1">
            <text:p>KLİMA SANTRALİ (ÜRETİM 1.KAT - ÜRETİM 1. KAT <text:s/>- 2 ADET) - [ sıra:326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5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0 ADET) - [ sıra:327 ]</text:p>
          </table:table-cell>
          <table:table-cell office:value-type="string" table:style-name="ce1">
            <text:p>5 KATLI HAFİF YÜK RAFI</text:p>
          </table:table-cell>
          <table:table-cell office:value-type="string" table:style-name="ce1">
            <text:p>TUĞRA RAF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TM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4 ADET) - [ sıra:328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CM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29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T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4 ADET) - [ sıra:330 ]</text:p>
          </table:table-cell>
          <table:table-cell office:value-type="string" table:style-name="ce1">
            <text:p>STENT CRİMPLEME CİHAZI</text:p>
          </table:table-cell>
          <table:table-cell office:value-type="string" table:style-name="ce1">
            <text:p>İNVAMED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31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CM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5 ADET ) - [ sıra:332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33 ]</text:p>
          </table:table-cell>
          <table:table-cell office:value-type="string" table:style-name="ce1">
            <text:p>KÜÇÜK CAM MASA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OR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4 ADET) - [ sıra:334 ]</text:p>
          </table:table-cell>
          <table:table-cell office:value-type="string" table:style-name="ce1">
            <text:p>ORTA BOY CAM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TH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35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T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36 ]</text:p>
          </table:table-cell>
          <table:table-cell office:value-type="string" table:style-name="ce1">
            <text:p>STENT CRİMPLEME</text:p>
          </table:table-cell>
          <table:table-cell office:value-type="string" table:style-name="ce1">
            <text:p>İNVAMED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L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37 ]</text:p>
          </table:table-cell>
          <table:table-cell office:value-type="string" table:style-name="ce1">
            <text:p>LAZWER MARKALAMA CİHAZI</text:p>
          </table:table-cell>
          <table:table-cell office:value-type="string" table:style-name="ce1">
            <text:p>ODMTECH-FLSOC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KU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38 ]</text:p>
          </table:table-cell>
          <table:table-cell office:value-type="string" table:style-name="ce1">
            <text:p>KULAK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AM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39 ]</text:p>
          </table:table-cell>
          <table:table-cell office:value-type="string" table:style-name="ce1">
            <text:p>AMBALAJ KAPATMA CİHAZI</text:p>
          </table:table-cell>
          <table:table-cell office:value-type="string" table:style-name="ce1">
            <text:p>AXİS KORDON TİP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T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40 ]</text:p>
          </table:table-cell>
          <table:table-cell office:value-type="string" table:style-name="ce1">
            <text:p>STENT CRİMPLEME CİHAZI</text:p>
          </table:table-cell>
          <table:table-cell office:value-type="string" table:style-name="ce1">
            <text:p>MSI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7 ADET) - [ sıra:341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T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42 ]</text:p>
          </table:table-cell>
          <table:table-cell office:value-type="string" table:style-name="ce1">
            <text:p>STENT CRİMPLEME</text:p>
          </table:table-cell>
          <table:table-cell office:value-type="string" table:style-name="ce1">
            <text:p>BLOCKWİS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B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43 ]</text:p>
          </table:table-cell>
          <table:table-cell office:value-type="string" table:style-name="ce1">
            <text:p>BALON SIZDIRMAZLIK TESTİ CİHAZ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M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44 ]</text:p>
          </table:table-cell>
          <table:table-cell office:value-type="string" table:style-name="ce1">
            <text:p>MİKROSKOP</text:p>
          </table:table-cell>
          <table:table-cell office:value-type="string" table:style-name="ce1">
            <text:p>SOİF<text:s/>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45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46 ]</text:p>
          </table:table-cell>
          <table:table-cell office:value-type="string" table:style-name="ce1">
            <text:p>MASAÜSTÜ BİLGİSAY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B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47 ]</text:p>
          </table:table-cell>
          <table:table-cell office:value-type="string" table:style-name="ce1">
            <text:p>BLİSLER-TYVEK KAPAMA MAKİNESİ</text:p>
          </table:table-cell>
          <table:table-cell office:value-type="string" table:style-name="ce1">
            <text:p>ATE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B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9 ADET) - [ sıra:348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ET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0 ADET) - [ sıra:34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A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7 ADET) - [ sıra:350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OR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51 ]</text:p>
          </table:table-cell>
          <table:table-cell office:value-type="string" table:style-name="ce1">
            <text:p>ORTA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T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52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4R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53 ]</text:p>
          </table:table-cell>
          <table:table-cell office:value-type="string" table:style-name="ce1">
            <text:p>4 RAFLI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I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54 ]</text:p>
          </table:table-cell>
          <table:table-cell office:value-type="string" table:style-name="ce1">
            <text:p>İŞKENC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T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55 ]</text:p>
          </table:table-cell>
          <table:table-cell office:value-type="string" table:style-name="ce1">
            <text:p>TAMPON BASKI MAKİNESİ</text:p>
          </table:table-cell>
          <table:table-cell office:value-type="string" table:style-name="ce1">
            <text:p>BİLGE MAKİN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BU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56 ]</text:p>
          </table:table-cell>
          <table:table-cell office:value-type="string" table:style-name="ce1">
            <text:p>BÜYÜK CAM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OR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57 ]</text:p>
          </table:table-cell>
          <table:table-cell office:value-type="string" table:style-name="ce1">
            <text:p>ORTA BOY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UL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58 ]</text:p>
          </table:table-cell>
          <table:table-cell office:value-type="string" table:style-name="ce1">
            <text:p>ULTRASONİK BANYO MAKİNESİ 1,5 LT</text:p>
          </table:table-cell>
          <table:table-cell office:value-type="string" table:style-name="ce1">
            <text:p>HV<text:s/>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59 ]</text:p>
          </table:table-cell>
          <table:table-cell office:value-type="string" table:style-name="ce1">
            <text:p>HAVYA SETİ</text:p>
          </table:table-cell>
          <table:table-cell office:value-type="string" table:style-name="ce1">
            <text:p>CLASS 96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OR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60 ]</text:p>
          </table:table-cell>
          <table:table-cell office:value-type="string" table:style-name="ce1">
            <text:p>ORTA BOY CAM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A5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7 ADET) - [ sıra:361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1 ADET) - [ sıra:362 ]</text:p>
          </table:table-cell>
          <table:table-cell office:value-type="string" table:style-name="ce1">
            <text:p>SEBİL</text:p>
          </table:table-cell>
          <table:table-cell office:value-type="string" table:style-name="ce1">
            <text:p>ALTU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63 ]</text:p>
          </table:table-cell>
          <table:table-cell office:value-type="string" table:style-name="ce1">
            <text:p>4 GÖZLÜ SOYUNMA DOLAB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15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64 ]</text:p>
          </table:table-cell>
          <table:table-cell office:value-type="string" table:style-name="ce1">
            <text:p>15 GÖZLÜ EŞYA DOLAB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3 ADET ) - [ sıra:365 ]</text:p>
          </table:table-cell>
          <table:table-cell office:value-type="string" table:style-name="ce1">
            <text:p>ÇÖP KUTUSU PLASTİK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UR.001.CLNILC.P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URETIM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CLNILC</text:p>
          </table:table-cell>
          <table:table-cell office:value-type="string" table:style-name="ce1">
            <text:p>TEMİZ ODA İLAÇ ALANI (ÜRETİM 1.KAT - ÜRETİM 1. KAT <text:s/>- 2 ADET) - [ sıra:366 ]</text:p>
          </table:table-cell>
          <table:table-cell office:value-type="string" table:style-name="ce1">
            <text:p>PASLANMAZ ÇELİK GALOŞL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EK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 ]</text:p>
          </table:table-cell>
          <table:table-cell office:value-type="string" table:style-name="ce1">
            <text:p>EKRAN</text:p>
          </table:table-cell>
          <table:table-cell office:value-type="string" table:style-name="ce1">
            <text:p>LG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E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2 ]</text:p>
          </table:table-cell>
          <table:table-cell office:value-type="string" table:style-name="ce1">
            <text:p>EKRAN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2 ADET) - [ sıra:3 ]</text:p>
          </table:table-cell>
          <table:table-cell office:value-type="string" table:style-name="ce1">
            <text:p>MASAÜSTÜ BİLGİSAYA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3 ADET ) - [ sıra:4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5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Y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6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ARGO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7 ]</text:p>
          </table:table-cell>
          <table:table-cell office:value-type="string" table:style-name="ce1">
            <text:p>DOLAP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4 ADET) - [ sıra:8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3 ADET ) - [ sıra: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9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8 ADET) - [ sıra:10 ]</text:p>
          </table:table-cell>
          <table:table-cell office:value-type="string" table:style-name="ce1">
            <text:p>9 KATLI MAMÜL RAF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CE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8 ADET) - [ sıra:11 ]</text:p>
          </table:table-cell>
          <table:table-cell office:value-type="string" table:style-name="ce1">
            <text:p>ÇEKMECELİ RAF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2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3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H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4 ]</text:p>
          </table:table-cell>
          <table:table-cell office:value-type="string" table:style-name="ce1">
            <text:p>HASSAS TERAZ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YA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5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BROTH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YA4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6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ARGO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YA5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7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ORTOFS.PM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ORTOFS</text:p>
          </table:table-cell>
          <table:table-cell office:value-type="string" table:style-name="ce1">
            <text:p>C BLOK(ORTOPEDİ OFİS) (C BLOK - C BLOK - 1 ADET) - [ sıra:18 ]</text:p>
          </table:table-cell>
          <table:table-cell office:value-type="string" table:style-name="ce1">
            <text:p>PMS PAKETLEME CİHAZ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D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8 ADET) - [ sıra:19 ]</text:p>
          </table:table-cell>
          <table:table-cell office:value-type="string" table:style-name="ce1">
            <text:p>DOLAP<text:s/>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K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2 ADET) - [ sıra:20 ]</text:p>
          </table:table-cell>
          <table:table-cell office:value-type="string" table:style-name="ce1">
            <text:p>KOLTU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4 ADET) - [ sıra:21 ]</text:p>
          </table:table-cell>
          <table:table-cell office:value-type="string" table:style-name="ce1">
            <text:p>SANDALY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22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23 ]</text:p>
          </table:table-cell>
          <table:table-cell office:value-type="string" table:style-name="ce1">
            <text:p>BUZDOLABI<text:s/></text:p>
          </table:table-cell>
          <table:table-cell office:value-type="string" table:style-name="ce1">
            <text:p>VEST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24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25 ]</text:p>
          </table:table-cell>
          <table:table-cell office:value-type="string" table:style-name="ce1">
            <text:p>BARKOD YAZICI</text:p>
          </table:table-cell>
          <table:table-cell office:value-type="string" table:style-name="ce1">
            <text:p>GODE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EK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4 ADET) - [ sıra:26 ]</text:p>
          </table:table-cell>
          <table:table-cell office:value-type="string" table:style-name="ce1">
            <text:p>EKRAN</text:p>
          </table:table-cell>
          <table:table-cell office:value-type="string" table:style-name="ce1">
            <text:p>HP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BI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3 ADET ) - [ sıra:27 ]</text:p>
          </table:table-cell>
          <table:table-cell office:value-type="string" table:style-name="ce1">
            <text:p>BİLGİSAYAR MASAÜSTÜ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YA6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28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CAN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BI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29 ]</text:p>
          </table:table-cell>
          <table:table-cell office:value-type="string" table:style-name="ce1">
            <text:p>BİLGİSAYAR KASASI</text:p>
          </table:table-cell>
          <table:table-cell office:value-type="string" table:style-name="ce1">
            <text:p>VAKON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SE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2 ADET) - [ sıra:30 ]</text:p>
          </table:table-cell>
          <table:table-cell office:value-type="string" table:style-name="ce1">
            <text:p>SEHPA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5 ADET) - [ sıra:31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3 ADET ) - [ sıra:32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AH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8 ADET) - [ sıra:33 ]</text:p>
          </table:table-cell>
          <table:table-cell office:value-type="string" table:style-name="ce1">
            <text:p>AHŞAP MASA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2 ADET) - [ sıra:34 ]</text:p>
          </table:table-cell>
          <table:table-cell office:value-type="string" table:style-name="ce1">
            <text:p>KÜÇÜK DOLA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T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35 ]</text:p>
          </table:table-cell>
          <table:table-cell office:value-type="string" table:style-name="ce1">
            <text:p>TABLO RESİ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P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36 ]</text:p>
          </table:table-cell>
          <table:table-cell office:value-type="string" table:style-name="ce1">
            <text:p>P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1 ADET) - [ sıra:37 ]</text:p>
          </table:table-cell>
          <table:table-cell office:value-type="string" table:style-name="ce1">
            <text:p>ÇAY MAKİNESİ</text:p>
          </table:table-cell>
          <table:table-cell office:value-type="string" table:style-name="ce1">
            <text:p>MOVA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KLPDMR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KLPDMR</text:p>
          </table:table-cell>
          <table:table-cell office:value-type="string" table:style-name="ce1">
            <text:p>KALP DAMAR (C BLOK - C BLOK - 5 ADET) - [ sıra:38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39 ]</text:p>
          </table:table-cell>
          <table:table-cell office:value-type="string" table:style-name="ce1">
            <text:p>TEL ÇİFT ALANI VE DEMİRLERİ</text:p>
          </table:table-cell>
          <table:table-cell office:value-type="string" table:style-name="ce1">
            <text:p>YALÇIN DİRİ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T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7 ADET) - [ sıra:40 ]</text:p>
          </table:table-cell>
          <table:table-cell office:value-type="string" table:style-name="ce1">
            <text:p>TAŞIMA RAFI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3 ADET ) - [ sıra:41 ]</text:p>
          </table:table-cell>
          <table:table-cell office:value-type="string" table:style-name="ce1">
            <text:p>4 KATLI RAF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2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4 ADET) - [ sıra:42 ]</text:p>
          </table:table-cell>
          <table:table-cell office:value-type="string" table:style-name="ce1">
            <text:p>2 KATLI RAF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5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2 ADET) - [ sıra:43 ]</text:p>
          </table:table-cell>
          <table:table-cell office:value-type="string" table:style-name="ce1">
            <text:p>5 KATLI RAF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3 ADET ) - [ sıra:44 ]</text:p>
          </table:table-cell>
          <table:table-cell office:value-type="string" table:style-name="ce1">
            <text:p>BEYAZ TAHTA MASA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45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46 ]</text:p>
          </table:table-cell>
          <table:table-cell office:value-type="string" table:style-name="ce1">
            <text:p>ÇÖP KUTUS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47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QUEDR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48 ]</text:p>
          </table:table-cell>
          <table:table-cell office:value-type="string" table:style-name="ce1">
            <text:p>BARKOD YAZICI</text:p>
          </table:table-cell>
          <table:table-cell office:value-type="string" table:style-name="ce1">
            <text:p>ARGO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LE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49 ]</text:p>
          </table:table-cell>
          <table:table-cell office:value-type="string" table:style-name="ce1">
            <text:p>LED MONİT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K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50 ]</text:p>
          </table:table-cell>
          <table:table-cell office:value-type="string" table:style-name="ce1">
            <text:p>KLA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51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2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52 ]</text:p>
          </table:table-cell>
          <table:table-cell office:value-type="string" table:style-name="ce1">
            <text:p>2 KATLI AĞIR YÜK RAF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MDALN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MDALN</text:p>
          </table:table-cell>
          <table:table-cell office:value-type="string" table:style-name="ce1">
            <text:p>C BLOK ORTOPEDİ HAMMADE ALANI (C BLOK - C BLOK - 1 ADET) - [ sıra:53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25 ADET) - [ sıra:54 ]</text:p>
          </table:table-cell>
          <table:table-cell office:value-type="string" table:style-name="ce1">
            <text:p>3 KATLI YÜK RAFI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DI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55 ]</text:p>
          </table:table-cell>
          <table:table-cell office:value-type="string" table:style-name="ce1">
            <text:p>DİKEY MATKAP</text:p>
          </table:table-cell>
          <table:table-cell office:value-type="string" table:style-name="ce1">
            <text:p>BAR METAL BAR.1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L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56 ]</text:p>
          </table:table-cell>
          <table:table-cell office:value-type="string" table:style-name="ce1">
            <text:p>LAZER KAYNAK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57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QUEDR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58 ]</text:p>
          </table:table-cell>
          <table:table-cell office:value-type="string" table:style-name="ce1">
            <text:p>BARKOD YAZICI</text:p>
          </table:table-cell>
          <table:table-cell office:value-type="string" table:style-name="ce1">
            <text:p>ARGO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LE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59 ]</text:p>
          </table:table-cell>
          <table:table-cell office:value-type="string" table:style-name="ce1">
            <text:p>LED MONİT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K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60 ]</text:p>
          </table:table-cell>
          <table:table-cell office:value-type="string" table:style-name="ce1">
            <text:p>KLA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61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T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40 ADET) - [ sıra:62 ]</text:p>
          </table:table-cell>
          <table:table-cell office:value-type="string" table:style-name="ce1">
            <text:p>TAVAN TİPİ KLİMA</text:p>
          </table:table-cell>
          <table:table-cell office:value-type="string" table:style-name="ce1">
            <text:p>ARÇELİK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K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0 ADET) - [ sıra:63 ]</text:p>
          </table:table-cell>
          <table:table-cell office:value-type="string" table:style-name="ce1">
            <text:p>KURUTMA MAKİNESİ</text:p>
          </table:table-cell>
          <table:table-cell office:value-type="string" table:style-name="ce1">
            <text:p>CL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B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64 ]</text:p>
          </table:table-cell>
          <table:table-cell office:value-type="string" table:style-name="ce1">
            <text:p>BETON DÜZELTİCİSİ</text:p>
          </table:table-cell>
          <table:table-cell office:value-type="string" table:style-name="ce1">
            <text:p>MAST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A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35 ADET) - [ sıra:65 ]</text:p>
          </table:table-cell>
          <table:table-cell office:value-type="string" table:style-name="ce1">
            <text:p>ALİMİNYUM ÇİFT KANAT KAPI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K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40 ADET) - [ sıra:66 ]</text:p>
          </table:table-cell>
          <table:table-cell office:value-type="string" table:style-name="ce1">
            <text:p>KLİMA KUMANDASI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UR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67 ]</text:p>
          </table:table-cell>
          <table:table-cell office:value-type="string" table:style-name="ce1">
            <text:p>ÜRÜN TARTI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HA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000 ADET) - [ sıra:68 ]</text:p>
          </table:table-cell>
          <table:table-cell office:value-type="string" table:style-name="ce1">
            <text:p>HAFİF YÜK RAF TEPSİSİ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C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69 ]</text:p>
          </table:table-cell>
          <table:table-cell office:value-type="string" table:style-name="ce1">
            <text:p>ÇELİK KASA</text:p>
          </table:table-cell>
          <table:table-cell office:value-type="string" table:style-name="ce1">
            <text:p>ÖZTUTKU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UR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8 ADET) - [ sıra:70 ]</text:p>
          </table:table-cell>
          <table:table-cell office:value-type="string" table:style-name="ce1">
            <text:p>ÜRÜN STANDI</text:p>
          </table:table-cell>
          <table:table-cell office:value-type="string" table:style-name="ce1">
            <text:p>İNVAMED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AR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4 ADET) - [ sıra:71 ]</text:p>
          </table:table-cell>
          <table:table-cell office:value-type="string" table:style-name="ce1">
            <text:p>ARABA CANT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H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72 ]</text:p>
          </table:table-cell>
          <table:table-cell office:value-type="string" table:style-name="ce1">
            <text:p>HALI 30m KARE</text:p>
          </table:table-cell>
          <table:table-cell office:value-type="string" table:style-name="ce1">
            <text:p>SHAWROOM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E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0 ADET) - [ sıra:73 ]</text:p>
          </table:table-cell>
          <table:table-cell office:value-type="string" table:style-name="ce1">
            <text:p>EL ARABAS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KU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5 ADET) - [ sıra:74 ]</text:p>
          </table:table-cell>
          <table:table-cell office:value-type="string" table:style-name="ce1">
            <text:p>KÜREK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Y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75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PRİNL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Y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76 ]</text:p>
          </table:table-cell>
          <table:table-cell office:value-type="string" table:style-name="ce1">
            <text:p>YAZICI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77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A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1 ADET) - [ sıra:78 ]</text:p>
          </table:table-cell>
          <table:table-cell office:value-type="string" table:style-name="ce1">
            <text:p>ASKILI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2 ADET) - [ sıra:79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MBDEP.SE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MBDEP</text:p>
          </table:table-cell>
          <table:table-cell office:value-type="string" table:style-name="ce1">
            <text:p>C BLOK AMBALAJ DEPO (C BLOK - C BLOK - 3 ADET ) - [ sıra:80 ]</text:p>
          </table:table-cell>
          <table:table-cell office:value-type="string" table:style-name="ce1">
            <text:p>SEPERATÖR</text:p>
          </table:table-cell>
          <table:table-cell office:value-type="string" table:style-name="ce1">
            <text:p>İNVAMED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SE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4 ADET) - [ sıra:81 ]</text:p>
          </table:table-cell>
          <table:table-cell office:value-type="string" table:style-name="ce1">
            <text:p>SEPERATÖR</text:p>
          </table:table-cell>
          <table:table-cell office:value-type="string" table:style-name="ce1">
            <text:p>İNVAMED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2 ADET) - [ sıra:82 ]</text:p>
          </table:table-cell>
          <table:table-cell office:value-type="string" table:style-name="ce1">
            <text:p>HAVA SANTRALİ</text:p>
          </table:table-cell>
          <table:table-cell office:value-type="string" table:style-name="ce1">
            <text:p>FONTÜRK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KU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4 ADET) - [ sıra:83 ]</text:p>
          </table:table-cell>
          <table:table-cell office:value-type="string" table:style-name="ce1">
            <text:p>KÜÇÜK HAVA SANTRALİ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84 ]</text:p>
          </table:table-cell>
          <table:table-cell office:value-type="string" table:style-name="ce1">
            <text:p>BÜYÜK GİYATİ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H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85 ]</text:p>
          </table:table-cell>
          <table:table-cell office:value-type="string" table:style-name="ce1">
            <text:p>HAVA SANTRAL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DO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86 ]</text:p>
          </table:table-cell>
          <table:table-cell office:value-type="string" table:style-name="ce1">
            <text:p>DOZAJLAYICI MAKİNE</text:p>
          </table:table-cell>
          <table:table-cell office:value-type="string" table:style-name="ce1">
            <text:p>EKİ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T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5 ADET) - [ sıra:87 ]</text:p>
          </table:table-cell>
          <table:table-cell office:value-type="string" table:style-name="ce1">
            <text:p>TAVAN TİPİ KLİMA</text:p>
          </table:table-cell>
          <table:table-cell office:value-type="string" table:style-name="ce1">
            <text:p>ARÇELİK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Y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88 ]</text:p>
          </table:table-cell>
          <table:table-cell office:value-type="string" table:style-name="ce1">
            <text:p>YARI OTOMATİK GALOŞ MAKİNESİ</text:p>
          </table:table-cell>
          <table:table-cell office:value-type="string" table:style-name="ce1">
            <text:p>BOTQ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8B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89 ]</text:p>
          </table:table-cell>
          <table:table-cell office:value-type="string" table:style-name="ce1">
            <text:p>8 BAR KOMPRESÖ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DU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4 ADET) - [ sıra:90 ]</text:p>
          </table:table-cell>
          <table:table-cell office:value-type="string" table:style-name="ce1">
            <text:p>DUVAR TİPİ KLİMA DIŞ ÜNİTESİ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PE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91 ]</text:p>
          </table:table-cell>
          <table:table-cell office:value-type="string" table:style-name="ce1">
            <text:p>PES BOX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OC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92 ]</text:p>
          </table:table-cell>
          <table:table-cell office:value-type="string" table:style-name="ce1">
            <text:p>OCAK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PU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93 ]</text:p>
          </table:table-cell>
          <table:table-cell office:value-type="string" table:style-name="ce1">
            <text:p>PUNTOLAMA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K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94 ]</text:p>
          </table:table-cell>
          <table:table-cell office:value-type="string" table:style-name="ce1">
            <text:p>KURUTUCU</text:p>
          </table:table-cell>
          <table:table-cell office:value-type="string" table:style-name="ce1">
            <text:p>LN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CH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2 ADET) - [ sıra:95 ]</text:p>
          </table:table-cell>
          <table:table-cell office:value-type="string" table:style-name="ce1">
            <text:p>CHİLLER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TE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50 ADET) - [ sıra:96 ]</text:p>
          </table:table-cell>
          <table:table-cell office:value-type="string" table:style-name="ce1">
            <text:p>TEMİZ ODA HAVALANDIRMA KANALI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T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97 ]</text:p>
          </table:table-cell>
          <table:table-cell office:value-type="string" table:style-name="ce1">
            <text:p>TAŞLAMA ÜNİTESİ</text:p>
          </table:table-cell>
          <table:table-cell office:value-type="string" table:style-name="ce1">
            <text:p>KROMAŞ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M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5 ADET) - [ sıra:98 ]</text:p>
          </table:table-cell>
          <table:table-cell office:value-type="string" table:style-name="ce1">
            <text:p>MAKAM KOLTUĞU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3L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99 ]</text:p>
          </table:table-cell>
          <table:table-cell office:value-type="string" table:style-name="ce1">
            <text:p>3LÜ MAKAM KOLTUĞ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VO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9 ADET) - [ sıra:100 ]</text:p>
          </table:table-cell>
          <table:table-cell office:value-type="string" table:style-name="ce1">
            <text:p>VOLCONE IVUS CİHAZI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9 ADET) - [ sıra:101 ]</text:p>
          </table:table-cell>
          <table:table-cell office:value-type="string" table:style-name="ce1">
            <text:p>METAL TEKERLEKLİ STAND</text:p>
          </table:table-cell>
          <table:table-cell office:value-type="string" table:style-name="ce1">
            <text:p>İNVAMED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3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26 ADET) - [ sıra:102 ]</text:p>
          </table:table-cell>
          <table:table-cell office:value-type="string" table:style-name="ce1">
            <text:p>3 KATLI AĞIR YÜK RAFI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6 ADET) - [ sıra:103 ]</text:p>
          </table:table-cell>
          <table:table-cell office:value-type="string" table:style-name="ce1">
            <text:p>4 KATLI AĞIR YÜK RAF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RA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8 ADET) - [ sıra:104 ]</text:p>
          </table:table-cell>
          <table:table-cell office:value-type="string" table:style-name="ce1">
            <text:p>RADYONT ISITIC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6 ADET) - [ sıra:105 ]</text:p>
          </table:table-cell>
          <table:table-cell office:value-type="string" table:style-name="ce1">
            <text:p>BEYAZ TAHTA MASA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4K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52 ADET) - [ sıra:106 ]</text:p>
          </table:table-cell>
          <table:table-cell office:value-type="string" table:style-name="ce1">
            <text:p>4 KATLI YÜK RAFI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P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52 ADET) - [ sıra:107 ]</text:p>
          </table:table-cell>
          <table:table-cell office:value-type="string" table:style-name="ce1">
            <text:p>PALET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08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0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B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10 ]</text:p>
          </table:table-cell>
          <table:table-cell office:value-type="string" table:style-name="ce1">
            <text:p>BARKOD YAZICI</text:p>
          </table:table-cell>
          <table:table-cell office:value-type="string" table:style-name="ce1">
            <text:p>ARGO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LE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11 ]</text:p>
          </table:table-cell>
          <table:table-cell office:value-type="string" table:style-name="ce1">
            <text:p>LED EK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12 ]</text:p>
          </table:table-cell>
          <table:table-cell office:value-type="string" table:style-name="ce1">
            <text:p>MASAÜSTÜ BİLGİSAYAR</text:p>
          </table:table-cell>
          <table:table-cell office:value-type="string" table:style-name="ce1">
            <text:p>QUEDR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13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MAMDEP.Y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MAMDEP</text:p>
          </table:table-cell>
          <table:table-cell office:value-type="string" table:style-name="ce1">
            <text:p>C BLOK MAMÜL DEPO (C BLOK - C BLOK - 1 ADET) - [ sıra:114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BI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15 ]</text:p>
          </table:table-cell>
          <table:table-cell office:value-type="string" table:style-name="ce1">
            <text:p>BİLGİSAYAR</text:p>
          </table:table-cell>
          <table:table-cell office:value-type="string" table:style-name="ce1">
            <text:p>QUEDR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LC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16 ]</text:p>
          </table:table-cell>
          <table:table-cell office:value-type="string" table:style-name="ce1">
            <text:p>LCD EK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K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17 ]</text:p>
          </table:table-cell>
          <table:table-cell office:value-type="string" table:style-name="ce1">
            <text:p>KLA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18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1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20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1 ADET) - [ sıra:121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P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50 ADET) - [ sıra:122 ]</text:p>
          </table:table-cell>
          <table:table-cell office:value-type="string" table:style-name="ce1">
            <text:p>PALE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4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62 ADET) - [ sıra:123 ]</text:p>
          </table:table-cell>
          <table:table-cell office:value-type="string" table:style-name="ce1">
            <text:p>4 KATLI HAFİF YÜK RAFI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HAMDEP.T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HAMDEP</text:p>
          </table:table-cell>
          <table:table-cell office:value-type="string" table:style-name="ce1">
            <text:p>C BLOK HAMMADDE DEPO (C BLOK - C BLOK - 4 ADET) - [ sıra:124 ]</text:p>
          </table:table-cell>
          <table:table-cell office:value-type="string" table:style-name="ce1">
            <text:p>TAŞIMA ARABAS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E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25 ]</text:p>
          </table:table-cell>
          <table:table-cell office:value-type="string" table:style-name="ce1">
            <text:p>ELEKTİRKLİ LİFT</text:p>
          </table:table-cell>
          <table:table-cell office:value-type="string" table:style-name="ce1">
            <text:p>LİFTÜR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PA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26 ]</text:p>
          </table:table-cell>
          <table:table-cell office:value-type="string" table:style-name="ce1">
            <text:p>PAKET STREÇLEME MAKİNESİ</text:p>
          </table:table-cell>
          <table:table-cell office:value-type="string" table:style-name="ce1">
            <text:p>PACKTE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KU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27 ]</text:p>
          </table:table-cell>
          <table:table-cell office:value-type="string" table:style-name="ce1">
            <text:p>KUTU STREÇLEME</text:p>
          </table:table-cell>
          <table:table-cell office:value-type="string" table:style-name="ce1">
            <text:p>PACKTE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A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28 ]</text:p>
          </table:table-cell>
          <table:table-cell office:value-type="string" table:style-name="ce1">
            <text:p>ALET ÇANTAS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Y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2 ADET) - [ sıra:129 ]</text:p>
          </table:table-cell>
          <table:table-cell office:value-type="string" table:style-name="ce1">
            <text:p>YANGIN TÜPÜ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30 ]</text:p>
          </table:table-cell>
          <table:table-cell office:value-type="string" table:style-name="ce1">
            <text:p>HAVA KOMPROSÖRÜ</text:p>
          </table:table-cell>
          <table:table-cell office:value-type="string" table:style-name="ce1">
            <text:p>PROT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TR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31 ]</text:p>
          </table:table-cell>
          <table:table-cell office:value-type="string" table:style-name="ce1">
            <text:p>TRANSPALET</text:p>
          </table:table-cell>
          <table:table-cell office:value-type="string" table:style-name="ce1">
            <text:p>LİFTÜR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BE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4 ADET) - [ sıra:132 ]</text:p>
          </table:table-cell>
          <table:table-cell office:value-type="string" table:style-name="ce1">
            <text:p>BEYAZ MASA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2 ADET) - [ sıra:133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25 ADET) - [ sıra:134 ]</text:p>
          </table:table-cell>
          <table:table-cell office:value-type="string" table:style-name="ce1">
            <text:p>ÇÖP KOVASI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DAG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35 ]</text:p>
          </table:table-cell>
          <table:table-cell office:value-type="string" table:style-name="ce1">
            <text:p>DAĞITIM PANOSU</text:p>
          </table:table-cell>
          <table:table-cell office:value-type="string" table:style-name="ce1">
            <text:p>SENP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RO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36 ]</text:p>
          </table:table-cell>
          <table:table-cell office:value-type="string" table:style-name="ce1">
            <text:p>ROCK KABİN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D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37 ]</text:p>
          </table:table-cell>
          <table:table-cell office:value-type="string" table:style-name="ce1">
            <text:p>DAĞITIM PANOS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N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3 ADET ) - [ sıra:138 ]</text:p>
          </table:table-cell>
          <table:table-cell office:value-type="string" table:style-name="ce1">
            <text:p>NETWORK SWİTCH</text:p>
          </table:table-cell>
          <table:table-cell office:value-type="string" table:style-name="ce1">
            <text:p>MİKROTİK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K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2 ADET) - [ sıra:139 ]</text:p>
          </table:table-cell>
          <table:table-cell office:value-type="string" table:style-name="ce1">
            <text:p>KAMERA SWİTCH</text:p>
          </table:table-cell>
          <table:table-cell office:value-type="string" table:style-name="ce1">
            <text:p>HİKVİSİON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K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40 ]</text:p>
          </table:table-cell>
          <table:table-cell office:value-type="string" table:style-name="ce1">
            <text:p>KONTROL PANEL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P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30 ADET) - [ sıra:141 ]</text:p>
          </table:table-cell>
          <table:table-cell office:value-type="string" table:style-name="ce1">
            <text:p>PALET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CKALN.4KU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CKALN</text:p>
          </table:table-cell>
          <table:table-cell office:value-type="string" table:style-name="ce1">
            <text:p>C BLOK DEPO AÇIK ALAN (C BLOK - C BLOK - 1 ADET) - [ sıra:142 ]</text:p>
          </table:table-cell>
          <table:table-cell office:value-type="string" table:style-name="ce1">
            <text:p>4 KÜÇÜK BAN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2 ADET) - [ sıra:143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LC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44 ]</text:p>
          </table:table-cell>
          <table:table-cell office:value-type="string" table:style-name="ce1">
            <text:p>LCD EKRAN</text:p>
          </table:table-cell>
          <table:table-cell office:value-type="string" table:style-name="ce1">
            <text:p>M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K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45 ]</text:p>
          </table:table-cell>
          <table:table-cell office:value-type="string" table:style-name="ce1">
            <text:p>KLAVY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46 ]</text:p>
          </table:table-cell>
          <table:table-cell office:value-type="string" table:style-name="ce1">
            <text:p>MASAÜSTÜ BİLGİSAY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F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47 ]</text:p>
          </table:table-cell>
          <table:table-cell office:value-type="string" table:style-name="ce1">
            <text:p>FANVİL TELEFO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RO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48 ]</text:p>
          </table:table-cell>
          <table:table-cell office:value-type="string" table:style-name="ce1">
            <text:p>ROCK KABİN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3 ADET ) - [ sıra:149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50 ]</text:p>
          </table:table-cell>
          <table:table-cell office:value-type="string" table:style-name="ce1">
            <text:p>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51 ]</text:p>
          </table:table-cell>
          <table:table-cell office:value-type="string" table:style-name="ce1">
            <text:p>ÇAY MAKİNESİ</text:p>
          </table:table-cell>
          <table:table-cell office:value-type="string" table:style-name="ce1">
            <text:p>FAKİ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N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52 ]</text:p>
          </table:table-cell>
          <table:table-cell office:value-type="string" table:style-name="ce1">
            <text:p>NETWORK SWİTCH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53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KL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54 ]</text:p>
          </table:table-cell>
          <table:table-cell office:value-type="string" table:style-name="ce1">
            <text:p>KLİMA</text:p>
          </table:table-cell>
          <table:table-cell office:value-type="string" table:style-name="ce1">
            <text:p>BAYMA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1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1</text:p>
          </table:table-cell>
          <table:table-cell office:value-type="string" table:style-name="ce1">
            <text:p>C BLOK NİZAMİYE (C BLOK - C BLOK - 1 ADET) - [ sıra:155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TX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DI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2 ADET) - [ sıra:156 ]</text:p>
          </table:table-cell>
          <table:table-cell office:value-type="string" table:style-name="ce1">
            <text:p>DIŞ ÜNİTE</text:p>
          </table:table-cell>
          <table:table-cell office:value-type="string" table:style-name="ce1">
            <text:p>ARÇELİK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8B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1 ADET) - [ sıra:157 ]</text:p>
          </table:table-cell>
          <table:table-cell office:value-type="string" table:style-name="ce1">
            <text:p>8 BARLIK KOMPROSÖR<text:s/></text:p>
          </table:table-cell>
          <table:table-cell office:value-type="string" table:style-name="ce1">
            <text:p>DİNAMİ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1 ADET) - [ sıra:158 ]</text:p>
          </table:table-cell>
          <table:table-cell office:value-type="string" table:style-name="ce1">
            <text:p>HAVA TANKI</text:p>
          </table:table-cell>
          <table:table-cell office:value-type="string" table:style-name="ce1">
            <text:p>TEKSA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B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1 ADET) - [ sıra:159 ]</text:p>
          </table:table-cell>
          <table:table-cell office:value-type="string" table:style-name="ce1">
            <text:p>BASINÇLI YIKAMA MAKİNESİ</text:p>
          </table:table-cell>
          <table:table-cell office:value-type="string" table:style-name="ce1">
            <text:p>NAS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K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1 ADET) - [ sıra:160 ]</text:p>
          </table:table-cell>
          <table:table-cell office:value-type="string" table:style-name="ce1">
            <text:p>KÖPÜK TANKI</text:p>
          </table:table-cell>
          <table:table-cell office:value-type="string" table:style-name="ce1">
            <text:p>POWER WES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1 ADET) - [ sıra:161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2R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2 ADET) - [ sıra:162 ]</text:p>
          </table:table-cell>
          <table:table-cell office:value-type="string" table:style-name="ce1">
            <text:p>2 RAFLI HAFİF YÜK RAF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DISALN.ME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DISALN</text:p>
          </table:table-cell>
          <table:table-cell office:value-type="string" table:style-name="ce1">
            <text:p>C BLOK DIŞ ALAN (C BLOK - C BLOK - 2 ADET) - [ sıra:163 ]</text:p>
          </table:table-cell>
          <table:table-cell office:value-type="string" table:style-name="ce1">
            <text:p>METAL AĞIR YÜK ASKIS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H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64 ]</text:p>
          </table:table-cell>
          <table:table-cell office:value-type="string" table:style-name="ce1">
            <text:p>HAVA SANTRALİ</text:p>
          </table:table-cell>
          <table:table-cell office:value-type="string" table:style-name="ce1">
            <text:p>HİSENS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GA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65 ]</text:p>
          </table:table-cell>
          <table:table-cell office:value-type="string" table:style-name="ce1">
            <text:p>GAZ ALTI KAYNAK MAKİNESİ</text:p>
          </table:table-cell>
          <table:table-cell office:value-type="string" table:style-name="ce1">
            <text:p>BUĞR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HI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66 ]</text:p>
          </table:table-cell>
          <table:table-cell office:value-type="string" table:style-name="ce1">
            <text:p>HİDROLİK PRES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EK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67 ]</text:p>
          </table:table-cell>
          <table:table-cell office:value-type="string" table:style-name="ce1">
            <text:p>EKZONTRİK</text:p>
          </table:table-cell>
          <table:table-cell office:value-type="string" table:style-name="ce1">
            <text:p>ŞENMA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600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68 ]</text:p>
          </table:table-cell>
          <table:table-cell office:value-type="string" table:style-name="ce1">
            <text:p>600 TON FRİKSİYON PRESS ALICILAR MAKİNESİ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TAV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69 ]</text:p>
          </table:table-cell>
          <table:table-cell office:value-type="string" table:style-name="ce1">
            <text:p>TAVLAMA OCAĞ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5K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6 ADET) - [ sıra:170 ]</text:p>
          </table:table-cell>
          <table:table-cell office:value-type="string" table:style-name="ce1">
            <text:p>5 KATLI AĞIR YÜK RAF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SE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71 ]</text:p>
          </table:table-cell>
          <table:table-cell office:value-type="string" table:style-name="ce1">
            <text:p>ŞERİT TESTERE</text:p>
          </table:table-cell>
          <table:table-cell office:value-type="string" table:style-name="ce1">
            <text:p>KESMA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CA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72 ]</text:p>
          </table:table-cell>
          <table:table-cell office:value-type="string" table:style-name="ce1">
            <text:p>ÇALIŞMA TEZGAH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73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2 ADET) - [ sıra:174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75 ]</text:p>
          </table:table-cell>
          <table:table-cell office:value-type="string" table:style-name="ce1">
            <text:p>4 GÖZLÜ SOYUNMA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S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1 ADET) - [ sıra:176 ]</text:p>
          </table:table-cell>
          <table:table-cell office:value-type="string" table:style-name="ce1">
            <text:p>SANTRİFÜJ</text:p>
          </table:table-cell>
          <table:table-cell office:value-type="string" table:style-name="ce1">
            <text:p>KROMAŞ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RA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2 ADET) - [ sıra:177 ]</text:p>
          </table:table-cell>
          <table:table-cell office:value-type="string" table:style-name="ce1">
            <text:p>RADYONT ISITICI(BORU ŞEKLİNDE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EKBINA.GU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EKBINA</text:p>
          </table:table-cell>
          <table:table-cell office:value-type="string" table:style-name="ce1">
            <text:p>C BLOK EK BİNA (C BLOK - C BLOK - 25 ADET) - [ sıra:178 ]</text:p>
          </table:table-cell>
          <table:table-cell office:value-type="string" table:style-name="ce1">
            <text:p>GÜNEŞ PANELİ</text:p>
          </table:table-cell>
          <table:table-cell office:value-type="string" table:style-name="ce1">
            <text:p>LİFE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3X3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2 ADET) - [ sıra:179 ]</text:p>
          </table:table-cell>
          <table:table-cell office:value-type="string" table:style-name="ce1">
            <text:p>3X3 mtr ÇARDAK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2X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5 ADET) - [ sıra:180 ]</text:p>
          </table:table-cell>
          <table:table-cell office:value-type="string" table:style-name="ce1">
            <text:p>2X2 mtr ÇARDAK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3X5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81 ]</text:p>
          </table:table-cell>
          <table:table-cell office:value-type="string" table:style-name="ce1">
            <text:p>3X5 mtr KULUB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B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82 ]</text:p>
          </table:table-cell>
          <table:table-cell office:value-type="string" table:style-name="ce1">
            <text:p>BAN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5 ADET) - [ sıra:183 ]</text:p>
          </table:table-cell>
          <table:table-cell office:value-type="string" table:style-name="ce1">
            <text:p>METAL ÇÖP KOVAS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COP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5 ADET) - [ sıra:184 ]</text:p>
          </table:table-cell>
          <table:table-cell office:value-type="string" table:style-name="ce1">
            <text:p>ÇÖP KONTEYNR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PL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20 ADET) - [ sıra:185 ]</text:p>
          </table:table-cell>
          <table:table-cell office:value-type="string" table:style-name="ce1">
            <text:p>PLASTİK ÇÖP KOVASI 80LT LİK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11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86 ]</text:p>
          </table:table-cell>
          <table:table-cell office:value-type="string" table:style-name="ce1">
            <text:p>11 KWA LIK SU MOTORU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MI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87 ]</text:p>
          </table:table-cell>
          <table:table-cell office:value-type="string" table:style-name="ce1">
            <text:p>MİNİ CHİLLER</text:p>
          </table:table-cell>
          <table:table-cell office:value-type="string" table:style-name="ce1">
            <text:p>ISIS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BU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2 ADET) - [ sıra:188 ]</text:p>
          </table:table-cell>
          <table:table-cell office:value-type="string" table:style-name="ce1">
            <text:p>BÜYÜK CHİLLER</text:p>
          </table:table-cell>
          <table:table-cell office:value-type="string" table:style-name="ce1">
            <text:p>ISISO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KO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89 ]</text:p>
          </table:table-cell>
          <table:table-cell office:value-type="string" table:style-name="ce1">
            <text:p>KOMPROSÖR<text:s/></text:p>
          </table:table-cell>
          <table:table-cell office:value-type="string" table:style-name="ce1">
            <text:p>TAMS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TR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90 ]</text:p>
          </table:table-cell>
          <table:table-cell office:value-type="string" table:style-name="ce1">
            <text:p>TRAFO 1600 KWA<text:s/></text:p>
          </table:table-cell>
          <table:table-cell office:value-type="string" table:style-name="ce1">
            <text:p>EV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825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91 ]</text:p>
          </table:table-cell>
          <table:table-cell office:value-type="string" table:style-name="ce1">
            <text:p>825 KWA JENARÖTER</text:p>
          </table:table-cell>
          <table:table-cell office:value-type="string" table:style-name="ce1">
            <text:p>AKS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ANAACK.PO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ANAACK</text:p>
          </table:table-cell>
          <table:table-cell office:value-type="string" table:style-name="ce1">
            <text:p>ANA BİNA AÇIK ALAN (C BLOK - C BLOK - 1 ADET) - [ sıra:192 ]</text:p>
          </table:table-cell>
          <table:table-cell office:value-type="string" table:style-name="ce1">
            <text:p>POMPA</text:p>
          </table:table-cell>
          <table:table-cell office:value-type="string" table:style-name="ce1">
            <text:p>CHİLL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3 ADET ) - [ sıra:193 ]</text:p>
          </table:table-cell>
          <table:table-cell office:value-type="string" table:style-name="ce1">
            <text:p>4 GÖZLÜ SOYUNMA ODAS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2 ADET) - [ sıra:194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TVT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ALE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195 ]</text:p>
          </table:table-cell>
          <table:table-cell office:value-type="string" table:style-name="ce1">
            <text:p>ALET TEZGAH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196 ]</text:p>
          </table:table-cell>
          <table:table-cell office:value-type="string" table:style-name="ce1">
            <text:p>SEBİ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BUZ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197 ]</text:p>
          </table:table-cell>
          <table:table-cell office:value-type="string" table:style-name="ce1">
            <text:p>BUZDOLABI<text:s/></text:p>
          </table:table-cell>
          <table:table-cell office:value-type="string" table:style-name="ce1">
            <text:p>PHİLC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198 ]</text:p>
          </table:table-cell>
          <table:table-cell office:value-type="string" table:style-name="ce1">
            <text:p>ÇAY KAZAN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2 ADET) - [ sıra:199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TAH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0 ]</text:p>
          </table:table-cell>
          <table:table-cell office:value-type="string" table:style-name="ce1">
            <text:p>TAHTA 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C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1 ]</text:p>
          </table:table-cell>
          <table:table-cell office:value-type="string" table:style-name="ce1">
            <text:p>CAMLI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2 ]</text:p>
          </table:table-cell>
          <table:table-cell office:value-type="string" table:style-name="ce1">
            <text:p>ISITICI</text:p>
          </table:table-cell>
          <table:table-cell office:value-type="string" table:style-name="ce1">
            <text:p>MİNİSİA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0 ADET) - [ sıra:203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VID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2 ADET) - [ sıra:204 ]</text:p>
          </table:table-cell>
          <table:table-cell office:value-type="string" table:style-name="ce1">
            <text:p>VİDALAMA SETİ</text:p>
          </table:table-cell>
          <table:table-cell office:value-type="string" table:style-name="ce1">
            <text:p>BOSCH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IS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5 ]</text:p>
          </table:table-cell>
          <table:table-cell office:value-type="string" table:style-name="ce1">
            <text:p>ISITICI FÖN TABANCA</text:p>
          </table:table-cell>
          <table:table-cell office:value-type="string" table:style-name="ce1">
            <text:p>STANLEY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D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6 ]</text:p>
          </table:table-cell>
          <table:table-cell office:value-type="string" table:style-name="ce1">
            <text:p>DARBELİ MATKAP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DA2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7 ]</text:p>
          </table:table-cell>
          <table:table-cell office:value-type="string" table:style-name="ce1">
            <text:p>DARBELİ MATKAP</text:p>
          </table:table-cell>
          <table:table-cell office:value-type="string" table:style-name="ce1">
            <text:p>MAKİT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SP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8 ]</text:p>
          </table:table-cell>
          <table:table-cell office:value-type="string" table:style-name="ce1">
            <text:p>SPİRAL KESİCİ</text:p>
          </table:table-cell>
          <table:table-cell office:value-type="string" table:style-name="ce1">
            <text:p>BOSCH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D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09 ]</text:p>
          </table:table-cell>
          <table:table-cell office:value-type="string" table:style-name="ce1">
            <text:p>DARBELİ HİLTİ</text:p>
          </table:table-cell>
          <table:table-cell office:value-type="string" table:style-name="ce1">
            <text:p>MURC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PEC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10 ]</text:p>
          </table:table-cell>
          <table:table-cell office:value-type="string" table:style-name="ce1">
            <text:p>PEÇETELİK</text:p>
          </table:table-cell>
          <table:table-cell office:value-type="string" table:style-name="ce1">
            <text:p>AFACA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KEF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11 ]</text:p>
          </table:table-cell>
          <table:table-cell office:value-type="string" table:style-name="ce1">
            <text:p>KEFTHE</text:p>
          </table:table-cell>
          <table:table-cell office:value-type="string" table:style-name="ce1">
            <text:p>FELİ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ISK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12 ]</text:p>
          </table:table-cell>
          <table:table-cell office:value-type="string" table:style-name="ce1">
            <text:p>İŞKENC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ME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13 ]</text:p>
          </table:table-cell>
          <table:table-cell office:value-type="string" table:style-name="ce1">
            <text:p>MENGEN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SUDEPO.AL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SUDEPO</text:p>
          </table:table-cell>
          <table:table-cell office:value-type="string" table:style-name="ce1">
            <text:p>ANA BİNA AÇIK ALAN SU DEPOSU (C BLOK - C BLOK - 1 ADET) - [ sıra:214 ]</text:p>
          </table:table-cell>
          <table:table-cell office:value-type="string" table:style-name="ce1">
            <text:p>ALET TEZGAH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M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15 ]</text:p>
          </table:table-cell>
          <table:table-cell office:value-type="string" table:style-name="ce1">
            <text:p>METAL DOLA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4GO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16 ]</text:p>
          </table:table-cell>
          <table:table-cell office:value-type="string" table:style-name="ce1">
            <text:p>4 GÖZLÜ SOYUNMA DOLAB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ET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17 ]</text:p>
          </table:table-cell>
          <table:table-cell office:value-type="string" table:style-name="ce1">
            <text:p>ETAJE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CAY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18 ]</text:p>
          </table:table-cell>
          <table:table-cell office:value-type="string" table:style-name="ce1">
            <text:p>ÇAY MAKİNESİ</text:p>
          </table:table-cell>
          <table:table-cell office:value-type="string" table:style-name="ce1">
            <text:p>BEK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SE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19 ]</text:p>
          </table:table-cell>
          <table:table-cell office:value-type="string" table:style-name="ce1">
            <text:p>SEBİL</text:p>
          </table:table-cell>
          <table:table-cell office:value-type="string" table:style-name="ce1">
            <text:p>ARÇELİ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SA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3 ADET ) - [ sıra:220 ]</text:p>
          </table:table-cell>
          <table:table-cell office:value-type="string" table:style-name="ce1">
            <text:p>SANDALYE<text:s/>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MAS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1 ]</text:p>
          </table:table-cell>
          <table:table-cell office:value-type="string" table:style-name="ce1">
            <text:p>MASA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ROA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2 ADET) - [ sıra:222 ]</text:p>
          </table:table-cell>
          <table:table-cell office:value-type="string" table:style-name="ce1">
            <text:p>ROADBLOCKER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TU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4 ADET) - [ sıra:223 ]</text:p>
          </table:table-cell>
          <table:table-cell office:value-type="string" table:style-name="ce1">
            <text:p>TURNİK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KAB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4 ]</text:p>
          </table:table-cell>
          <table:table-cell office:value-type="string" table:style-name="ce1">
            <text:p>KABİN DEDEKTÖRÜ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ISI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5 ]</text:p>
          </table:table-cell>
          <table:table-cell office:value-type="string" table:style-name="ce1">
            <text:p>ISITICI</text:p>
          </table:table-cell>
          <table:table-cell office:value-type="string" table:style-name="ce1">
            <text:p>KUMT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IS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6 ]</text:p>
          </table:table-cell>
          <table:table-cell office:value-type="string" table:style-name="ce1">
            <text:p>ISITICI</text:p>
          </table:table-cell>
          <table:table-cell office:value-type="string" table:style-name="ce1">
            <text:p>LUXE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NE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7 ]</text:p>
          </table:table-cell>
          <table:table-cell office:value-type="string" table:style-name="ce1">
            <text:p>NETWORK SWİTCH</text:p>
          </table:table-cell>
          <table:table-cell office:value-type="string" table:style-name="ce1">
            <text:p>NETSİ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KAM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8 ]</text:p>
          </table:table-cell>
          <table:table-cell office:value-type="string" table:style-name="ce1">
            <text:p>KAMERA SWİTCH</text:p>
          </table:table-cell>
          <table:table-cell office:value-type="string" table:style-name="ce1">
            <text:p>HİKVİSİ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MA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29 ]</text:p>
          </table:table-cell>
          <table:table-cell office:value-type="string" table:style-name="ce1">
            <text:p>MASAÜSTÜ BİLGİSAY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MON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30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MO1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31 ]</text:p>
          </table:table-cell>
          <table:table-cell office:value-type="string" table:style-name="ce1">
            <text:p>MONİTÖR</text:p>
          </table:table-cell>
          <table:table-cell office:value-type="string" table:style-name="ce1">
            <text:p>PHILIP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TEL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32 ]</text:p>
          </table:table-cell>
          <table:table-cell office:value-type="string" table:style-name="ce1">
            <text:p>TELEFON</text:p>
          </table:table-cell>
          <table:table-cell office:value-type="string" table:style-name="ce1">
            <text:p>FONVİLL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TVT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2 ADET) - [ sıra:233 ]</text:p>
          </table:table-cell>
          <table:table-cell office:value-type="string" table:style-name="ce1">
            <text:p>TELSİZ</text:p>
          </table:table-cell>
          <table:table-cell office:value-type="string" table:style-name="ce1">
            <text:p>TVT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.CB.00Z.NIZ002.SAR</text:p>
          </table:table-cell>
          <table:table-cell table:style-name="ce1"/>
          <table:table-cell office:value-type="string" table:style-name="ce1">
            <text:p>FABRİKA</text:p>
          </table:table-cell>
          <table:table-cell office:value-type="string" table:style-name="ce1">
            <text:p>CBLOK</text:p>
          </table:table-cell>
          <table:table-cell office:value-type="string" table:style-name="ce1">
            <text:p>00Z</text:p>
          </table:table-cell>
          <table:table-cell office:value-type="string" table:style-name="ce1">
            <text:p>NIZ002</text:p>
          </table:table-cell>
          <table:table-cell office:value-type="string" table:style-name="ce1">
            <text:p>ANA BİNA NİZAMİYE (C BLOK - C BLOK - 1 ADET) - [ sıra:234 ]</text:p>
          </table:table-cell>
          <table:table-cell office:value-type="string" table:style-name="ce1">
            <text:p>ŞARJ</text:p>
          </table:table-cell>
          <table:table-cell office:value-type="string" table:style-name="ce1">
            <text:p>LNLE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72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INVAMED</meta:initial-creator>
    <dc:creator>INVAMED</dc:creator>
    <meta:creation-date>2023-03-30T11:47:40Z</meta:creation-date>
    <dc:date>2023-03-30T11:48:13Z</dc:date>
  </office:meta>
</office:document-meta>
</file>